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_mm_d" table:style-name="ta1">
        <table:shapes>
          <draw:frame draw:z-index="0" draw:style-name="gr1" draw:text-style-name="P1" svg:width="6.2972in" svg:height="3.6772in" svg:x="1.422in" svg:y="0.6457in">
            <draw:object draw:notify-on-update-of-ranges="load_mm_d.A30:load_mm_d.A33 load_mm_d.B30:load_mm_d.B30 load_mm_d.L30:load_mm_d.L33 load_mm_d.A30:load_mm_d.A33 load_mm_d.B38:load_mm_d.B38 load_mm_d.L38:load_mm_d.L41 load_mm_d.A30:load_mm_d.A33 load_mm_d.B46:load_mm_d.B46 load_mm_d.L46:load_mm_d.L49 load_mm_d.A30:load_mm_d.A33 load_mm_d.B54:load_mm_d.B54 load_mm_d.L54:load_mm_d.L57 load_mm_d.A30:load_mm_d.A33 load_mm_d.B62:load_mm_d.B62 load_mm_d.L62:load_mm_d.L65 load_mm_d.A30:load_mm_d.A33 load_mm_d.B70:load_mm_d.B70 load_mm_d.L70:load_mm_d.L73 load_mm_d.A30:load_mm_d.A33 load_mm_d.B78:load_mm_d.B78 load_mm_d.L78:load_mm_d.L81 load_mm_d.A30:load_mm_d.A33 load_mm_d.B86:load_mm_d.B86 load_mm_d.L86:load_mm_d.L89 load_mm_d.A30:load_mm_d.A33 load_mm_d.B94:load_mm_d.B94 load_mm_d.L94:load_mm_d.L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load_mm_d.A30:load_mm_d.A33 load_mm_d.B30:load_mm_d.B30 load_mm_d.L34:load_mm_d.L37 load_mm_d.A30:load_mm_d.A33 load_mm_d.B38:load_mm_d.B38 load_mm_d.L42:load_mm_d.L45 load_mm_d.A30:load_mm_d.A33 load_mm_d.B46:load_mm_d.B46 load_mm_d.L50:load_mm_d.L53 load_mm_d.A30:load_mm_d.A33 load_mm_d.B54:load_mm_d.B54 load_mm_d.L58:load_mm_d.L61 load_mm_d.A30:load_mm_d.A33 load_mm_d.B62:load_mm_d.B62 load_mm_d.L66:load_mm_d.L69 load_mm_d.A30:load_mm_d.A33 load_mm_d.B70:load_mm_d.B70 load_mm_d.L74:load_mm_d.L77 load_mm_d.A30:load_mm_d.A33 load_mm_d.B78:load_mm_d.B78 load_mm_d.L82:load_mm_d.L85 load_mm_d.A30:load_mm_d.A33 load_mm_d.B86:load_mm_d.B86 load_mm_d.L90:load_mm_d.L93 load_mm_d.A30:load_mm_d.A33 load_mm_d.B94:load_mm_d.B94 load_mm_d.L98:load_mm_d.L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4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 text:c="3"/>put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<text:s/>total_put_count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LOAD/1000/4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<text:s/>ms</text:p>
          </table:table-cell>
          <table:table-cell office:value-type="float" office:value="8947" calcext:value-type="float">
            <text:p>8947</text:p>
          </table:table-cell>
          <table:table-cell office:value-type="float" office:value="13.4482" calcext:value-type="float">
            <text:p>13.4482</text:p>
          </table:table-cell>
          <table:table-cell office:value-type="string" calcext:value-type="string">
            <text:p>M/s</text:p>
          </table:table-cell>
          <table:table-cell office:value-type="float" office:value="8.947" calcext:value-type="float">
            <text:p>8.947</text:p>
          </table:table-cell>
          <table:table-cell office:value-type="string" calcext:value-type="string">
            <text:p>M</text:p>
          </table:table-cell>
          <table:table-cell table:formula="of:=IF([.I30]=&quot;k/s&quot;; [.H30]/1000; [.H30])" office:value-type="float" office:value="13.4482" calcext:value-type="float">
            <text:p>13.448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LOAD/10000/4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<text:s/>ms</text:p>
          </table:table-cell>
          <table:table-cell office:value-type="float" office:value="684" calcext:value-type="float">
            <text:p>684</text:p>
          </table:table-cell>
          <table:table-cell office:value-type="float" office:value="9.77954" calcext:value-type="float">
            <text:p>9.77954</text:p>
          </table:table-cell>
          <table:table-cell office:value-type="string" calcext:value-type="string">
            <text:p>M/s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M</text:p>
          </table:table-cell>
          <table:table-cell table:formula="of:=IF([.I31]=&quot;k/s&quot;; [.H31]/1000; [.H31])" office:value-type="float" office:value="9.77954" calcext:value-type="float">
            <text:p>9.779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LOAD/100000/4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<text:s/>ms</text:p>
          </table:table-cell>
          <table:table-cell office:value-type="float" office:value="29" calcext:value-type="float">
            <text:p>29</text:p>
          </table:table-cell>
          <table:table-cell office:value-type="float" office:value="3.93212" calcext:value-type="float">
            <text:p>3.93212</text:p>
          </table:table-cell>
          <table:table-cell office:value-type="string" calcext:value-type="string">
            <text:p>M/s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M</text:p>
          </table:table-cell>
          <table:table-cell table:formula="of:=IF([.I32]=&quot;k/s&quot;; [.H32]/1000; [.H32])" office:value-type="float" office:value="3.93212" calcext:value-type="float">
            <text:p>3.9321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LOAD/1000000/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75063" calcext:value-type="float">
            <text:p>2.7506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33]=&quot;k/s&quot;; [.H33]/1000; [.H33])" office:value-type="float" office:value="2.75063" calcext:value-type="float">
            <text:p>2.75063</text:p>
          </table:table-cell>
        </table:table-row>
        <table:table-row table:style-name="ro1">
          <table:table-cell/>
          <table:table-cell office:value-type="string" calcext:value-type="string">
            <text:p>PhTreeMM/LOAD/1000/7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816" calcext:value-type="float">
            <text:p>8816</text:p>
          </table:table-cell>
          <table:table-cell office:value-type="float" office:value="12.6585" calcext:value-type="float">
            <text:p>12.6585</text:p>
          </table:table-cell>
          <table:table-cell office:value-type="string" calcext:value-type="string">
            <text:p>M/s</text:p>
          </table:table-cell>
          <table:table-cell office:value-type="float" office:value="8.816" calcext:value-type="float">
            <text:p>8.816</text:p>
          </table:table-cell>
          <table:table-cell office:value-type="string" calcext:value-type="string">
            <text:p>M</text:p>
          </table:table-cell>
          <table:table-cell table:formula="of:=IF([.I34]=&quot;k/s&quot;; [.H34]/1000; [.H34])" office:value-type="float" office:value="12.6585" calcext:value-type="float">
            <text:p>12.6585</text:p>
          </table:table-cell>
        </table:table-row>
        <table:table-row table:style-name="ro1">
          <table:table-cell/>
          <table:table-cell office:value-type="string" calcext:value-type="string">
            <text:p>PhTreeMM/LOAD/10000/7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<text:s/>ms</text:p>
          </table:table-cell>
          <table:table-cell office:value-type="float" office:value="681" calcext:value-type="float">
            <text:p>681</text:p>
          </table:table-cell>
          <table:table-cell office:value-type="float" office:value="9.68956" calcext:value-type="float">
            <text:p>9.68956</text:p>
          </table:table-cell>
          <table:table-cell office:value-type="string" calcext:value-type="string">
            <text:p>M/s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M</text:p>
          </table:table-cell>
          <table:table-cell table:formula="of:=IF([.I35]=&quot;k/s&quot;; [.H35]/1000; [.H35])" office:value-type="float" office:value="9.68956" calcext:value-type="float">
            <text:p>9.68956</text:p>
          </table:table-cell>
        </table:table-row>
        <table:table-row table:style-name="ro1">
          <table:table-cell/>
          <table:table-cell office:value-type="string" calcext:value-type="string">
            <text:p>PhTreeMM/LOAD/100000/7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30" calcext:value-type="float">
            <text:p>30</text:p>
          </table:table-cell>
          <table:table-cell office:value-type="float" office:value="3.98943" calcext:value-type="float">
            <text:p>3.98943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36]=&quot;k/s&quot;; [.H36]/1000; [.H36])" office:value-type="float" office:value="3.98943" calcext:value-type="float">
            <text:p>3.98943</text:p>
          </table:table-cell>
        </table:table-row>
        <table:table-row table:style-name="ro1">
          <table:table-cell/>
          <table:table-cell office:value-type="string" calcext:value-type="string">
            <text:p>PhTreeMM/LOAD/1000000/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3.87165" calcext:value-type="float">
            <text:p>3.87165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37]=&quot;k/s&quot;; [.H37]/1000; [.H37])" office:value-type="float" office:value="3.87165" calcext:value-type="float">
            <text:p>3.87165</text:p>
          </table:table-cell>
        </table:table-row>
        <table:table-row table:style-name="ro1">
          <table:table-cell/>
          <table:table-cell office:value-type="string" calcext:value-type="string">
            <text:p>PhTreeMM2/LOAD/1000/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/>ms</text:p>
          </table:table-cell>
          <table:table-cell office:value-type="float" office:value="4340" calcext:value-type="float">
            <text:p>4340</text:p>
          </table:table-cell>
          <table:table-cell office:value-type="float" office:value="6.23548" calcext:value-type="float">
            <text:p>6.23548</text:p>
          </table:table-cell>
          <table:table-cell office:value-type="string" calcext:value-type="string">
            <text:p>M/s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M</text:p>
          </table:table-cell>
          <table:table-cell table:formula="of:=IF([.I38]=&quot;k/s&quot;; [.H38]/1000; [.H38])" office:value-type="float" office:value="6.23548" calcext:value-type="float">
            <text:p>6.23548</text:p>
          </table:table-cell>
        </table:table-row>
        <table:table-row table:style-name="ro1">
          <table:table-cell/>
          <table:table-cell office:value-type="string" calcext:value-type="string">
            <text:p>PhTreeMM2/LOAD/10000/4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<text:s/>ms</text:p>
          </table:table-cell>
          <table:table-cell office:value-type="float" office:value="312" calcext:value-type="float">
            <text:p>312</text:p>
          </table:table-cell>
          <table:table-cell office:value-type="float" office:value="4.3644" calcext:value-type="float">
            <text:p>4.3644</text:p>
          </table:table-cell>
          <table:table-cell office:value-type="string" calcext:value-type="string">
            <text:p>M/s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M</text:p>
          </table:table-cell>
          <table:table-cell table:formula="of:=IF([.I39]=&quot;k/s&quot;; [.H39]/1000; [.H39])" office:value-type="float" office:value="4.3644" calcext:value-type="float">
            <text:p>4.3644</text:p>
          </table:table-cell>
        </table:table-row>
        <table:table-row table:style-name="ro1">
          <table:table-cell/>
          <table:table-cell office:value-type="string" calcext:value-type="string">
            <text:p>PhTreeMM2/LOAD/100000/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ms</text:p>
          </table:table-cell>
          <table:table-cell office:value-type="float" office:value="22" calcext:value-type="float">
            <text:p>22</text:p>
          </table:table-cell>
          <table:table-cell office:value-type="float" office:value="3.22595" calcext:value-type="float">
            <text:p>3.22595</text:p>
          </table:table-cell>
          <table:table-cell office:value-type="string" calcext:value-type="string">
            <text:p>M/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M</text:p>
          </table:table-cell>
          <table:table-cell table:formula="of:=IF([.I40]=&quot;k/s&quot;; [.H40]/1000; [.H40])" office:value-type="float" office:value="3.22595" calcext:value-type="float">
            <text:p>3.22595</text:p>
          </table:table-cell>
        </table:table-row>
        <table:table-row table:style-name="ro1">
          <table:table-cell/>
          <table:table-cell office:value-type="string" calcext:value-type="string">
            <text:p>PhTreeMM2/LOAD/1000000/4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89531" calcext:value-type="float">
            <text:p>1.89531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41]=&quot;k/s&quot;; [.H41]/1000; [.H41])" office:value-type="float" office:value="1.89531" calcext:value-type="float">
            <text:p>1.89531</text:p>
          </table:table-cell>
        </table:table-row>
        <table:table-row table:style-name="ro1">
          <table:table-cell/>
          <table:table-cell office:value-type="string" calcext:value-type="string">
            <text:p>PhTreeMM2/LOAD/1000/7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<text:s/>ms</text:p>
          </table:table-cell>
          <table:table-cell office:value-type="float" office:value="4409" calcext:value-type="float">
            <text:p>4409</text:p>
          </table:table-cell>
          <table:table-cell office:value-type="float" office:value="6.30918" calcext:value-type="float">
            <text:p>6.30918</text:p>
          </table:table-cell>
          <table:table-cell office:value-type="string" calcext:value-type="string">
            <text:p>M/s</text:p>
          </table:table-cell>
          <table:table-cell office:value-type="float" office:value="4.409" calcext:value-type="float">
            <text:p>4.409</text:p>
          </table:table-cell>
          <table:table-cell office:value-type="string" calcext:value-type="string">
            <text:p>M</text:p>
          </table:table-cell>
          <table:table-cell table:formula="of:=IF([.I42]=&quot;k/s&quot;; [.H42]/1000; [.H42])" office:value-type="float" office:value="6.30918" calcext:value-type="float">
            <text:p>6.30918</text:p>
          </table:table-cell>
        </table:table-row>
        <table:table-row table:style-name="ro1">
          <table:table-cell/>
          <table:table-cell office:value-type="string" calcext:value-type="string">
            <text:p>PhTreeMM2/LOAD/10000/7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<text:s/>ms</text:p>
          </table:table-cell>
          <table:table-cell office:value-type="float" office:value="363" calcext:value-type="float">
            <text:p>363</text:p>
          </table:table-cell>
          <table:table-cell office:value-type="float" office:value="5.16256" calcext:value-type="float">
            <text:p>5.16256</text:p>
          </table:table-cell>
          <table:table-cell office:value-type="string" calcext:value-type="string">
            <text:p>M/s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M</text:p>
          </table:table-cell>
          <table:table-cell table:formula="of:=IF([.I43]=&quot;k/s&quot;; [.H43]/1000; [.H43])" office:value-type="float" office:value="5.16256" calcext:value-type="float">
            <text:p>5.16256</text:p>
          </table:table-cell>
        </table:table-row>
        <table:table-row table:style-name="ro1">
          <table:table-cell/>
          <table:table-cell office:value-type="string" calcext:value-type="string">
            <text:p>PhTreeMM2/LOAD/100000/7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22.6" calcext:value-type="float">
            <text:p>22.6</text:p>
          </table:table-cell>
          <table:table-cell office:value-type="string" calcext:value-type="string">
            <text:p><text:s/>ms</text:p>
          </table:table-cell>
          <table:table-cell office:value-type="float" office:value="31" calcext:value-type="float">
            <text:p>31</text:p>
          </table:table-cell>
          <table:table-cell office:value-type="float" office:value="4.43159" calcext:value-type="float">
            <text:p>4.43159</text:p>
          </table:table-cell>
          <table:table-cell office:value-type="string" calcext:value-type="string">
            <text:p>M/s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M</text:p>
          </table:table-cell>
          <table:table-cell table:formula="of:=IF([.I44]=&quot;k/s&quot;; [.H44]/1000; [.H44])" office:value-type="float" office:value="4.43159" calcext:value-type="float">
            <text:p>4.43159</text:p>
          </table:table-cell>
        </table:table-row>
        <table:table-row table:style-name="ro1">
          <table:table-cell/>
          <table:table-cell office:value-type="string" calcext:value-type="string">
            <text:p>PhTreeMM2/LOAD/1000000/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3.4345" calcext:value-type="float">
            <text:p>3.4345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45]=&quot;k/s&quot;; [.H45]/1000; [.H45])" office:value-type="float" office:value="3.4345" calcext:value-type="float">
            <text:p>3.4345</text:p>
          </table:table-cell>
        </table:table-row>
        <table:table-row table:style-name="ro1">
          <table:table-cell/>
          <table:table-cell office:value-type="string" calcext:value-type="string">
            <text:p>TinspinKDTree/LOAD/1000/4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<text:s/>ms</text:p>
          </table:table-cell>
          <table:table-cell office:value-type="float" office:value="15062" calcext:value-type="float">
            <text:p>15062</text:p>
          </table:table-cell>
          <table:table-cell office:value-type="float" office:value="21.4818" calcext:value-type="float">
            <text:p>21.4818</text:p>
          </table:table-cell>
          <table:table-cell office:value-type="string" calcext:value-type="string">
            <text:p>M/s</text:p>
          </table:table-cell>
          <table:table-cell office:value-type="float" office:value="15.062" calcext:value-type="float">
            <text:p>15.062</text:p>
          </table:table-cell>
          <table:table-cell office:value-type="string" calcext:value-type="string">
            <text:p>M</text:p>
          </table:table-cell>
          <table:table-cell table:formula="of:=IF([.I46]=&quot;k/s&quot;; [.H46]/1000; [.H46])" office:value-type="float" office:value="21.4818" calcext:value-type="float">
            <text:p>21.4818</text:p>
          </table:table-cell>
        </table:table-row>
        <table:table-row table:style-name="ro1">
          <table:table-cell/>
          <table:table-cell office:value-type="string" calcext:value-type="string">
            <text:p>TinspinKDTree/LOAD/10000/4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1.16" calcext:value-type="float">
            <text:p>1.16</text:p>
          </table:table-cell>
          <table:table-cell office:value-type="string" calcext:value-type="string">
            <text:p><text:s/>ms</text:p>
          </table:table-cell>
          <table:table-cell office:value-type="float" office:value="603" calcext:value-type="float">
            <text:p>603</text:p>
          </table:table-cell>
          <table:table-cell office:value-type="float" office:value="8.60989" calcext:value-type="float">
            <text:p>8.60989</text:p>
          </table:table-cell>
          <table:table-cell office:value-type="string" calcext:value-type="string">
            <text:p>M/s</text:p>
          </table:table-cell>
          <table:table-cell office:value-type="float" office:value="6.03" calcext:value-type="float">
            <text:p>6.03</text:p>
          </table:table-cell>
          <table:table-cell office:value-type="string" calcext:value-type="string">
            <text:p>M</text:p>
          </table:table-cell>
          <table:table-cell table:formula="of:=IF([.I47]=&quot;k/s&quot;; [.H47]/1000; [.H47])" office:value-type="float" office:value="8.60989" calcext:value-type="float">
            <text:p>8.60989</text:p>
          </table:table-cell>
        </table:table-row>
        <table:table-row table:style-name="ro1">
          <table:table-cell/>
          <table:table-cell office:value-type="string" calcext:value-type="string">
            <text:p>TinspinKDTree/LOAD/100000/4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<text:s/>ms</text:p>
          </table:table-cell>
          <table:table-cell office:value-type="float" office:value="32" calcext:value-type="float">
            <text:p>32</text:p>
          </table:table-cell>
          <table:table-cell office:value-type="float" office:value="4.56641" calcext:value-type="float">
            <text:p>4.56641</text:p>
          </table:table-cell>
          <table:table-cell office:value-type="string" calcext:value-type="string">
            <text:p>M/s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M</text:p>
          </table:table-cell>
          <table:table-cell table:formula="of:=IF([.I48]=&quot;k/s&quot;; [.H48]/1000; [.H48])" office:value-type="float" office:value="4.56641" calcext:value-type="float">
            <text:p>4.56641</text:p>
          </table:table-cell>
        </table:table-row>
        <table:table-row table:style-name="ro1">
          <table:table-cell/>
          <table:table-cell office:value-type="string" calcext:value-type="string">
            <text:p>TinspinKDTree/LOAD/1000000/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1.63833" calcext:value-type="float">
            <text:p>1.63833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49]=&quot;k/s&quot;; [.H49]/1000; [.H49])" office:value-type="float" office:value="1.63833" calcext:value-type="float">
            <text:p>1.63833</text:p>
          </table:table-cell>
        </table:table-row>
        <table:table-row table:style-name="ro1">
          <table:table-cell/>
          <table:table-cell office:value-type="string" calcext:value-type="string">
            <text:p>TinspinKDTree/LOAD/1000/7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<text:s/>ms</text:p>
          </table:table-cell>
          <table:table-cell office:value-type="float" office:value="15328" calcext:value-type="float">
            <text:p>15328</text:p>
          </table:table-cell>
          <table:table-cell office:value-type="float" office:value="21.8806" calcext:value-type="float">
            <text:p>21.8806</text:p>
          </table:table-cell>
          <table:table-cell office:value-type="string" calcext:value-type="string">
            <text:p>M/s</text:p>
          </table:table-cell>
          <table:table-cell office:value-type="float" office:value="15.328" calcext:value-type="float">
            <text:p>15.328</text:p>
          </table:table-cell>
          <table:table-cell office:value-type="string" calcext:value-type="string">
            <text:p>M</text:p>
          </table:table-cell>
          <table:table-cell table:formula="of:=IF([.I50]=&quot;k/s&quot;; [.H50]/1000; [.H50])" office:value-type="float" office:value="21.8806" calcext:value-type="float">
            <text:p>21.8806</text:p>
          </table:table-cell>
        </table:table-row>
        <table:table-row table:style-name="ro1">
          <table:table-cell/>
          <table:table-cell office:value-type="string" calcext:value-type="string">
            <text:p>TinspinKDTree/LOAD/10000/7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0.865" calcext:value-type="float">
            <text:p>0.865</text:p>
          </table:table-cell>
          <table:table-cell office:value-type="string" calcext:value-type="string">
            <text:p><text:s/>ms</text:p>
          </table:table-cell>
          <table:table-cell office:value-type="float" office:value="802" calcext:value-type="float">
            <text:p>802</text:p>
          </table:table-cell>
          <table:table-cell office:value-type="float" office:value="11.5599" calcext:value-type="float">
            <text:p>11.5599</text:p>
          </table:table-cell>
          <table:table-cell office:value-type="string" calcext:value-type="string">
            <text:p>M/s</text:p>
          </table:table-cell>
          <table:table-cell office:value-type="float" office:value="8.02" calcext:value-type="float">
            <text:p>8.02</text:p>
          </table:table-cell>
          <table:table-cell office:value-type="string" calcext:value-type="string">
            <text:p>M</text:p>
          </table:table-cell>
          <table:table-cell table:formula="of:=IF([.I51]=&quot;k/s&quot;; [.H51]/1000; [.H51])" office:value-type="float" office:value="11.5599" calcext:value-type="float">
            <text:p>11.5599</text:p>
          </table:table-cell>
        </table:table-row>
        <table:table-row table:style-name="ro1">
          <table:table-cell/>
          <table:table-cell office:value-type="string" calcext:value-type="string">
            <text:p>TinspinKDTree/LOAD/100000/7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<text:s/>ms</text:p>
          </table:table-cell>
          <table:table-cell office:value-type="float" office:value="55" calcext:value-type="float">
            <text:p>55</text:p>
          </table:table-cell>
          <table:table-cell office:value-type="float" office:value="7.31281" calcext:value-type="float">
            <text:p>7.31281</text:p>
          </table:table-cell>
          <table:table-cell office:value-type="string" calcext:value-type="string">
            <text:p>M/s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</text:p>
          </table:table-cell>
          <table:table-cell table:formula="of:=IF([.I52]=&quot;k/s&quot;; [.H52]/1000; [.H52])" office:value-type="float" office:value="7.31281" calcext:value-type="float">
            <text:p>7.31281</text:p>
          </table:table-cell>
        </table:table-row>
        <table:table-row table:style-name="ro1">
          <table:table-cell/>
          <table:table-cell office:value-type="string" calcext:value-type="string">
            <text:p>TinspinKDTree/LOAD/1000000/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4.55263" calcext:value-type="float">
            <text:p>4.55263</text:p>
          </table:table-cell>
          <table:table-cell office:value-type="string" calcext:value-type="string">
            <text:p>M/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IF([.I53]=&quot;k/s&quot;; [.H53]/1000; [.H53])" office:value-type="float" office:value="4.55263" calcext:value-type="float">
            <text:p>4.55263</text:p>
          </table:table-cell>
        </table:table-row>
        <table:table-row table:style-name="ro1">
          <table:table-cell/>
          <table:table-cell office:value-type="string" calcext:value-type="string">
            <text:p>TinspinQuadtree/LOAD/1000/4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<text:s/>ms</text:p>
          </table:table-cell>
          <table:table-cell office:value-type="float" office:value="7168" calcext:value-type="float">
            <text:p>7168</text:p>
          </table:table-cell>
          <table:table-cell office:value-type="float" office:value="10.2527" calcext:value-type="float">
            <text:p>10.2527</text:p>
          </table:table-cell>
          <table:table-cell office:value-type="string" calcext:value-type="string">
            <text:p>M/s</text:p>
          </table:table-cell>
          <table:table-cell office:value-type="float" office:value="7.168" calcext:value-type="float">
            <text:p>7.168</text:p>
          </table:table-cell>
          <table:table-cell office:value-type="string" calcext:value-type="string">
            <text:p>M</text:p>
          </table:table-cell>
          <table:table-cell table:formula="of:=IF([.I54]=&quot;k/s&quot;; [.H54]/1000; [.H54])" office:value-type="float" office:value="10.2527" calcext:value-type="float">
            <text:p>10.2527</text:p>
          </table:table-cell>
        </table:table-row>
        <table:table-row table:style-name="ro1">
          <table:table-cell/>
          <table:table-cell office:value-type="string" calcext:value-type="string">
            <text:p>TinspinQuadtree/LOAD/10000/4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<text:s/>ms</text:p>
          </table:table-cell>
          <table:table-cell office:value-type="float" office:value="381" calcext:value-type="float">
            <text:p>381</text:p>
          </table:table-cell>
          <table:table-cell office:value-type="float" office:value="5.38018" calcext:value-type="float">
            <text:p>5.38018</text:p>
          </table:table-cell>
          <table:table-cell office:value-type="string" calcext:value-type="string">
            <text:p>M/s</text:p>
          </table:table-cell>
          <table:table-cell office:value-type="float" office:value="3.81" calcext:value-type="float">
            <text:p>3.81</text:p>
          </table:table-cell>
          <table:table-cell office:value-type="string" calcext:value-type="string">
            <text:p>M</text:p>
          </table:table-cell>
          <table:table-cell table:formula="of:=IF([.I55]=&quot;k/s&quot;; [.H55]/1000; [.H55])" office:value-type="float" office:value="5.38018" calcext:value-type="float">
            <text:p>5.38018</text:p>
          </table:table-cell>
        </table:table-row>
        <table:table-row table:style-name="ro1">
          <table:table-cell/>
          <table:table-cell office:value-type="string" calcext:value-type="string">
            <text:p>TinspinQuadtree/LOAD/100000/4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<text:s/>ms</text:p>
          </table:table-cell>
          <table:table-cell office:value-type="float" office:value="27" calcext:value-type="float">
            <text:p>27</text:p>
          </table:table-cell>
          <table:table-cell office:value-type="float" office:value="3.91226" calcext:value-type="float">
            <text:p>3.91226</text:p>
          </table:table-cell>
          <table:table-cell office:value-type="string" calcext:value-type="string">
            <text:p>M/s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</text:p>
          </table:table-cell>
          <table:table-cell table:formula="of:=IF([.I56]=&quot;k/s&quot;; [.H56]/1000; [.H56])" office:value-type="float" office:value="3.91226" calcext:value-type="float">
            <text:p>3.91226</text:p>
          </table:table-cell>
        </table:table-row>
        <table:table-row table:style-name="ro1">
          <table:table-cell/>
          <table:table-cell office:value-type="string" calcext:value-type="string">
            <text:p>TinspinQuadtree/LOAD/1000000/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08207" calcext:value-type="float">
            <text:p>2.08207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57]=&quot;k/s&quot;; [.H57]/1000; [.H57])" office:value-type="float" office:value="2.08207" calcext:value-type="float">
            <text:p>2.08207</text:p>
          </table:table-cell>
        </table:table-row>
        <table:table-row table:style-name="ro1">
          <table:table-cell/>
          <table:table-cell office:value-type="string" calcext:value-type="string">
            <text:p>TinspinQuadtree/LOAD/1000/7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s</text:p>
          </table:table-cell>
          <table:table-cell office:value-type="float" office:value="5556" calcext:value-type="float">
            <text:p>5556</text:p>
          </table:table-cell>
          <table:table-cell office:value-type="float" office:value="8.00652" calcext:value-type="float">
            <text:p>8.00652</text:p>
          </table:table-cell>
          <table:table-cell office:value-type="string" calcext:value-type="string">
            <text:p>M/s</text:p>
          </table:table-cell>
          <table:table-cell office:value-type="float" office:value="5.556" calcext:value-type="float">
            <text:p>5.556</text:p>
          </table:table-cell>
          <table:table-cell office:value-type="string" calcext:value-type="string">
            <text:p>M</text:p>
          </table:table-cell>
          <table:table-cell table:formula="of:=IF([.I58]=&quot;k/s&quot;; [.H58]/1000; [.H58])" office:value-type="float" office:value="8.00652" calcext:value-type="float">
            <text:p>8.00652</text:p>
          </table:table-cell>
        </table:table-row>
        <table:table-row table:style-name="ro1">
          <table:table-cell/>
          <table:table-cell office:value-type="string" calcext:value-type="string">
            <text:p>TinspinQuadtree/LOAD/10000/7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<text:s/>ms</text:p>
          </table:table-cell>
          <table:table-cell office:value-type="float" office:value="486" calcext:value-type="float">
            <text:p>486</text:p>
          </table:table-cell>
          <table:table-cell office:value-type="float" office:value="6.88991" calcext:value-type="float">
            <text:p>6.88991</text:p>
          </table:table-cell>
          <table:table-cell office:value-type="string" calcext:value-type="string">
            <text:p>M/s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M</text:p>
          </table:table-cell>
          <table:table-cell table:formula="of:=IF([.I59]=&quot;k/s&quot;; [.H59]/1000; [.H59])" office:value-type="float" office:value="6.88991" calcext:value-type="float">
            <text:p>6.88991</text:p>
          </table:table-cell>
        </table:table-row>
        <table:table-row table:style-name="ro1">
          <table:table-cell/>
          <table:table-cell office:value-type="string" calcext:value-type="string">
            <text:p>TinspinQuadtree/LOAD/100000/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s</text:p>
          </table:table-cell>
          <table:table-cell office:value-type="float" office:value="39" calcext:value-type="float">
            <text:p>39</text:p>
          </table:table-cell>
          <table:table-cell office:value-type="float" office:value="5.56531" calcext:value-type="float">
            <text:p>5.56531</text:p>
          </table:table-cell>
          <table:table-cell office:value-type="string" calcext:value-type="string">
            <text:p>M/s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M</text:p>
          </table:table-cell>
          <table:table-cell table:formula="of:=IF([.I60]=&quot;k/s&quot;; [.H60]/1000; [.H60])" office:value-type="float" office:value="5.56531" calcext:value-type="float">
            <text:p>5.56531</text:p>
          </table:table-cell>
        </table:table-row>
        <table:table-row table:style-name="ro1">
          <table:table-cell/>
          <table:table-cell office:value-type="string" calcext:value-type="string">
            <text:p>TinspinQuadtree/LOAD/1000000/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s</text:p>
          </table:table-cell>
          <table:table-cell office:value-type="float" office:value="3" calcext:value-type="float">
            <text:p>3</text:p>
          </table:table-cell>
          <table:table-cell office:value-type="float" office:value="4.43294" calcext:value-type="float">
            <text:p>4.43294</text:p>
          </table:table-cell>
          <table:table-cell office:value-type="string" calcext:value-type="string">
            <text:p>M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formula="of:=IF([.I61]=&quot;k/s&quot;; [.H61]/1000; [.H61])" office:value-type="float" office:value="4.43294" calcext:value-type="float">
            <text:p>4.43294</text:p>
          </table:table-cell>
        </table:table-row>
        <table:table-row table:style-name="ro1">
          <table:table-cell/>
          <table:table-cell office:value-type="string" calcext:value-type="string">
            <text:p>BoostRT/LOAD/1000/4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<text:s/>ms</text:p>
          </table:table-cell>
          <table:table-cell office:value-type="float" office:value="519" calcext:value-type="float">
            <text:p>519</text:p>
          </table:table-cell>
          <table:table-cell office:value-type="float" office:value="745.451" calcext:value-type="float">
            <text:p>745.451</text:p>
          </table:table-cell>
          <table:table-cell office:value-type="string" calcext:value-type="string">
            <text:p>k/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k</text:p>
          </table:table-cell>
          <table:table-cell table:formula="of:=IF([.I62]=&quot;k/s&quot;; [.H62]/1000; [.H62])" office:value-type="float" office:value="0.745451" calcext:value-type="float">
            <text:p>0.745451</text:p>
          </table:table-cell>
        </table:table-row>
        <table:table-row table:style-name="ro1">
          <table:table-cell/>
          <table:table-cell office:value-type="string" calcext:value-type="string">
            <text:p>BoostRT/LOAD/10000/4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<text:s/>ms</text:p>
          </table:table-cell>
          <table:table-cell office:value-type="float" office:value="45" calcext:value-type="float">
            <text:p>45</text:p>
          </table:table-cell>
          <table:table-cell office:value-type="float" office:value="636.6" calcext:value-type="float">
            <text:p>636.6</text:p>
          </table:table-cell>
          <table:table-cell office:value-type="string" calcext:value-type="string">
            <text:p>k/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k</text:p>
          </table:table-cell>
          <table:table-cell table:formula="of:=IF([.I63]=&quot;k/s&quot;; [.H63]/1000; [.H63])" office:value-type="float" office:value="0.6366" calcext:value-type="float">
            <text:p>0.6366</text:p>
          </table:table-cell>
        </table:table-row>
        <table:table-row table:style-name="ro1">
          <table:table-cell/>
          <table:table-cell office:value-type="string" calcext:value-type="string">
            <text:p>BoostRT/LOAD/100000/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s</text:p>
          </table:table-cell>
          <table:table-cell office:value-type="float" office:value="4" calcext:value-type="float">
            <text:p>4</text:p>
          </table:table-cell>
          <table:table-cell office:value-type="float" office:value="563.424" calcext:value-type="float">
            <text:p>563.424</text:p>
          </table:table-cell>
          <table:table-cell office:value-type="string" calcext:value-type="string">
            <text:p>k/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</text:p>
          </table:table-cell>
          <table:table-cell table:formula="of:=IF([.I64]=&quot;k/s&quot;; [.H64]/1000; [.H64])" office:value-type="float" office:value="0.563424" calcext:value-type="float">
            <text:p>0.563424</text:p>
          </table:table-cell>
        </table:table-row>
        <table:table-row table:style-name="ro1">
          <table:table-cell/>
          <table:table-cell office:value-type="string" calcext:value-type="string">
            <text:p>BoostRT/LOAD/1000000/4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502.61" calcext:value-type="float">
            <text:p>502.61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5]=&quot;k/s&quot;; [.H65]/1000; [.H65])" office:value-type="float" office:value="0.50261" calcext:value-type="float">
            <text:p>0.50261</text:p>
          </table:table-cell>
        </table:table-row>
        <table:table-row table:style-name="ro1">
          <table:table-cell/>
          <table:table-cell office:value-type="string" calcext:value-type="string">
            <text:p>BoostRT/LOAD/1000/7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0.963" calcext:value-type="float">
            <text:p>0.963</text:p>
          </table:table-cell>
          <table:table-cell office:value-type="string" calcext:value-type="string">
            <text:p><text:s/>ms</text:p>
          </table:table-cell>
          <table:table-cell office:value-type="float" office:value="723" calcext:value-type="float">
            <text:p>723</text:p>
          </table:table-cell>
          <table:table-cell office:value-type="float" office:value="1038.02" calcext:value-type="float">
            <text:p>1038.02</text:p>
          </table:table-cell>
          <table:table-cell office:value-type="string" calcext:value-type="string">
            <text:p>k/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k</text:p>
          </table:table-cell>
          <table:table-cell table:formula="of:=IF([.I66]=&quot;k/s&quot;; [.H66]/1000; [.H66])" office:value-type="float" office:value="1.03802" calcext:value-type="float">
            <text:p>1.03802</text:p>
          </table:table-cell>
        </table:table-row>
        <table:table-row table:style-name="ro1">
          <table:table-cell/>
          <table:table-cell office:value-type="string" calcext:value-type="string">
            <text:p>BoostRT/LOAD/10000/7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<text:s/>ms</text:p>
          </table:table-cell>
          <table:table-cell office:value-type="float" office:value="63" calcext:value-type="float">
            <text:p>63</text:p>
          </table:table-cell>
          <table:table-cell office:value-type="float" office:value="898.441" calcext:value-type="float">
            <text:p>898.441</text:p>
          </table:table-cell>
          <table:table-cell office:value-type="string" calcext:value-type="string">
            <text:p>k/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k</text:p>
          </table:table-cell>
          <table:table-cell table:formula="of:=IF([.I67]=&quot;k/s&quot;; [.H67]/1000; [.H67])" office:value-type="float" office:value="0.898441" calcext:value-type="float">
            <text:p>0.898441</text:p>
          </table:table-cell>
        </table:table-row>
        <table:table-row table:style-name="ro1">
          <table:table-cell/>
          <table:table-cell office:value-type="string" calcext:value-type="string">
            <text:p>BoostRT/LOAD/100000/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ms</text:p>
          </table:table-cell>
          <table:table-cell office:value-type="float" office:value="6" calcext:value-type="float">
            <text:p>6</text:p>
          </table:table-cell>
          <table:table-cell office:value-type="float" office:value="830.923" calcext:value-type="float">
            <text:p>830.923</text:p>
          </table:table-cell>
          <table:table-cell office:value-type="string" calcext:value-type="string">
            <text:p>k/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</text:p>
          </table:table-cell>
          <table:table-cell table:formula="of:=IF([.I68]=&quot;k/s&quot;; [.H68]/1000; [.H68])" office:value-type="float" office:value="0.830923" calcext:value-type="float">
            <text:p>0.830923</text:p>
          </table:table-cell>
        </table:table-row>
        <table:table-row table:style-name="ro1">
          <table:table-cell/>
          <table:table-cell office:value-type="string" calcext:value-type="string">
            <text:p>BoostRT/LOAD/1000000/7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781.945" calcext:value-type="float">
            <text:p>781.945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69]=&quot;k/s&quot;; [.H69]/1000; [.H69])" office:value-type="float" office:value="0.781945" calcext:value-type="float">
            <text:p>0.781945</text:p>
          </table:table-cell>
        </table:table-row>
        <table:table-row table:style-name="ro1">
          <table:table-cell/>
          <table:table-cell office:value-type="string" calcext:value-type="string">
            <text:p>FlannKDS/LOAD/1000/4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ms</text:p>
          </table:table-cell>
          <table:table-cell office:value-type="float" office:value="10369" calcext:value-type="float">
            <text:p>10369</text:p>
          </table:table-cell>
          <table:table-cell office:value-type="float" office:value="14.9216" calcext:value-type="float">
            <text:p>14.9216</text:p>
          </table:table-cell>
          <table:table-cell office:value-type="string" calcext:value-type="string">
            <text:p>M/s</text:p>
          </table:table-cell>
          <table:table-cell office:value-type="float" office:value="10.369" calcext:value-type="float">
            <text:p>10.369</text:p>
          </table:table-cell>
          <table:table-cell office:value-type="string" calcext:value-type="string">
            <text:p>M</text:p>
          </table:table-cell>
          <table:table-cell table:formula="of:=IF([.I70]=&quot;k/s&quot;; [.H70]/1000; [.H70])" office:value-type="float" office:value="14.9216" calcext:value-type="float">
            <text:p>14.9216</text:p>
          </table:table-cell>
        </table:table-row>
        <table:table-row table:style-name="ro1">
          <table:table-cell/>
          <table:table-cell office:value-type="string" calcext:value-type="string">
            <text:p>FlannKDS/LOAD/10000/4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<text:s/>ms</text:p>
          </table:table-cell>
          <table:table-cell office:value-type="float" office:value="697" calcext:value-type="float">
            <text:p>697</text:p>
          </table:table-cell>
          <table:table-cell office:value-type="float" office:value="9.93659" calcext:value-type="float">
            <text:p>9.93659</text:p>
          </table:table-cell>
          <table:table-cell office:value-type="string" calcext:value-type="string">
            <text:p>M/s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M</text:p>
          </table:table-cell>
          <table:table-cell table:formula="of:=IF([.I71]=&quot;k/s&quot;; [.H71]/1000; [.H71])" office:value-type="float" office:value="9.93659" calcext:value-type="float">
            <text:p>9.93659</text:p>
          </table:table-cell>
        </table:table-row>
        <table:table-row table:style-name="ro1">
          <table:table-cell/>
          <table:table-cell office:value-type="string" calcext:value-type="string">
            <text:p>FlannKDS/LOAD/100000/4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<text:s/>ms</text:p>
          </table:table-cell>
          <table:table-cell office:value-type="float" office:value="48" calcext:value-type="float">
            <text:p>48</text:p>
          </table:table-cell>
          <table:table-cell office:value-type="float" office:value="6.84966" calcext:value-type="float">
            <text:p>6.84966</text:p>
          </table:table-cell>
          <table:table-cell office:value-type="string" calcext:value-type="string">
            <text:p>M/s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M</text:p>
          </table:table-cell>
          <table:table-cell table:formula="of:=IF([.I72]=&quot;k/s&quot;; [.H72]/1000; [.H72])" office:value-type="float" office:value="6.84966" calcext:value-type="float">
            <text:p>6.84966</text:p>
          </table:table-cell>
        </table:table-row>
        <table:table-row table:style-name="ro1">
          <table:table-cell/>
          <table:table-cell office:value-type="string" calcext:value-type="string">
            <text:p>FlannKDS/LOAD/1000000/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3.21908" calcext:value-type="float">
            <text:p>3.21908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73]=&quot;k/s&quot;; [.H73]/1000; [.H73])" office:value-type="float" office:value="3.21908" calcext:value-type="float">
            <text:p>3.21908</text:p>
          </table:table-cell>
        </table:table-row>
        <table:table-row table:style-name="ro1">
          <table:table-cell/>
          <table:table-cell office:value-type="string" calcext:value-type="string">
            <text:p>FlannKDS/LOAD/1000/7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<text:s/>ms</text:p>
          </table:table-cell>
          <table:table-cell office:value-type="float" office:value="10724" calcext:value-type="float">
            <text:p>10724</text:p>
          </table:table-cell>
          <table:table-cell office:value-type="float" office:value="15.5268" calcext:value-type="float">
            <text:p>15.5268</text:p>
          </table:table-cell>
          <table:table-cell office:value-type="string" calcext:value-type="string">
            <text:p>M/s</text:p>
          </table:table-cell>
          <table:table-cell office:value-type="float" office:value="10.724" calcext:value-type="float">
            <text:p>10.724</text:p>
          </table:table-cell>
          <table:table-cell office:value-type="string" calcext:value-type="string">
            <text:p>M</text:p>
          </table:table-cell>
          <table:table-cell table:formula="of:=IF([.I74]=&quot;k/s&quot;; [.H74]/1000; [.H74])" office:value-type="float" office:value="15.5268" calcext:value-type="float">
            <text:p>15.5268</text:p>
          </table:table-cell>
        </table:table-row>
        <table:table-row table:style-name="ro1">
          <table:table-cell/>
          <table:table-cell office:value-type="string" calcext:value-type="string">
            <text:p>FlannKDS/LOAD/10000/7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<text:s/>ms</text:p>
          </table:table-cell>
          <table:table-cell office:value-type="float" office:value="858" calcext:value-type="float">
            <text:p>858</text:p>
          </table:table-cell>
          <table:table-cell office:value-type="float" office:value="12.3094" calcext:value-type="float">
            <text:p>12.3094</text:p>
          </table:table-cell>
          <table:table-cell office:value-type="string" calcext:value-type="string">
            <text:p>M/s</text:p>
          </table:table-cell>
          <table:table-cell office:value-type="float" office:value="8.58" calcext:value-type="float">
            <text:p>8.58</text:p>
          </table:table-cell>
          <table:table-cell office:value-type="string" calcext:value-type="string">
            <text:p>M</text:p>
          </table:table-cell>
          <table:table-cell table:formula="of:=IF([.I75]=&quot;k/s&quot;; [.H75]/1000; [.H75])" office:value-type="float" office:value="12.3094" calcext:value-type="float">
            <text:p>12.3094</text:p>
          </table:table-cell>
        </table:table-row>
        <table:table-row table:style-name="ro1">
          <table:table-cell/>
          <table:table-cell office:value-type="string" calcext:value-type="string">
            <text:p>FlannKDS/LOAD/100000/7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9.81" calcext:value-type="float">
            <text:p>9.81</text:p>
          </table:table-cell>
          <table:table-cell office:value-type="string" calcext:value-type="string">
            <text:p><text:s/>ms</text:p>
          </table:table-cell>
          <table:table-cell office:value-type="float" office:value="71" calcext:value-type="float">
            <text:p>71</text:p>
          </table:table-cell>
          <table:table-cell office:value-type="float" office:value="10.1948" calcext:value-type="float">
            <text:p>10.1948</text:p>
          </table:table-cell>
          <table:table-cell office:value-type="string" calcext:value-type="string">
            <text:p>M/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M</text:p>
          </table:table-cell>
          <table:table-cell table:formula="of:=IF([.I76]=&quot;k/s&quot;; [.H76]/1000; [.H76])" office:value-type="float" office:value="10.1948" calcext:value-type="float">
            <text:p>10.1948</text:p>
          </table:table-cell>
        </table:table-row>
        <table:table-row table:style-name="ro1">
          <table:table-cell/>
          <table:table-cell office:value-type="string" calcext:value-type="string">
            <text:p>FlannKDS/LOAD/1000000/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ms</text:p>
          </table:table-cell>
          <table:table-cell office:value-type="float" office:value="5" calcext:value-type="float">
            <text:p>5</text:p>
          </table:table-cell>
          <table:table-cell office:value-type="float" office:value="7.19944" calcext:value-type="float">
            <text:p>7.19944</text:p>
          </table:table-cell>
          <table:table-cell office:value-type="string" calcext:value-type="string">
            <text:p>M/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IF([.I77]=&quot;k/s&quot;; [.H77]/1000; [.H77])" office:value-type="float" office:value="7.19944" calcext:value-type="float">
            <text:p>7.19944</text:p>
          </table:table-cell>
        </table:table-row>
        <table:table-row table:style-name="ro1">
          <table:table-cell/>
          <table:table-cell office:value-type="string" calcext:value-type="string">
            <text:p>BBTree/LOAD/1000/4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0.239" calcext:value-type="float">
            <text:p>0.239</text:p>
          </table:table-cell>
          <table:table-cell office:value-type="string" calcext:value-type="string">
            <text:p><text:s/>ms</text:p>
          </table:table-cell>
          <table:table-cell office:value-type="float" office:value="3150" calcext:value-type="float">
            <text:p>3150</text:p>
          </table:table-cell>
          <table:table-cell office:value-type="float" office:value="4.18327" calcext:value-type="float">
            <text:p>4.18327</text:p>
          </table:table-cell>
          <table:table-cell office:value-type="string" calcext:value-type="string">
            <text:p>M/s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M</text:p>
          </table:table-cell>
          <table:table-cell table:formula="of:=IF([.I78]=&quot;k/s&quot;; [.H78]/1000; [.H78])" office:value-type="float" office:value="4.18327" calcext:value-type="float">
            <text:p>4.18327</text:p>
          </table:table-cell>
        </table:table-row>
        <table:table-row table:style-name="ro1">
          <table:table-cell/>
          <table:table-cell office:value-type="string" calcext:value-type="string">
            <text:p>BBTree/LOAD/10000/4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<text:s/>ms</text:p>
          </table:table-cell>
          <table:table-cell office:value-type="float" office:value="249" calcext:value-type="float">
            <text:p>249</text:p>
          </table:table-cell>
          <table:table-cell office:value-type="float" office:value="3.41792" calcext:value-type="float">
            <text:p>3.41792</text:p>
          </table:table-cell>
          <table:table-cell office:value-type="string" calcext:value-type="string">
            <text:p>M/s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M</text:p>
          </table:table-cell>
          <table:table-cell table:formula="of:=IF([.I79]=&quot;k/s&quot;; [.H79]/1000; [.H79])" office:value-type="float" office:value="3.41792" calcext:value-type="float">
            <text:p>3.41792</text:p>
          </table:table-cell>
        </table:table-row>
        <table:table-row table:style-name="ro1">
          <table:table-cell/>
          <table:table-cell office:value-type="string" calcext:value-type="string">
            <text:p>BBTree/LOAD/100000/4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<text:s/>ms</text:p>
          </table:table-cell>
          <table:table-cell office:value-type="float" office:value="17" calcext:value-type="float">
            <text:p>17</text:p>
          </table:table-cell>
          <table:table-cell office:value-type="float" office:value="2.48204" calcext:value-type="float">
            <text:p>2.48204</text:p>
          </table:table-cell>
          <table:table-cell office:value-type="string" calcext:value-type="string">
            <text:p>M/s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M</text:p>
          </table:table-cell>
          <table:table-cell table:formula="of:=IF([.I80]=&quot;k/s&quot;; [.H80]/1000; [.H80])" office:value-type="float" office:value="2.48204" calcext:value-type="float">
            <text:p>2.48204</text:p>
          </table:table-cell>
        </table:table-row>
        <table:table-row table:style-name="ro1">
          <table:table-cell/>
          <table:table-cell office:value-type="string" calcext:value-type="string">
            <text:p>BBTree/LOAD/1000000/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44904" calcext:value-type="float">
            <text:p>2.44904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1]=&quot;k/s&quot;; [.H81]/1000; [.H81])" office:value-type="float" office:value="2.44904" calcext:value-type="float">
            <text:p>2.44904</text:p>
          </table:table-cell>
        </table:table-row>
        <table:table-row table:style-name="ro1">
          <table:table-cell/>
          <table:table-cell office:value-type="string" calcext:value-type="string">
            <text:p>BBTree/LOAD/1000/7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<text:s/>ms</text:p>
          </table:table-cell>
          <table:table-cell office:value-type="float" office:value="2989" calcext:value-type="float">
            <text:p>2989</text:p>
          </table:table-cell>
          <table:table-cell office:value-type="float" office:value="4.0351" calcext:value-type="float">
            <text:p>4.0351</text:p>
          </table:table-cell>
          <table:table-cell office:value-type="string" calcext:value-type="string">
            <text:p>M/s</text:p>
          </table:table-cell>
          <table:table-cell office:value-type="float" office:value="2.989" calcext:value-type="float">
            <text:p>2.989</text:p>
          </table:table-cell>
          <table:table-cell office:value-type="string" calcext:value-type="string">
            <text:p>M</text:p>
          </table:table-cell>
          <table:table-cell table:formula="of:=IF([.I82]=&quot;k/s&quot;; [.H82]/1000; [.H82])" office:value-type="float" office:value="4.0351" calcext:value-type="float">
            <text:p>4.0351</text:p>
          </table:table-cell>
        </table:table-row>
        <table:table-row table:style-name="ro1">
          <table:table-cell/>
          <table:table-cell office:value-type="string" calcext:value-type="string">
            <text:p>BBTree/LOAD/10000/7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<text:s/>ms</text:p>
          </table:table-cell>
          <table:table-cell office:value-type="float" office:value="261" calcext:value-type="float">
            <text:p>261</text:p>
          </table:table-cell>
          <table:table-cell office:value-type="float" office:value="3.73265" calcext:value-type="float">
            <text:p>3.73265</text:p>
          </table:table-cell>
          <table:table-cell office:value-type="string" calcext:value-type="string">
            <text:p>M/s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M</text:p>
          </table:table-cell>
          <table:table-cell table:formula="of:=IF([.I83]=&quot;k/s&quot;; [.H83]/1000; [.H83])" office:value-type="float" office:value="3.73265" calcext:value-type="float">
            <text:p>3.73265</text:p>
          </table:table-cell>
        </table:table-row>
        <table:table-row table:style-name="ro1">
          <table:table-cell/>
          <table:table-cell office:value-type="string" calcext:value-type="string">
            <text:p>BBTree/LOAD/100000/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s</text:p>
          </table:table-cell>
          <table:table-cell office:value-type="float" office:value="20" calcext:value-type="float">
            <text:p>20</text:p>
          </table:table-cell>
          <table:table-cell office:value-type="float" office:value="2.85521" calcext:value-type="float">
            <text:p>2.85521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4]=&quot;k/s&quot;; [.H84]/1000; [.H84])" office:value-type="float" office:value="2.85521" calcext:value-type="float">
            <text:p>2.85521</text:p>
          </table:table-cell>
        </table:table-row>
        <table:table-row table:style-name="ro1">
          <table:table-cell/>
          <table:table-cell office:value-type="string" calcext:value-type="string">
            <text:p>BBTree/LOAD/1000000/7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94065" calcext:value-type="float">
            <text:p>2.9406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85]=&quot;k/s&quot;; [.H85]/1000; [.H85])" office:value-type="float" office:value="2.94065" calcext:value-type="float">
            <text:p>2.94065</text:p>
          </table:table-cell>
        </table:table-row>
        <table:table-row table:style-name="ro1">
          <table:table-cell/>
          <table:table-cell office:value-type="string" calcext:value-type="string">
            <text:p>Mcxme/LOAD/1000/4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<text:s/>ms</text:p>
          </table:table-cell>
          <table:table-cell office:value-type="float" office:value="2455" calcext:value-type="float">
            <text:p>2455</text:p>
          </table:table-cell>
          <table:table-cell office:value-type="float" office:value="3.47011" calcext:value-type="float">
            <text:p>3.47011</text:p>
          </table:table-cell>
          <table:table-cell office:value-type="string" calcext:value-type="string">
            <text:p>M/s</text:p>
          </table:table-cell>
          <table:table-cell office:value-type="float" office:value="2.455" calcext:value-type="float">
            <text:p>2.455</text:p>
          </table:table-cell>
          <table:table-cell office:value-type="string" calcext:value-type="string">
            <text:p>M</text:p>
          </table:table-cell>
          <table:table-cell table:formula="of:=IF([.I86]=&quot;k/s&quot;; [.H86]/1000; [.H86])" office:value-type="float" office:value="3.47011" calcext:value-type="float">
            <text:p>3.47011</text:p>
          </table:table-cell>
        </table:table-row>
        <table:table-row table:style-name="ro1">
          <table:table-cell/>
          <table:table-cell office:value-type="string" calcext:value-type="string">
            <text:p>Mcxme/LOAD/10000/4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<text:s/>ms</text:p>
          </table:table-cell>
          <table:table-cell office:value-type="float" office:value="214" calcext:value-type="float">
            <text:p>214</text:p>
          </table:table-cell>
          <table:table-cell office:value-type="float" office:value="3.02327" calcext:value-type="float">
            <text:p>3.02327</text:p>
          </table:table-cell>
          <table:table-cell office:value-type="string" calcext:value-type="string">
            <text:p>M/s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M</text:p>
          </table:table-cell>
          <table:table-cell table:formula="of:=IF([.I87]=&quot;k/s&quot;; [.H87]/1000; [.H87])" office:value-type="float" office:value="3.02327" calcext:value-type="float">
            <text:p>3.02327</text:p>
          </table:table-cell>
        </table:table-row>
        <table:table-row table:style-name="ro1">
          <table:table-cell/>
          <table:table-cell office:value-type="string" calcext:value-type="string">
            <text:p>Mcxme/LOAD/100000/4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ms</text:p>
          </table:table-cell>
          <table:table-cell office:value-type="float" office:value="19" calcext:value-type="float">
            <text:p>19</text:p>
          </table:table-cell>
          <table:table-cell office:value-type="float" office:value="2.54968" calcext:value-type="float">
            <text:p>2.54968</text:p>
          </table:table-cell>
          <table:table-cell office:value-type="string" calcext:value-type="string">
            <text:p>M/s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formula="of:=IF([.I88]=&quot;k/s&quot;; [.H88]/1000; [.H88])" office:value-type="float" office:value="2.54968" calcext:value-type="float">
            <text:p>2.54968</text:p>
          </table:table-cell>
        </table:table-row>
        <table:table-row table:style-name="ro1">
          <table:table-cell/>
          <table:table-cell office:value-type="string" calcext:value-type="string">
            <text:p>Mcxme/LOAD/1000000/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.91627" calcext:value-type="float">
            <text:p>1.91627</text:p>
          </table:table-cell>
          <table:table-cell office:value-type="string" calcext:value-type="string">
            <text:p>M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89]=&quot;k/s&quot;; [.H89]/1000; [.H89])" office:value-type="float" office:value="1.91627" calcext:value-type="float">
            <text:p>1.91627</text:p>
          </table:table-cell>
        </table:table-row>
        <table:table-row table:style-name="ro1">
          <table:table-cell/>
          <table:table-cell office:value-type="string" calcext:value-type="string">
            <text:p>Mcxme/LOAD/1000/7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ms</text:p>
          </table:table-cell>
          <table:table-cell office:value-type="float" office:value="2175" calcext:value-type="float">
            <text:p>2175</text:p>
          </table:table-cell>
          <table:table-cell office:value-type="float" office:value="3.12689" calcext:value-type="float">
            <text:p>3.12689</text:p>
          </table:table-cell>
          <table:table-cell office:value-type="string" calcext:value-type="string">
            <text:p>M/s</text:p>
          </table:table-cell>
          <table:table-cell office:value-type="float" office:value="2.175" calcext:value-type="float">
            <text:p>2.175</text:p>
          </table:table-cell>
          <table:table-cell office:value-type="string" calcext:value-type="string">
            <text:p>M</text:p>
          </table:table-cell>
          <table:table-cell table:formula="of:=IF([.I90]=&quot;k/s&quot;; [.H90]/1000; [.H90])" office:value-type="float" office:value="3.12689" calcext:value-type="float">
            <text:p>3.12689</text:p>
          </table:table-cell>
        </table:table-row>
        <table:table-row table:style-name="ro1">
          <table:table-cell/>
          <table:table-cell office:value-type="string" calcext:value-type="string">
            <text:p>Mcxme/LOAD/10000/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<text:s/>ms</text:p>
          </table:table-cell>
          <table:table-cell office:value-type="float" office:value="195" calcext:value-type="float">
            <text:p>195</text:p>
          </table:table-cell>
          <table:table-cell office:value-type="float" office:value="2.77783" calcext:value-type="float">
            <text:p>2.77783</text:p>
          </table:table-cell>
          <table:table-cell office:value-type="string" calcext:value-type="string">
            <text:p>M/s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M</text:p>
          </table:table-cell>
          <table:table-cell table:formula="of:=IF([.I91]=&quot;k/s&quot;; [.H91]/1000; [.H91])" office:value-type="float" office:value="2.77783" calcext:value-type="float">
            <text:p>2.77783</text:p>
          </table:table-cell>
        </table:table-row>
        <table:table-row table:style-name="ro1">
          <table:table-cell/>
          <table:table-cell office:value-type="string" calcext:value-type="string">
            <text:p>Mcxme/LOAD/100000/7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ms</text:p>
          </table:table-cell>
          <table:table-cell office:value-type="float" office:value="15" calcext:value-type="float">
            <text:p>15</text:p>
          </table:table-cell>
          <table:table-cell office:value-type="float" office:value="2.14153" calcext:value-type="float">
            <text:p>2.14153</text:p>
          </table:table-cell>
          <table:table-cell office:value-type="string" calcext:value-type="string">
            <text:p>M/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</text:p>
          </table:table-cell>
          <table:table-cell table:formula="of:=IF([.I92]=&quot;k/s&quot;; [.H92]/1000; [.H92])" office:value-type="float" office:value="2.14153" calcext:value-type="float">
            <text:p>2.14153</text:p>
          </table:table-cell>
        </table:table-row>
        <table:table-row table:style-name="ro1">
          <table:table-cell/>
          <table:table-cell office:value-type="string" calcext:value-type="string">
            <text:p>Mcxme/LOAD/1000000/7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<text:s/>ms</text:p>
          </table:table-cell>
          <table:table-cell office:value-type="float" office:value="2" calcext:value-type="float">
            <text:p>2</text:p>
          </table:table-cell>
          <table:table-cell office:value-type="float" office:value="2.24435" calcext:value-type="float">
            <text:p>2.24435</text:p>
          </table:table-cell>
          <table:table-cell office:value-type="string" calcext:value-type="string">
            <text:p>M/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IF([.I93]=&quot;k/s&quot;; [.H93]/1000; [.H93])" office:value-type="float" office:value="2.24435" calcext:value-type="float">
            <text:p>2.24435</text:p>
          </table:table-cell>
        </table:table-row>
        <table:table-row table:style-name="ro1">
          <table:table-cell/>
          <table:table-cell office:value-type="string" calcext:value-type="string">
            <text:p>Lsi/LOAD/1000/4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<text:s/>ms</text:p>
          </table:table-cell>
          <table:table-cell office:value-type="float" office:value="116" calcext:value-type="float">
            <text:p>116</text:p>
          </table:table-cell>
          <table:table-cell office:value-type="float" office:value="186.625" calcext:value-type="float">
            <text:p>186.625</text:p>
          </table:table-cell>
          <table:table-cell office:value-type="string" calcext:value-type="string">
            <text:p>k/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k</text:p>
          </table:table-cell>
          <table:table-cell table:formula="of:=IF([.I94]=&quot;k/s&quot;; [.H94]/1000; [.H94])" office:value-type="float" office:value="0.186625" calcext:value-type="float">
            <text:p>0.186625</text:p>
          </table:table-cell>
        </table:table-row>
        <table:table-row table:style-name="ro1">
          <table:table-cell/>
          <table:table-cell office:value-type="string" calcext:value-type="string">
            <text:p>Lsi/LOAD/10000/4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ms</text:p>
          </table:table-cell>
          <table:table-cell office:value-type="float" office:value="10" calcext:value-type="float">
            <text:p>10</text:p>
          </table:table-cell>
          <table:table-cell office:value-type="float" office:value="152.391" calcext:value-type="float">
            <text:p>152.391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5]=&quot;k/s&quot;; [.H95]/1000; [.H95])" office:value-type="float" office:value="0.152391" calcext:value-type="float">
            <text:p>0.152391</text:p>
          </table:table-cell>
        </table:table-row>
        <table:table-row table:style-name="ro1">
          <table:table-cell/>
          <table:table-cell office:value-type="string" calcext:value-type="string">
            <text:p>Lsi/LOAD/100000/4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7.256" calcext:value-type="float">
            <text:p>127.256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96]=&quot;k/s&quot;; [.H96]/1000; [.H96])" office:value-type="float" office:value="0.127256" calcext:value-type="float">
            <text:p>0.127256</text:p>
          </table:table-cell>
        </table:table-row>
        <table:table-row table:style-name="ro1">
          <table:table-cell/>
          <table:table-cell office:value-type="string" calcext:value-type="string">
            <text:p>Lsi/LOAD/1000000/4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<text:s/>ms</text:p>
          </table:table-cell>
          <table:table-cell office:value-type="float" office:value="8999" calcext:value-type="float">
            <text:p>8999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11.127" calcext:value-type="float">
            <text:p>111.127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97]=&quot;k/s&quot;; [.H97]/1000; [.H97])" office:value-type="float" office:value="0.111127" calcext:value-type="float">
            <text:p>0.111127</text:p>
          </table:table-cell>
        </table:table-row>
        <table:table-row table:style-name="ro1">
          <table:table-cell/>
          <table:table-cell office:value-type="string" calcext:value-type="string">
            <text:p>Lsi/LOAD/1000/7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5.23" calcext:value-type="float">
            <text:p>5.23</text:p>
          </table:table-cell>
          <table:table-cell office:value-type="string" calcext:value-type="string">
            <text:p><text:s/>ms</text:p>
          </table:table-cell>
          <table:table-cell office:value-type="float" office:value="132" calcext:value-type="float">
            <text:p>132</text:p>
          </table:table-cell>
          <table:table-cell office:value-type="float" office:value="191.166" calcext:value-type="float">
            <text:p>191.166</text:p>
          </table:table-cell>
          <table:table-cell office:value-type="string" calcext:value-type="string">
            <text:p>k/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k</text:p>
          </table:table-cell>
          <table:table-cell table:formula="of:=IF([.I98]=&quot;k/s&quot;; [.H98]/1000; [.H98])" office:value-type="float" office:value="0.191166" calcext:value-type="float">
            <text:p>0.191166</text:p>
          </table:table-cell>
        </table:table-row>
        <table:table-row table:style-name="ro1">
          <table:table-cell/>
          <table:table-cell office:value-type="string" calcext:value-type="string">
            <text:p>Lsi/LOAD/10000/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ms</text:p>
          </table:table-cell>
          <table:table-cell office:value-type="float" office:value="11" calcext:value-type="float">
            <text:p>11</text:p>
          </table:table-cell>
          <table:table-cell office:value-type="float" office:value="161.181" calcext:value-type="float">
            <text:p>161.181</text:p>
          </table:table-cell>
          <table:table-cell office:value-type="string" calcext:value-type="string">
            <text:p>k/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</text:p>
          </table:table-cell>
          <table:table-cell table:formula="of:=IF([.I99]=&quot;k/s&quot;; [.H99]/1000; [.H99])" office:value-type="float" office:value="0.161181" calcext:value-type="float">
            <text:p>0.161181</text:p>
          </table:table-cell>
        </table:table-row>
        <table:table-row table:style-name="ro1">
          <table:table-cell/>
          <table:table-cell office:value-type="string" calcext:value-type="string">
            <text:p>Lsi/LOAD/100000/7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41.458" calcext:value-type="float">
            <text:p>141.458</text:p>
          </table:table-cell>
          <table:table-cell office:value-type="string" calcext:value-type="string">
            <text:p>k/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</text:p>
          </table:table-cell>
          <table:table-cell table:formula="of:=IF([.I100]=&quot;k/s&quot;; [.H100]/1000; [.H100])" office:value-type="float" office:value="0.141458" calcext:value-type="float">
            <text:p>0.141458</text:p>
          </table:table-cell>
        </table:table-row>
        <table:table-row table:style-name="ro1">
          <table:table-cell/>
          <table:table-cell office:value-type="string" calcext:value-type="string">
            <text:p>Lsi/LOAD/1000000/7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<text:s/>ms</text:p>
          </table:table-cell>
          <table:table-cell office:value-type="float" office:value="8140" calcext:value-type="float">
            <text:p>8140</text:p>
          </table:table-cell>
          <table:table-cell office:value-type="string" calcext:value-type="string">
            <text:p><text:s/>ms</text:p>
          </table:table-cell>
          <table:table-cell office:value-type="float" office:value="1" calcext:value-type="float">
            <text:p>1</text:p>
          </table:table-cell>
          <table:table-cell office:value-type="float" office:value="122.853" calcext:value-type="float">
            <text:p>122.853</text:p>
          </table:table-cell>
          <table:table-cell office:value-type="string" calcext:value-type="string">
            <text:p>k/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table:formula="of:=IF([.I101]=&quot;k/s&quot;; [.H101]/1000; [.H101])" office:value-type="float" office:value="0.122853" calcext:value-type="float">
            <text:p>0.122853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update_mm_d" table:style-name="ta1">
        <table:shapes>
          <draw:frame draw:z-index="0" draw:style-name="gr1" draw:text-style-name="P1" svg:width="6.2972in" svg:height="3.4343in" svg:x="1.4031in" svg:y="0.5425in">
            <draw:object draw:notify-on-update-of-ranges="update_mm_d.A30:update_mm_d.A33 update_mm_d.B30:update_mm_d.B30 update_mm_d.L30:update_mm_d.L33 update_mm_d.A30:update_mm_d.A33 update_mm_d.B38:update_mm_d.B38 update_mm_d.L38:update_mm_d.L41 update_mm_d.A30:update_mm_d.A33 update_mm_d.B46:update_mm_d.B46 update_mm_d.L46:update_mm_d.L49 update_mm_d.A30:update_mm_d.A33 update_mm_d.B54:update_mm_d.B54 update_mm_d.L54:update_mm_d.L57 update_mm_d.A30:update_mm_d.A33 update_mm_d.B62:update_mm_d.B62 update_mm_d.L62:update_mm_d.L65 update_mm_d.A30:update_mm_d.A33 update_mm_d.B70:update_mm_d.B70 update_mm_d.L70:update_mm_d.L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update_mm_d.A30:update_mm_d.A33 update_mm_d.B30:update_mm_d.B30 update_mm_d.L34:update_mm_d.L37 update_mm_d.A30:update_mm_d.A33 update_mm_d.B38:update_mm_d.B38 update_mm_d.L42:update_mm_d.L45 update_mm_d.A30:update_mm_d.A33 update_mm_d.B46:update_mm_d.B46 update_mm_d.L50:update_mm_d.L53 update_mm_d.A30:update_mm_d.A33 update_mm_d.B54:update_mm_d.B54 update_mm_d.L58:update_mm_d.L61 update_mm_d.A30:update_mm_d.A33 update_mm_d.B62:update_mm_d.B62 update_mm_d.L66:update_mm_d.L69 update_mm_d.A30:update_mm_d.A33 update_mm_d.B70:update_mm_d.B70 update_mm_d.L74:update_mm_d.L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6"/>T</text:p>
          </table:table-cell>
          <table:table-cell office:value-type="string" calcext:value-type="string">
            <text:p>im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total_upd_cou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<text:s/>update_r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Bpt/UPDATE_1000/1000/4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<text:s/>ms</text:p>
          </table:table-cell>
          <table:table-cell office:value-type="float" office:value="12488" calcext:value-type="float">
            <text:p>12488</text:p>
          </table:table-cell>
          <table:table-cell office:value-type="float" office:value="12.488" calcext:value-type="float">
            <text:p>12.488</text:p>
          </table:table-cell>
          <table:table-cell office:value-type="string" calcext:value-type="string">
            <text:p>M</text:p>
          </table:table-cell>
          <table:table-cell office:value-type="float" office:value="20.3536" calcext:value-type="float">
            <text:p>20.3536</text:p>
          </table:table-cell>
          <table:table-cell office:value-type="string" calcext:value-type="string">
            <text:p>M/s</text:p>
          </table:table-cell>
          <table:table-cell table:formula="of:=IF([.K30]=&quot;k/s&quot;; [.J30]/1000; [.J30])" office:value-type="float" office:value="20.3536" calcext:value-type="float">
            <text:p>20.35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Bpt/UPDATE_1000/10000/4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<text:s/>ms</text:p>
          </table:table-cell>
          <table:table-cell office:value-type="float" office:value="8130" calcext:value-type="float">
            <text:p>8130</text:p>
          </table:table-cell>
          <table:table-cell office:value-type="float" office:value="8.13" calcext:value-type="float">
            <text:p>8.13</text:p>
          </table:table-cell>
          <table:table-cell office:value-type="string" calcext:value-type="string">
            <text:p>M</text:p>
          </table:table-cell>
          <table:table-cell office:value-type="float" office:value="12.7095" calcext:value-type="float">
            <text:p>12.7095</text:p>
          </table:table-cell>
          <table:table-cell office:value-type="string" calcext:value-type="string">
            <text:p>M/s</text:p>
          </table:table-cell>
          <table:table-cell table:formula="of:=IF([.K31]=&quot;k/s&quot;; [.J31]/1000; [.J31])" office:value-type="float" office:value="12.7095" calcext:value-type="float">
            <text:p>12.70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Bpt/UPDATE_1000/100000/4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ms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<text:s/>ms</text:p>
          </table:table-cell>
          <table:table-cell office:value-type="float" office:value="2682" calcext:value-type="float">
            <text:p>2682</text:p>
          </table:table-cell>
          <table:table-cell office:value-type="float" office:value="2.682" calcext:value-type="float">
            <text:p>2.682</text:p>
          </table:table-cell>
          <table:table-cell office:value-type="string" calcext:value-type="string">
            <text:p>M</text:p>
          </table:table-cell>
          <table:table-cell office:value-type="float" office:value="3.81406" calcext:value-type="float">
            <text:p>3.81406</text:p>
          </table:table-cell>
          <table:table-cell office:value-type="string" calcext:value-type="string">
            <text:p>M/s</text:p>
          </table:table-cell>
          <table:table-cell table:formula="of:=IF([.K32]=&quot;k/s&quot;; [.J32]/1000; [.J32])" office:value-type="float" office:value="3.81406" calcext:value-type="float">
            <text:p>3.814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Bpt/UPDATE_1000/1000000/4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<text:s/>ms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<text:s/>ms</text:p>
          </table:table-cell>
          <table:table-cell office:value-type="float" office:value="1673" calcext:value-type="float">
            <text:p>1673</text:p>
          </table:table-cell>
          <table:table-cell office:value-type="float" office:value="1.673" calcext:value-type="float">
            <text:p>1.673</text:p>
          </table:table-cell>
          <table:table-cell office:value-type="string" calcext:value-type="string">
            <text:p>M</text:p>
          </table:table-cell>
          <table:table-cell office:value-type="float" office:value="2.40319" calcext:value-type="float">
            <text:p>2.40319</text:p>
          </table:table-cell>
          <table:table-cell office:value-type="string" calcext:value-type="string">
            <text:p>M/s</text:p>
          </table:table-cell>
          <table:table-cell table:formula="of:=IF([.K33]=&quot;k/s&quot;; [.J33]/1000; [.J33])" office:value-type="float" office:value="2.40319" calcext:value-type="float">
            <text:p>2.40319</text:p>
          </table:table-cell>
        </table:table-row>
        <table:table-row table:style-name="ro1">
          <table:table-cell/>
          <table:table-cell office:value-type="string" calcext:value-type="string">
            <text:p>PhTreeMMBpt/UPDATE_1000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4909" calcext:value-type="float">
            <text:p>4909</text:p>
          </table:table-cell>
          <table:table-cell office:value-type="float" office:value="4.909" calcext:value-type="float">
            <text:p>4.909</text:p>
          </table:table-cell>
          <table:table-cell office:value-type="string" calcext:value-type="string">
            <text:p>M</text:p>
          </table:table-cell>
          <table:table-cell office:value-type="float" office:value="7.88669" calcext:value-type="float">
            <text:p>7.88669</text:p>
          </table:table-cell>
          <table:table-cell office:value-type="string" calcext:value-type="string">
            <text:p>M/s</text:p>
          </table:table-cell>
          <table:table-cell table:formula="of:=IF([.K34]=&quot;k/s&quot;; [.J34]/1000; [.J34])" office:value-type="float" office:value="7.88669" calcext:value-type="float">
            <text:p>7.88669</text:p>
          </table:table-cell>
        </table:table-row>
        <table:table-row table:style-name="ro1">
          <table:table-cell/>
          <table:table-cell office:value-type="string" calcext:value-type="string">
            <text:p>PhTreeMMBpt/UPDATE_1000/10000/7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<text:s/>ms</text:p>
          </table:table-cell>
          <table:table-cell office:value-type="float" office:value="0.194" calcext:value-type="float">
            <text:p>0.194</text:p>
          </table:table-cell>
          <table:table-cell office:value-type="string" calcext:value-type="string">
            <text:p><text:s/>ms</text:p>
          </table:table-cell>
          <table:table-cell office:value-type="float" office:value="3421" calcext:value-type="float">
            <text:p>3421</text:p>
          </table:table-cell>
          <table:table-cell office:value-type="float" office:value="3.421" calcext:value-type="float">
            <text:p>3.421</text:p>
          </table:table-cell>
          <table:table-cell office:value-type="string" calcext:value-type="string">
            <text:p>M</text:p>
          </table:table-cell>
          <table:table-cell office:value-type="float" office:value="5.16145" calcext:value-type="float">
            <text:p>5.16145</text:p>
          </table:table-cell>
          <table:table-cell office:value-type="string" calcext:value-type="string">
            <text:p>M/s</text:p>
          </table:table-cell>
          <table:table-cell table:formula="of:=IF([.K35]=&quot;k/s&quot;; [.J35]/1000; [.J35])" office:value-type="float" office:value="5.16145" calcext:value-type="float">
            <text:p>5.16145</text:p>
          </table:table-cell>
        </table:table-row>
        <table:table-row table:style-name="ro1">
          <table:table-cell/>
          <table:table-cell office:value-type="string" calcext:value-type="string">
            <text:p>PhTreeMMBpt/UPDATE_1000/100000/7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office:value-type="float" office:value="0.543" calcext:value-type="float">
            <text:p>0.543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8425" calcext:value-type="float">
            <text:p>1.8425</text:p>
          </table:table-cell>
          <table:table-cell office:value-type="string" calcext:value-type="string">
            <text:p>M/s</text:p>
          </table:table-cell>
          <table:table-cell table:formula="of:=IF([.K36]=&quot;k/s&quot;; [.J36]/1000; [.J36])" office:value-type="float" office:value="1.8425" calcext:value-type="float">
            <text:p>1.8425</text:p>
          </table:table-cell>
        </table:table-row>
        <table:table-row table:style-name="ro1">
          <table:table-cell/>
          <table:table-cell office:value-type="string" calcext:value-type="string">
            <text:p>PhTreeMMBpt/UPDATE_1000/1000000/7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ms</text:p>
          </table:table-cell>
          <table:table-cell office:value-type="float" office:value="0.789" calcext:value-type="float">
            <text:p>0.78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986" calcext:value-type="float">
            <text:p>986</text:p>
          </table:table-cell>
          <table:table-cell office:value-type="string" calcext:value-type="string">
            <text:p>k</text:p>
          </table:table-cell>
          <table:table-cell office:value-type="float" office:value="1.26736" calcext:value-type="float">
            <text:p>1.26736</text:p>
          </table:table-cell>
          <table:table-cell office:value-type="string" calcext:value-type="string">
            <text:p>M/s</text:p>
          </table:table-cell>
          <table:table-cell table:formula="of:=IF([.K37]=&quot;k/s&quot;; [.J37]/1000; [.J37])" office:value-type="float" office:value="1.26736" calcext:value-type="float">
            <text:p>1.26736</text:p>
          </table:table-cell>
        </table:table-row>
        <table:table-row table:style-name="ro1">
          <table:table-cell/>
          <table:table-cell office:value-type="string" calcext:value-type="string">
            <text:p>PhtreeMM2/UPDATE_1000/1000/4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<text:s/>ms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<text:s/>ms</text:p>
          </table:table-cell>
          <table:table-cell office:value-type="float" office:value="7073" calcext:value-type="float">
            <text:p>7073</text:p>
          </table:table-cell>
          <table:table-cell office:value-type="float" office:value="7.073" calcext:value-type="float">
            <text:p>7.073</text:p>
          </table:table-cell>
          <table:table-cell office:value-type="string" calcext:value-type="string">
            <text:p>M</text:p>
          </table:table-cell>
          <table:table-cell office:value-type="float" office:value="10.3841" calcext:value-type="float">
            <text:p>10.3841</text:p>
          </table:table-cell>
          <table:table-cell office:value-type="string" calcext:value-type="string">
            <text:p>M/s</text:p>
          </table:table-cell>
          <table:table-cell table:formula="of:=IF([.K38]=&quot;k/s&quot;; [.J38]/1000; [.J38])" office:value-type="float" office:value="10.3841" calcext:value-type="float">
            <text:p>10.3841</text:p>
          </table:table-cell>
        </table:table-row>
        <table:table-row table:style-name="ro1">
          <table:table-cell/>
          <table:table-cell office:value-type="string" calcext:value-type="string">
            <text:p>PhtreeMM2/UPDATE_1000/10000/4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s/>ms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<text:s/>ms</text:p>
          </table:table-cell>
          <table:table-cell office:value-type="float" office:value="3964" calcext:value-type="float">
            <text:p>3964</text:p>
          </table:table-cell>
          <table:table-cell office:value-type="float" office:value="3.964" calcext:value-type="float">
            <text:p>3.964</text:p>
          </table:table-cell>
          <table:table-cell office:value-type="string" calcext:value-type="string">
            <text:p>M</text:p>
          </table:table-cell>
          <table:table-cell office:value-type="float" office:value="5.83672" calcext:value-type="float">
            <text:p>5.83672</text:p>
          </table:table-cell>
          <table:table-cell office:value-type="string" calcext:value-type="string">
            <text:p>M/s</text:p>
          </table:table-cell>
          <table:table-cell table:formula="of:=IF([.K39]=&quot;k/s&quot;; [.J39]/1000; [.J39])" office:value-type="float" office:value="5.83672" calcext:value-type="float">
            <text:p>5.83672</text:p>
          </table:table-cell>
        </table:table-row>
        <table:table-row table:style-name="ro1">
          <table:table-cell/>
          <table:table-cell office:value-type="string" calcext:value-type="string">
            <text:p>PhtreeMM2/UPDATE_1000/100000/4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ms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<text:s/>ms</text:p>
          </table:table-cell>
          <table:table-cell office:value-type="float" office:value="2477" calcext:value-type="float">
            <text:p>2477</text:p>
          </table:table-cell>
          <table:table-cell office:value-type="float" office:value="2.477" calcext:value-type="float">
            <text:p>2.477</text:p>
          </table:table-cell>
          <table:table-cell office:value-type="string" calcext:value-type="string">
            <text:p>M</text:p>
          </table:table-cell>
          <table:table-cell office:value-type="float" office:value="3.49258" calcext:value-type="float">
            <text:p>3.49258</text:p>
          </table:table-cell>
          <table:table-cell office:value-type="string" calcext:value-type="string">
            <text:p>M/s</text:p>
          </table:table-cell>
          <table:table-cell table:formula="of:=IF([.K40]=&quot;k/s&quot;; [.J40]/1000; [.J40])" office:value-type="float" office:value="3.49258" calcext:value-type="float">
            <text:p>3.49258</text:p>
          </table:table-cell>
        </table:table-row>
        <table:table-row table:style-name="ro1">
          <table:table-cell/>
          <table:table-cell office:value-type="string" calcext:value-type="string">
            <text:p>PhtreeMM2/UPDATE_1000/1000000/4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/>ms</text:p>
          </table:table-cell>
          <table:table-cell office:value-type="float" office:value="0.624" calcext:value-type="float">
            <text:p>0.624</text:p>
          </table:table-cell>
          <table:table-cell office:value-type="string" calcext:value-type="string">
            <text:p><text:s/>ms</text:p>
          </table:table-cell>
          <table:table-cell office:value-type="float" office:value="1122" calcext:value-type="float">
            <text:p>1122</text:p>
          </table:table-cell>
          <table:table-cell office:value-type="float" office:value="1.122" calcext:value-type="float">
            <text:p>1.122</text:p>
          </table:table-cell>
          <table:table-cell office:value-type="string" calcext:value-type="string">
            <text:p>M</text:p>
          </table:table-cell>
          <table:table-cell office:value-type="float" office:value="1.6017" calcext:value-type="float">
            <text:p>1.6017</text:p>
          </table:table-cell>
          <table:table-cell office:value-type="string" calcext:value-type="string">
            <text:p>M/s</text:p>
          </table:table-cell>
          <table:table-cell table:formula="of:=IF([.K41]=&quot;k/s&quot;; [.J41]/1000; [.J41])" office:value-type="float" office:value="1.6017" calcext:value-type="float">
            <text:p>1.6017</text:p>
          </table:table-cell>
        </table:table-row>
        <table:table-row table:style-name="ro1">
          <table:table-cell/>
          <table:table-cell office:value-type="string" calcext:value-type="string">
            <text:p>PhtreeMM2/UPDATE_1000/1000/7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<text:s/>ms</text:p>
          </table:table-cell>
          <table:table-cell office:value-type="float" office:value="5022" calcext:value-type="float">
            <text:p>5022</text:p>
          </table:table-cell>
          <table:table-cell office:value-type="float" office:value="5.022" calcext:value-type="float">
            <text:p>5.022</text:p>
          </table:table-cell>
          <table:table-cell office:value-type="string" calcext:value-type="string">
            <text:p>M</text:p>
          </table:table-cell>
          <table:table-cell office:value-type="float" office:value="7.88339" calcext:value-type="float">
            <text:p>7.88339</text:p>
          </table:table-cell>
          <table:table-cell office:value-type="string" calcext:value-type="string">
            <text:p>M/s</text:p>
          </table:table-cell>
          <table:table-cell table:formula="of:=IF([.K42]=&quot;k/s&quot;; [.J42]/1000; [.J42])" office:value-type="float" office:value="7.88339" calcext:value-type="float">
            <text:p>7.88339</text:p>
          </table:table-cell>
        </table:table-row>
        <table:table-row table:style-name="ro1">
          <table:table-cell/>
          <table:table-cell office:value-type="string" calcext:value-type="string">
            <text:p>PhtreeMM2/UPDATE_1000/10000/7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<text:s/>ms</text:p>
          </table:table-cell>
          <table:table-cell office:value-type="float" office:value="2545" calcext:value-type="float">
            <text:p>2545</text:p>
          </table:table-cell>
          <table:table-cell office:value-type="float" office:value="2.545" calcext:value-type="float">
            <text:p>2.545</text:p>
          </table:table-cell>
          <table:table-cell office:value-type="string" calcext:value-type="string">
            <text:p>M</text:p>
          </table:table-cell>
          <table:table-cell office:value-type="float" office:value="3.82849" calcext:value-type="float">
            <text:p>3.82849</text:p>
          </table:table-cell>
          <table:table-cell office:value-type="string" calcext:value-type="string">
            <text:p>M/s</text:p>
          </table:table-cell>
          <table:table-cell table:formula="of:=IF([.K43]=&quot;k/s&quot;; [.J43]/1000; [.J43])" office:value-type="float" office:value="3.82849" calcext:value-type="float">
            <text:p>3.82849</text:p>
          </table:table-cell>
        </table:table-row>
        <table:table-row table:style-name="ro1">
          <table:table-cell/>
          <table:table-cell office:value-type="string" calcext:value-type="string">
            <text:p>PhtreeMM2/UPDATE_1000/100000/7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8897" calcext:value-type="float">
            <text:p>1.8897</text:p>
          </table:table-cell>
          <table:table-cell office:value-type="string" calcext:value-type="string">
            <text:p>M/s</text:p>
          </table:table-cell>
          <table:table-cell table:formula="of:=IF([.K44]=&quot;k/s&quot;; [.J44]/1000; [.J44])" office:value-type="float" office:value="1.8897" calcext:value-type="float">
            <text:p>1.8897</text:p>
          </table:table-cell>
        </table:table-row>
        <table:table-row table:style-name="ro1">
          <table:table-cell/>
          <table:table-cell office:value-type="string" calcext:value-type="string">
            <text:p>PhtreeMM2/UPDATE_1000/1000000/7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ms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745" calcext:value-type="float">
            <text:p>745</text:p>
          </table:table-cell>
          <table:table-cell office:value-type="string" calcext:value-type="string">
            <text:p>k</text:p>
          </table:table-cell>
          <table:table-cell office:value-type="float" office:value="959.947" calcext:value-type="float">
            <text:p>959.947</text:p>
          </table:table-cell>
          <table:table-cell office:value-type="string" calcext:value-type="string">
            <text:p>k/s</text:p>
          </table:table-cell>
          <table:table-cell table:formula="of:=IF([.K45]=&quot;k/s&quot;; [.J45]/1000; [.J45])" office:value-type="float" office:value="0.959947" calcext:value-type="float">
            <text:p>0.959947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/4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<text:s/>ms</text:p>
          </table:table-cell>
          <table:table-cell office:value-type="float" office:value="3032" calcext:value-type="float">
            <text:p>3032</text:p>
          </table:table-cell>
          <table:table-cell office:value-type="float" office:value="3.032" calcext:value-type="float">
            <text:p>3.032</text:p>
          </table:table-cell>
          <table:table-cell office:value-type="string" calcext:value-type="string">
            <text:p>M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M/s</text:p>
          </table:table-cell>
          <table:table-cell table:formula="of:=IF([.K46]=&quot;k/s&quot;; [.J46]/1000; [.J46])" office:value-type="float" office:value="4.06" calcext:value-type="float">
            <text:p>4.06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/4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ms</text:p>
          </table:table-cell>
          <table:table-cell office:value-type="float" office:value="0.338" calcext:value-type="float">
            <text:p>0.338</text:p>
          </table:table-cell>
          <table:table-cell office:value-type="string" calcext:value-type="string">
            <text:p><text:s/>ms</text:p>
          </table:table-cell>
          <table:table-cell office:value-type="float" office:value="2412" calcext:value-type="float">
            <text:p>2412</text:p>
          </table:table-cell>
          <table:table-cell office:value-type="float" office:value="2.412" calcext:value-type="float">
            <text:p>2.412</text:p>
          </table:table-cell>
          <table:table-cell office:value-type="string" calcext:value-type="string">
            <text:p>M</text:p>
          </table:table-cell>
          <table:table-cell office:value-type="float" office:value="2.95913" calcext:value-type="float">
            <text:p>2.95913</text:p>
          </table:table-cell>
          <table:table-cell office:value-type="string" calcext:value-type="string">
            <text:p>M/s</text:p>
          </table:table-cell>
          <table:table-cell table:formula="of:=IF([.K47]=&quot;k/s&quot;; [.J47]/1000; [.J47])" office:value-type="float" office:value="2.95913" calcext:value-type="float">
            <text:p>2.95913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/4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ms</text:p>
          </table:table-cell>
          <table:table-cell office:value-type="float" office:value="0.397" calcext:value-type="float">
            <text:p>0.397</text:p>
          </table:table-cell>
          <table:table-cell office:value-type="string" calcext:value-type="string">
            <text:p><text:s/>ms</text:p>
          </table:table-cell>
          <table:table-cell office:value-type="float" office:value="1801" calcext:value-type="float">
            <text:p>1801</text:p>
          </table:table-cell>
          <table:table-cell office:value-type="float" office:value="1.801" calcext:value-type="float">
            <text:p>1.801</text:p>
          </table:table-cell>
          <table:table-cell office:value-type="string" calcext:value-type="string">
            <text:p>M</text:p>
          </table:table-cell>
          <table:table-cell office:value-type="float" office:value="2.51943" calcext:value-type="float">
            <text:p>2.51943</text:p>
          </table:table-cell>
          <table:table-cell office:value-type="string" calcext:value-type="string">
            <text:p>M/s</text:p>
          </table:table-cell>
          <table:table-cell table:formula="of:=IF([.K48]=&quot;k/s&quot;; [.J48]/1000; [.J48])" office:value-type="float" office:value="2.51943" calcext:value-type="float">
            <text:p>2.51943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0/4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string" calcext:value-type="string">
            <text:p>k</text:p>
          </table:table-cell>
          <table:table-cell office:value-type="float" office:value="947.331" calcext:value-type="float">
            <text:p>947.331</text:p>
          </table:table-cell>
          <table:table-cell office:value-type="string" calcext:value-type="string">
            <text:p>k/s</text:p>
          </table:table-cell>
          <table:table-cell table:formula="of:=IF([.K49]=&quot;k/s&quot;; [.J49]/1000; [.J49])" office:value-type="float" office:value="0.947331" calcext:value-type="float">
            <text:p>0.947331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/7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<text:s/>ms</text:p>
          </table:table-cell>
          <table:table-cell office:value-type="float" office:value="4259" calcext:value-type="float">
            <text:p>4259</text:p>
          </table:table-cell>
          <table:table-cell office:value-type="float" office:value="4.259" calcext:value-type="float">
            <text:p>4.259</text:p>
          </table:table-cell>
          <table:table-cell office:value-type="string" calcext:value-type="string">
            <text:p>M</text:p>
          </table:table-cell>
          <table:table-cell office:value-type="float" office:value="5.91746" calcext:value-type="float">
            <text:p>5.91746</text:p>
          </table:table-cell>
          <table:table-cell office:value-type="string" calcext:value-type="string">
            <text:p>M/s</text:p>
          </table:table-cell>
          <table:table-cell table:formula="of:=IF([.K50]=&quot;k/s&quot;; [.J50]/1000; [.J50])" office:value-type="float" office:value="5.91746" calcext:value-type="float">
            <text:p>5.91746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/7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<text:s/>ms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<text:s/>ms</text:p>
          </table:table-cell>
          <table:table-cell office:value-type="float" office:value="2227" calcext:value-type="float">
            <text:p>2227</text:p>
          </table:table-cell>
          <table:table-cell office:value-type="float" office:value="2.227" calcext:value-type="float">
            <text:p>2.227</text:p>
          </table:table-cell>
          <table:table-cell office:value-type="string" calcext:value-type="string">
            <text:p>M</text:p>
          </table:table-cell>
          <table:table-cell office:value-type="float" office:value="3.09532" calcext:value-type="float">
            <text:p>3.09532</text:p>
          </table:table-cell>
          <table:table-cell office:value-type="string" calcext:value-type="string">
            <text:p>M/s</text:p>
          </table:table-cell>
          <table:table-cell table:formula="of:=IF([.K51]=&quot;k/s&quot;; [.J51]/1000; [.J51])" office:value-type="float" office:value="3.09532" calcext:value-type="float">
            <text:p>3.09532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/7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0.471" calcext:value-type="float">
            <text:p>0.471</text:p>
          </table:table-cell>
          <table:table-cell office:value-type="string" calcext:value-type="string">
            <text:p><text:s/>ms</text:p>
          </table:table-cell>
          <table:table-cell office:value-type="float" office:value="1488" calcext:value-type="float">
            <text:p>1488</text:p>
          </table:table-cell>
          <table:table-cell office:value-type="float" office:value="1.488" calcext:value-type="float">
            <text:p>1.488</text:p>
          </table:table-cell>
          <table:table-cell office:value-type="string" calcext:value-type="string">
            <text:p>M</text:p>
          </table:table-cell>
          <table:table-cell office:value-type="float" office:value="2.12284" calcext:value-type="float">
            <text:p>2.12284</text:p>
          </table:table-cell>
          <table:table-cell office:value-type="string" calcext:value-type="string">
            <text:p>M/s</text:p>
          </table:table-cell>
          <table:table-cell table:formula="of:=IF([.K52]=&quot;k/s&quot;; [.J52]/1000; [.J52])" office:value-type="float" office:value="2.12284" calcext:value-type="float">
            <text:p>2.12284</text:p>
          </table:table-cell>
        </table:table-row>
        <table:table-row table:style-name="ro1">
          <table:table-cell/>
          <table:table-cell office:value-type="string" calcext:value-type="string">
            <text:p>TinspinKDTree/UPDATE_1000/1000000/7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string" calcext:value-type="string">
            <text:p>k</text:p>
          </table:table-cell>
          <table:table-cell office:value-type="float" office:value="935.817" calcext:value-type="float">
            <text:p>935.817</text:p>
          </table:table-cell>
          <table:table-cell office:value-type="string" calcext:value-type="string">
            <text:p>k/s</text:p>
          </table:table-cell>
          <table:table-cell table:formula="of:=IF([.K53]=&quot;k/s&quot;; [.J53]/1000; [.J53])" office:value-type="float" office:value="0.935817" calcext:value-type="float">
            <text:p>0.935817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/4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<text:s/>ms</text:p>
          </table:table-cell>
          <table:table-cell office:value-type="float" office:value="9886" calcext:value-type="float">
            <text:p>9886</text:p>
          </table:table-cell>
          <table:table-cell office:value-type="float" office:value="9.886" calcext:value-type="float">
            <text:p>9.886</text:p>
          </table:table-cell>
          <table:table-cell office:value-type="string" calcext:value-type="string">
            <text:p>M</text:p>
          </table:table-cell>
          <table:table-cell office:value-type="float" office:value="12.2484" calcext:value-type="float">
            <text:p>12.2484</text:p>
          </table:table-cell>
          <table:table-cell office:value-type="string" calcext:value-type="string">
            <text:p>M/s</text:p>
          </table:table-cell>
          <table:table-cell table:formula="of:=IF([.K54]=&quot;k/s&quot;; [.J54]/1000; [.J54])" office:value-type="float" office:value="12.2484" calcext:value-type="float">
            <text:p>12.2484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/4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<text:s/>ms</text:p>
          </table:table-cell>
          <table:table-cell office:value-type="float" office:value="4138" calcext:value-type="float">
            <text:p>4138</text:p>
          </table:table-cell>
          <table:table-cell office:value-type="float" office:value="4.138" calcext:value-type="float">
            <text:p>4.138</text:p>
          </table:table-cell>
          <table:table-cell office:value-type="string" calcext:value-type="string">
            <text:p>M</text:p>
          </table:table-cell>
          <table:table-cell office:value-type="float" office:value="5.71697" calcext:value-type="float">
            <text:p>5.71697</text:p>
          </table:table-cell>
          <table:table-cell office:value-type="string" calcext:value-type="string">
            <text:p>M/s</text:p>
          </table:table-cell>
          <table:table-cell table:formula="of:=IF([.K55]=&quot;k/s&quot;; [.J55]/1000; [.J55])" office:value-type="float" office:value="5.71697" calcext:value-type="float">
            <text:p>5.71697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/4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<text:s/>ms</text:p>
          </table:table-cell>
          <table:table-cell office:value-type="float" office:value="2469" calcext:value-type="float">
            <text:p>2469</text:p>
          </table:table-cell>
          <table:table-cell office:value-type="float" office:value="2.469" calcext:value-type="float">
            <text:p>2.469</text:p>
          </table:table-cell>
          <table:table-cell office:value-type="string" calcext:value-type="string">
            <text:p>M</text:p>
          </table:table-cell>
          <table:table-cell office:value-type="float" office:value="3.43788" calcext:value-type="float">
            <text:p>3.43788</text:p>
          </table:table-cell>
          <table:table-cell office:value-type="string" calcext:value-type="string">
            <text:p>M/s</text:p>
          </table:table-cell>
          <table:table-cell table:formula="of:=IF([.K56]=&quot;k/s&quot;; [.J56]/1000; [.J56])" office:value-type="float" office:value="3.43788" calcext:value-type="float">
            <text:p>3.43788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0/4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s</text:p>
          </table:table-cell>
          <table:table-cell office:value-type="float" office:value="0.633" calcext:value-type="float">
            <text:p>0.633</text:p>
          </table:table-cell>
          <table:table-cell office:value-type="string" calcext:value-type="string">
            <text:p><text:s/>ms</text:p>
          </table:table-cell>
          <table:table-cell office:value-type="float" office:value="1110" calcext:value-type="float">
            <text:p>111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M</text:p>
          </table:table-cell>
          <table:table-cell office:value-type="float" office:value="1.57998" calcext:value-type="float">
            <text:p>1.57998</text:p>
          </table:table-cell>
          <table:table-cell office:value-type="string" calcext:value-type="string">
            <text:p>M/s</text:p>
          </table:table-cell>
          <table:table-cell table:formula="of:=IF([.K57]=&quot;k/s&quot;; [.J57]/1000; [.J57])" office:value-type="float" office:value="1.57998" calcext:value-type="float">
            <text:p>1.57998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/7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<text:s/>ms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<text:s/>ms</text:p>
          </table:table-cell>
          <table:table-cell office:value-type="float" office:value="5452" calcext:value-type="float">
            <text:p>5452</text:p>
          </table:table-cell>
          <table:table-cell office:value-type="float" office:value="5.452" calcext:value-type="float">
            <text:p>5.452</text:p>
          </table:table-cell>
          <table:table-cell office:value-type="string" calcext:value-type="string">
            <text:p>M</text:p>
          </table:table-cell>
          <table:table-cell office:value-type="float" office:value="8.86392" calcext:value-type="float">
            <text:p>8.86392</text:p>
          </table:table-cell>
          <table:table-cell office:value-type="string" calcext:value-type="string">
            <text:p>M/s</text:p>
          </table:table-cell>
          <table:table-cell table:formula="of:=IF([.K58]=&quot;k/s&quot;; [.J58]/1000; [.J58])" office:value-type="float" office:value="8.86392" calcext:value-type="float">
            <text:p>8.86392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/7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<text:s/>ms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<text:s/>ms</text:p>
          </table:table-cell>
          <table:table-cell office:value-type="float" office:value="2223" calcext:value-type="float">
            <text:p>2223</text:p>
          </table:table-cell>
          <table:table-cell office:value-type="float" office:value="2.223" calcext:value-type="float">
            <text:p>2.223</text:p>
          </table:table-cell>
          <table:table-cell office:value-type="string" calcext:value-type="string">
            <text:p>M</text:p>
          </table:table-cell>
          <table:table-cell office:value-type="float" office:value="3.35116" calcext:value-type="float">
            <text:p>3.35116</text:p>
          </table:table-cell>
          <table:table-cell office:value-type="string" calcext:value-type="string">
            <text:p>M/s</text:p>
          </table:table-cell>
          <table:table-cell table:formula="of:=IF([.K59]=&quot;k/s&quot;; [.J59]/1000; [.J59])" office:value-type="float" office:value="3.35116" calcext:value-type="float">
            <text:p>3.35116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/7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ms</text:p>
          </table:table-cell>
          <table:table-cell office:value-type="float" office:value="0.579" calcext:value-type="float">
            <text:p>0.57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k</text:p>
          </table:table-cell>
          <table:table-cell office:value-type="float" office:value="1.72851" calcext:value-type="float">
            <text:p>1.72851</text:p>
          </table:table-cell>
          <table:table-cell office:value-type="string" calcext:value-type="string">
            <text:p>M/s</text:p>
          </table:table-cell>
          <table:table-cell table:formula="of:=IF([.K60]=&quot;k/s&quot;; [.J60]/1000; [.J60])" office:value-type="float" office:value="1.72851" calcext:value-type="float">
            <text:p>1.72851</text:p>
          </table:table-cell>
        </table:table-row>
        <table:table-row table:style-name="ro1">
          <table:table-cell/>
          <table:table-cell office:value-type="string" calcext:value-type="string">
            <text:p>TinspinQuadtree/UPDATE_1000/1000000/7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23" calcext:value-type="float">
            <text:p>623</text:p>
          </table:table-cell>
          <table:table-cell office:value-type="string" calcext:value-type="string">
            <text:p>k</text:p>
          </table:table-cell>
          <table:table-cell office:value-type="float" office:value="826.184" calcext:value-type="float">
            <text:p>826.184</text:p>
          </table:table-cell>
          <table:table-cell office:value-type="string" calcext:value-type="string">
            <text:p>k/s</text:p>
          </table:table-cell>
          <table:table-cell table:formula="of:=IF([.K61]=&quot;k/s&quot;; [.J61]/1000; [.J61])" office:value-type="float" office:value="0.826184" calcext:value-type="float">
            <text:p>0.826184</text:p>
          </table:table-cell>
        </table:table-row>
        <table:table-row table:style-name="ro1">
          <table:table-cell/>
          <table:table-cell office:value-type="string" calcext:value-type="string">
            <text:p>BoostRT/UPDATE_1000/1000/4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ms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<text:s/>ms</text:p>
          </table:table-cell>
          <table:table-cell office:value-type="float" office:value="1178" calcext:value-type="float">
            <text:p>1178</text:p>
          </table:table-cell>
          <table:table-cell office:value-type="float" office:value="1.178" calcext:value-type="float">
            <text:p>1.178</text:p>
          </table:table-cell>
          <table:table-cell office:value-type="string" calcext:value-type="string">
            <text:p>M</text:p>
          </table:table-cell>
          <table:table-cell office:value-type="float" office:value="1.52818" calcext:value-type="float">
            <text:p>1.52818</text:p>
          </table:table-cell>
          <table:table-cell office:value-type="string" calcext:value-type="string">
            <text:p>M/s</text:p>
          </table:table-cell>
          <table:table-cell table:formula="of:=IF([.K62]=&quot;k/s&quot;; [.J62]/1000; [.J62])" office:value-type="float" office:value="1.52818" calcext:value-type="float">
            <text:p>1.52818</text:p>
          </table:table-cell>
        </table:table-row>
        <table:table-row table:style-name="ro1">
          <table:table-cell/>
          <table:table-cell office:value-type="string" calcext:value-type="string">
            <text:p>BoostRT/UPDATE_1000/10000/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s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string" calcext:value-type="string">
            <text:p>k</text:p>
          </table:table-cell>
          <table:table-cell office:value-type="float" office:value="1000.51" calcext:value-type="float">
            <text:p>1000.51</text:p>
          </table:table-cell>
          <table:table-cell office:value-type="string" calcext:value-type="string">
            <text:p>k/s</text:p>
          </table:table-cell>
          <table:table-cell table:formula="of:=IF([.K63]=&quot;k/s&quot;; [.J63]/1000; [.J63])" office:value-type="float" office:value="1.00051" calcext:value-type="float">
            <text:p>1.00051</text:p>
          </table:table-cell>
        </table:table-row>
        <table:table-row table:style-name="ro1">
          <table:table-cell/>
          <table:table-cell office:value-type="string" calcext:value-type="string">
            <text:p>BoostRT/UPDATE_1000/100000/4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k</text:p>
          </table:table-cell>
          <table:table-cell office:value-type="float" office:value="739.896" calcext:value-type="float">
            <text:p>739.896</text:p>
          </table:table-cell>
          <table:table-cell office:value-type="string" calcext:value-type="string">
            <text:p>k/s</text:p>
          </table:table-cell>
          <table:table-cell table:formula="of:=IF([.K64]=&quot;k/s&quot;; [.J64]/1000; [.J64])" office:value-type="float" office:value="0.739896" calcext:value-type="float">
            <text:p>0.739896</text:p>
          </table:table-cell>
        </table:table-row>
        <table:table-row table:style-name="ro1">
          <table:table-cell/>
          <table:table-cell office:value-type="string" calcext:value-type="string">
            <text:p>BoostRT/UPDATE_1000/1000000/4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ms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k</text:p>
          </table:table-cell>
          <table:table-cell office:value-type="float" office:value="430.25" calcext:value-type="float">
            <text:p>430.25</text:p>
          </table:table-cell>
          <table:table-cell office:value-type="string" calcext:value-type="string">
            <text:p>k/s</text:p>
          </table:table-cell>
          <table:table-cell table:formula="of:=IF([.K65]=&quot;k/s&quot;; [.J65]/1000; [.J65])" office:value-type="float" office:value="0.43025" calcext:value-type="float">
            <text:p>0.43025</text:p>
          </table:table-cell>
        </table:table-row>
        <table:table-row table:style-name="ro1">
          <table:table-cell/>
          <table:table-cell office:value-type="string" calcext:value-type="string">
            <text:p>BoostRT/UPDATE_1000/1000/7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<text:s/>ms</text:p>
          </table:table-cell>
          <table:table-cell office:value-type="float" office:value="1302" calcext:value-type="float">
            <text:p>1302</text:p>
          </table:table-cell>
          <table:table-cell office:value-type="float" office:value="1.302" calcext:value-type="float">
            <text:p>1.302</text:p>
          </table:table-cell>
          <table:table-cell office:value-type="string" calcext:value-type="string">
            <text:p>M</text:p>
          </table:table-cell>
          <table:table-cell office:value-type="float" office:value="2.42832" calcext:value-type="float">
            <text:p>2.42832</text:p>
          </table:table-cell>
          <table:table-cell office:value-type="string" calcext:value-type="string">
            <text:p>M/s</text:p>
          </table:table-cell>
          <table:table-cell table:formula="of:=IF([.K66]=&quot;k/s&quot;; [.J66]/1000; [.J66])" office:value-type="float" office:value="2.42832" calcext:value-type="float">
            <text:p>2.42832</text:p>
          </table:table-cell>
        </table:table-row>
        <table:table-row table:style-name="ro1">
          <table:table-cell/>
          <table:table-cell office:value-type="string" calcext:value-type="string">
            <text:p>BoostRT/UPDATE_1000/10000/7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ms</text:p>
          </table:table-cell>
          <table:table-cell office:value-type="float" office:value="0.788" calcext:value-type="float">
            <text:p>0.788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string" calcext:value-type="string">
            <text:p>k</text:p>
          </table:table-cell>
          <table:table-cell office:value-type="float" office:value="1.26864" calcext:value-type="float">
            <text:p>1.26864</text:p>
          </table:table-cell>
          <table:table-cell office:value-type="string" calcext:value-type="string">
            <text:p>M/s</text:p>
          </table:table-cell>
          <table:table-cell table:formula="of:=IF([.K67]=&quot;k/s&quot;; [.J67]/1000; [.J67])" office:value-type="float" office:value="1.26864" calcext:value-type="float">
            <text:p>1.26864</text:p>
          </table:table-cell>
        </table:table-row>
        <table:table-row table:style-name="ro1">
          <table:table-cell/>
          <table:table-cell office:value-type="string" calcext:value-type="string">
            <text:p>BoostRT/UPDATE_1000/100000/7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k</text:p>
          </table:table-cell>
          <table:table-cell office:value-type="float" office:value="619.544" calcext:value-type="float">
            <text:p>619.544</text:p>
          </table:table-cell>
          <table:table-cell office:value-type="string" calcext:value-type="string">
            <text:p>k/s</text:p>
          </table:table-cell>
          <table:table-cell table:formula="of:=IF([.K68]=&quot;k/s&quot;; [.J68]/1000; [.J68])" office:value-type="float" office:value="0.619544" calcext:value-type="float">
            <text:p>0.619544</text:p>
          </table:table-cell>
        </table:table-row>
        <table:table-row table:style-name="ro1">
          <table:table-cell/>
          <table:table-cell office:value-type="string" calcext:value-type="string">
            <text:p>BoostRT/UPDATE_1000/1000000/7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ms</text:p>
          </table:table-cell>
          <table:table-cell office:value-type="float" office:value="2.34" calcext:value-type="float">
            <text:p>2.3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float" office:value="427.165" calcext:value-type="float">
            <text:p>427.165</text:p>
          </table:table-cell>
          <table:table-cell office:value-type="string" calcext:value-type="string">
            <text:p>k/s</text:p>
          </table:table-cell>
          <table:table-cell table:formula="of:=IF([.K69]=&quot;k/s&quot;; [.J69]/1000; [.J69])" office:value-type="float" office:value="0.427165" calcext:value-type="float">
            <text:p>0.427165</text:p>
          </table:table-cell>
        </table:table-row>
        <table:table-row table:style-name="ro1">
          <table:table-cell/>
          <table:table-cell office:value-type="string" calcext:value-type="string">
            <text:p>LSI_RT/UPDATE_1000/1000/4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ms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k</text:p>
          </table:table-cell>
          <table:table-cell office:value-type="float" office:value="64.1065" calcext:value-type="float">
            <text:p>64.1065</text:p>
          </table:table-cell>
          <table:table-cell office:value-type="string" calcext:value-type="string">
            <text:p>k/s</text:p>
          </table:table-cell>
          <table:table-cell table:formula="of:=IF([.K70]=&quot;k/s&quot;; [.J70]/1000; [.J70])" office:value-type="float" office:value="0.0641065" calcext:value-type="float">
            <text:p>0.0641065</text:p>
          </table:table-cell>
        </table:table-row>
        <table:table-row table:style-name="ro1">
          <table:table-cell/>
          <table:table-cell office:value-type="string" calcext:value-type="string">
            <text:p>LSI_RT/UPDATE_1000/10000/4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k</text:p>
          </table:table-cell>
          <table:table-cell office:value-type="float" office:value="39.8748" calcext:value-type="float">
            <text:p>39.8748</text:p>
          </table:table-cell>
          <table:table-cell office:value-type="string" calcext:value-type="string">
            <text:p>k/s</text:p>
          </table:table-cell>
          <table:table-cell table:formula="of:=IF([.K71]=&quot;k/s&quot;; [.J71]/1000; [.J71])" office:value-type="float" office:value="0.0398748" calcext:value-type="float">
            <text:p>0.0398748</text:p>
          </table:table-cell>
        </table:table-row>
        <table:table-row table:style-name="ro1">
          <table:table-cell/>
          <table:table-cell office:value-type="string" calcext:value-type="string">
            <text:p>LSI_RT/UPDATE_1000/100000/4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<text:s/>ms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k</text:p>
          </table:table-cell>
          <table:table-cell office:value-type="float" office:value="31.01" calcext:value-type="float">
            <text:p>31.01</text:p>
          </table:table-cell>
          <table:table-cell office:value-type="string" calcext:value-type="string">
            <text:p>k/s</text:p>
          </table:table-cell>
          <table:table-cell table:formula="of:=IF([.K72]=&quot;k/s&quot;; [.J72]/1000; [.J72])" office:value-type="float" office:value="0.03101" calcext:value-type="float">
            <text:p>0.03101</text:p>
          </table:table-cell>
        </table:table-row>
        <table:table-row table:style-name="ro1">
          <table:table-cell/>
          <table:table-cell office:value-type="string" calcext:value-type="string">
            <text:p>LSI_RT/UPDATE_1000/1000000/4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<text:s/>ms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office:value-type="float" office:value="19.4998" calcext:value-type="float">
            <text:p>19.4998</text:p>
          </table:table-cell>
          <table:table-cell office:value-type="string" calcext:value-type="string">
            <text:p>k/s</text:p>
          </table:table-cell>
          <table:table-cell table:formula="of:=IF([.K73]=&quot;k/s&quot;; [.J73]/1000; [.J73])" office:value-type="float" office:value="0.0194998" calcext:value-type="float">
            <text:p>0.0194998</text:p>
          </table:table-cell>
        </table:table-row>
        <table:table-row table:style-name="ro1">
          <table:table-cell/>
          <table:table-cell office:value-type="string" calcext:value-type="string">
            <text:p>LSI_RT/UPDATE_1000/1000/7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ms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k</text:p>
          </table:table-cell>
          <table:table-cell office:value-type="float" office:value="74.7823" calcext:value-type="float">
            <text:p>74.7823</text:p>
          </table:table-cell>
          <table:table-cell office:value-type="string" calcext:value-type="string">
            <text:p>k/s</text:p>
          </table:table-cell>
          <table:table-cell table:formula="of:=IF([.K74]=&quot;k/s&quot;; [.J74]/1000; [.J74])" office:value-type="float" office:value="0.0747823" calcext:value-type="float">
            <text:p>0.0747823</text:p>
          </table:table-cell>
        </table:table-row>
        <table:table-row table:style-name="ro1">
          <table:table-cell/>
          <table:table-cell office:value-type="string" calcext:value-type="string">
            <text:p>LSI_RT/UPDATE_1000/10000/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k</text:p>
          </table:table-cell>
          <table:table-cell office:value-type="float" office:value="47.5241" calcext:value-type="float">
            <text:p>47.5241</text:p>
          </table:table-cell>
          <table:table-cell office:value-type="string" calcext:value-type="string">
            <text:p>k/s</text:p>
          </table:table-cell>
          <table:table-cell table:formula="of:=IF([.K75]=&quot;k/s&quot;; [.J75]/1000; [.J75])" office:value-type="float" office:value="0.0475241" calcext:value-type="float">
            <text:p>0.0475241</text:p>
          </table:table-cell>
        </table:table-row>
        <table:table-row table:style-name="ro1">
          <table:table-cell/>
          <table:table-cell office:value-type="string" calcext:value-type="string">
            <text:p>LSI_RT/UPDATE_1000/100000/7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/>ms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k</text:p>
          </table:table-cell>
          <table:table-cell office:value-type="float" office:value="29.7489" calcext:value-type="float">
            <text:p>29.7489</text:p>
          </table:table-cell>
          <table:table-cell office:value-type="string" calcext:value-type="string">
            <text:p>k/s</text:p>
          </table:table-cell>
          <table:table-cell table:formula="of:=IF([.K76]=&quot;k/s&quot;; [.J76]/1000; [.J76])" office:value-type="float" office:value="0.0297489" calcext:value-type="float">
            <text:p>0.0297489</text:p>
          </table:table-cell>
        </table:table-row>
        <table:table-row table:style-name="ro1">
          <table:table-cell/>
          <table:table-cell office:value-type="string" calcext:value-type="string">
            <text:p>LSI_RT/UPDATE_1000/1000000/7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<text:s/>ms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<text:s/>ms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k</text:p>
          </table:table-cell>
          <table:table-cell office:value-type="float" office:value="18.565" calcext:value-type="float">
            <text:p>18.565</text:p>
          </table:table-cell>
          <table:table-cell office:value-type="string" calcext:value-type="string">
            <text:p>k/s</text:p>
          </table:table-cell>
          <table:table-cell table:formula="of:=IF([.K77]=&quot;k/s&quot;; [.J77]/1000; [.J77])" office:value-type="float" office:value="0.018565" calcext:value-type="float">
            <text:p>0.018565</text:p>
          </table:table-cell>
        </table:table-row>
        <table:table-row table:style-name="ro1">
          <table:table-cell table:number-columns-repeated="11"/>
          <table:table-cell table:formula="of:=IF([.K78]=&quot;k/s&quot;; [.J78]/1000; [.J7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79]=&quot;k/s&quot;; [.J79]/1000; [.J7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0]=&quot;k/s&quot;; [.J80]/1000; [.J8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1]=&quot;k/s&quot;; [.J81]/1000; [.J8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2]=&quot;k/s&quot;; [.J82]/1000; [.J8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3]=&quot;k/s&quot;; [.J83]/1000; [.J83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4]=&quot;k/s&quot;; [.J84]/1000; [.J8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5]=&quot;k/s&quot;; [.J85]/1000; [.J8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6]=&quot;k/s&quot;; [.J86]/1000; [.J8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7]=&quot;k/s&quot;; [.J87]/1000; [.J8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8]=&quot;k/s&quot;; [.J88]/1000; [.J8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89]=&quot;k/s&quot;; [.J89]/1000; [.J8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0]=&quot;k/s&quot;; [.J90]/1000; [.J9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1]=&quot;k/s&quot;; [.J91]/1000; [.J91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2]=&quot;k/s&quot;; [.J92]/1000; [.J9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3]=&quot;k/s&quot;; [.J93]/1000; [.J93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4]=&quot;k/s&quot;; [.J94]/1000; [.J94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5]=&quot;k/s&quot;; [.J95]/1000; [.J95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6]=&quot;k/s&quot;; [.J96]/1000; [.J96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7]=&quot;k/s&quot;; [.J97]/1000; [.J97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8]=&quot;k/s&quot;; [.J98]/1000; [.J98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99]=&quot;k/s&quot;; [.J99]/1000; [.J99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100]=&quot;k/s&quot;; [.J100]/1000; [.J100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IF([.K101]=&quot;k/s&quot;; [.J101]/1000; [.J101])" office:value-type="float" office:value="0" calcext:value-type="float">
            <text:p>0</text:p>
          </table:table-cell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uery_mm_d" table:style-name="ta1">
        <table:shapes>
          <draw:frame draw:z-index="0" draw:style-name="gr1" draw:text-style-name="P1" svg:width="6.2972in" svg:height="3.4343in" svg:x="1.4031in" svg:y="0.5425in">
            <draw:object draw:notify-on-update-of-ranges="query_mm_d.A30:query_mm_d.A33 query_mm_d.B30:query_mm_d.B30 query_mm_d.L30:query_mm_d.L33 query_mm_d.A30:query_mm_d.A33 query_mm_d.B38:query_mm_d.B38 query_mm_d.L38:query_mm_d.L41 query_mm_d.A30:query_mm_d.A33 query_mm_d.B46:query_mm_d.B46 query_mm_d.L46:query_mm_d.L49 query_mm_d.A30:query_mm_d.A33 query_mm_d.B54:query_mm_d.B54 query_mm_d.L54:query_mm_d.L57 query_mm_d.A30:query_mm_d.A33 query_mm_d.B62:query_mm_d.B62 query_mm_d.L62:query_mm_d.L65 query_mm_d.A30:query_mm_d.A33 query_mm_d.B70:query_mm_d.B70 query_mm_d.L70:query_mm_d.L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8.1311in" svg:y="0.4681in">
            <draw:object draw:notify-on-update-of-ranges="query_mm_d.A30:query_mm_d.A33 query_mm_d.B30:query_mm_d.B30 query_mm_d.L34:query_mm_d.L37 query_mm_d.A30:query_mm_d.A33 query_mm_d.B38:query_mm_d.B38 query_mm_d.L42:query_mm_d.L45 query_mm_d.A30:query_mm_d.A33 query_mm_d.B46:query_mm_d.B46 query_mm_d.L50:query_mm_d.L53 query_mm_d.A30:query_mm_d.A33 query_mm_d.B54:query_mm_d.B54 query_mm_d.L58:query_mm_d.L61 query_mm_d.A30:query_mm_d.A33 query_mm_d.B62:query_mm_d.B62 query_mm_d.L66:query_mm_d.L69 query_mm_d.A30:query_mm_d.A33 query_mm_d.B70:query_mm_d.B70 query_mm_d.L74:query_mm_d.L7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5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17523" calcext:value-type="float">
            <text:p>917523</text:p>
          </table:table-cell>
          <table:table-cell office:value-type="float" office:value="3.09383" calcext:value-type="float">
            <text:p>3.09383</text:p>
          </table:table-cell>
          <table:table-cell office:value-type="float" office:value="1.36196" calcext:value-type="float">
            <text:p>1.36196</text:p>
          </table:table-cell>
          <table:table-cell office:value-type="string" calcext:value-type="string">
            <text:p>M/s</text:p>
          </table:table-cell>
          <table:table-cell/>
          <table:table-cell table:formula="of:=IF([.J30]=&quot;k/s&quot;; [.I30]/1000; [.I30])" office:value-type="float" office:value="1.36196" calcext:value-type="float">
            <text:p>1.3619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WQ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55355" calcext:value-type="float">
            <text:p>755355</text:p>
          </table:table-cell>
          <table:table-cell office:value-type="float" office:value="3.01782" calcext:value-type="float">
            <text:p>3.01782</text:p>
          </table:table-cell>
          <table:table-cell office:value-type="float" office:value="1095.38" calcext:value-type="float">
            <text:p>1095.38</text:p>
          </table:table-cell>
          <table:table-cell office:value-type="string" calcext:value-type="string">
            <text:p>k/s</text:p>
          </table:table-cell>
          <table:table-cell/>
          <table:table-cell table:formula="of:=IF([.J31]=&quot;k/s&quot;; [.I31]/1000; [.I31])" office:value-type="float" office:value="1.09538" calcext:value-type="float">
            <text:p>1.0953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WQ/1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50553" calcext:value-type="float">
            <text:p>450553</text:p>
          </table:table-cell>
          <table:table-cell office:value-type="float" office:value="3.22422" calcext:value-type="float">
            <text:p>3.22422</text:p>
          </table:table-cell>
          <table:table-cell office:value-type="float" office:value="623.363" calcext:value-type="float">
            <text:p>623.363</text:p>
          </table:table-cell>
          <table:table-cell office:value-type="string" calcext:value-type="string">
            <text:p>k/s</text:p>
          </table:table-cell>
          <table:table-cell/>
          <table:table-cell table:formula="of:=IF([.J32]=&quot;k/s&quot;; [.I32]/1000; [.I32])" office:value-type="float" office:value="0.623363" calcext:value-type="float">
            <text:p>0.62336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WQ/10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85817" calcext:value-type="float">
            <text:p>285817</text:p>
          </table:table-cell>
          <table:table-cell office:value-type="float" office:value="4.11025" calcext:value-type="float">
            <text:p>4.11025</text:p>
          </table:table-cell>
          <table:table-cell office:value-type="float" office:value="406.403" calcext:value-type="float">
            <text:p>406.403</text:p>
          </table:table-cell>
          <table:table-cell office:value-type="string" calcext:value-type="string">
            <text:p>k/s</text:p>
          </table:table-cell>
          <table:table-cell/>
          <table:table-cell table:formula="of:=IF([.J33]=&quot;k/s&quot;; [.I33]/1000; [.I33])" office:value-type="float" office:value="0.406403" calcext:value-type="float">
            <text:p>0.406403</text:p>
          </table:table-cell>
        </table:table-row>
        <table:table-row table:style-name="ro1">
          <table:table-cell/>
          <table:table-cell office:value-type="string" calcext:value-type="string">
            <text:p>PhTreeMM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648059" calcext:value-type="float">
            <text:p>2648059</text:p>
          </table:table-cell>
          <table:table-cell office:value-type="float" office:value="2.53197" calcext:value-type="float">
            <text:p>2.53197</text:p>
          </table:table-cell>
          <table:table-cell office:value-type="float" office:value="3.73096" calcext:value-type="float">
            <text:p>3.73096</text:p>
          </table:table-cell>
          <table:table-cell office:value-type="string" calcext:value-type="string">
            <text:p>M/s</text:p>
          </table:table-cell>
          <table:table-cell/>
          <table:table-cell table:formula="of:=IF([.J34]=&quot;k/s&quot;; [.I34]/1000; [.I34])" office:value-type="float" office:value="3.73096" calcext:value-type="float">
            <text:p>3.73096</text:p>
          </table:table-cell>
        </table:table-row>
        <table:table-row table:style-name="ro1">
          <table:table-cell/>
          <table:table-cell office:value-type="string" calcext:value-type="string">
            <text:p>PhTreeMM/WQ/1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016072" calcext:value-type="float">
            <text:p>2016072</text:p>
          </table:table-cell>
          <table:table-cell office:value-type="float" office:value="3.27549" calcext:value-type="float">
            <text:p>3.27549</text:p>
          </table:table-cell>
          <table:table-cell office:value-type="float" office:value="2.88047" calcext:value-type="float">
            <text:p>2.88047</text:p>
          </table:table-cell>
          <table:table-cell office:value-type="string" calcext:value-type="string">
            <text:p>M/s</text:p>
          </table:table-cell>
          <table:table-cell/>
          <table:table-cell table:formula="of:=IF([.J35]=&quot;k/s&quot;; [.I35]/1000; [.I35])" office:value-type="float" office:value="2.88047" calcext:value-type="float">
            <text:p>2.88047</text:p>
          </table:table-cell>
        </table:table-row>
        <table:table-row table:style-name="ro1">
          <table:table-cell/>
          <table:table-cell office:value-type="string" calcext:value-type="string">
            <text:p>PhTreeMM/WQ/10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24330" calcext:value-type="float">
            <text:p>1524330</text:p>
          </table:table-cell>
          <table:table-cell office:value-type="float" office:value="3.03964" calcext:value-type="float">
            <text:p>3.03964</text:p>
          </table:table-cell>
          <table:table-cell office:value-type="float" office:value="2.22844" calcext:value-type="float">
            <text:p>2.22844</text:p>
          </table:table-cell>
          <table:table-cell office:value-type="string" calcext:value-type="string">
            <text:p>M/s</text:p>
          </table:table-cell>
          <table:table-cell/>
          <table:table-cell table:formula="of:=IF([.J36]=&quot;k/s&quot;; [.I36]/1000; [.I36])" office:value-type="float" office:value="2.22844" calcext:value-type="float">
            <text:p>2.22844</text:p>
          </table:table-cell>
        </table:table-row>
        <table:table-row table:style-name="ro1">
          <table:table-cell/>
          <table:table-cell office:value-type="string" calcext:value-type="string">
            <text:p>PhTreeMM/WQ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66361" calcext:value-type="float">
            <text:p>1166361</text:p>
          </table:table-cell>
          <table:table-cell office:value-type="float" office:value="3.26587" calcext:value-type="float">
            <text:p>3.26587</text:p>
          </table:table-cell>
          <table:table-cell office:value-type="float" office:value="1.70499" calcext:value-type="float">
            <text:p>1.70499</text:p>
          </table:table-cell>
          <table:table-cell office:value-type="string" calcext:value-type="string">
            <text:p>M/s</text:p>
          </table:table-cell>
          <table:table-cell/>
          <table:table-cell table:formula="of:=IF([.J37]=&quot;k/s&quot;; [.I37]/1000; [.I37])" office:value-type="float" office:value="1.70499" calcext:value-type="float">
            <text:p>1.70499</text:p>
          </table:table-cell>
        </table:table-row>
        <table:table-row table:style-name="ro1">
          <table:table-cell/>
          <table:table-cell office:value-type="string" calcext:value-type="string">
            <text:p>PhTreeMM2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007020" calcext:value-type="float">
            <text:p>1007020</text:p>
          </table:table-cell>
          <table:table-cell office:value-type="float" office:value="3.09484" calcext:value-type="float">
            <text:p>3.09484</text:p>
          </table:table-cell>
          <table:table-cell office:value-type="float" office:value="1.43678" calcext:value-type="float">
            <text:p>1.43678</text:p>
          </table:table-cell>
          <table:table-cell office:value-type="string" calcext:value-type="string">
            <text:p>M/s</text:p>
          </table:table-cell>
          <table:table-cell/>
          <table:table-cell table:formula="of:=IF([.J38]=&quot;k/s&quot;; [.I38]/1000; [.I38])" office:value-type="float" office:value="1.43678" calcext:value-type="float">
            <text:p>1.43678</text:p>
          </table:table-cell>
        </table:table-row>
        <table:table-row table:style-name="ro1">
          <table:table-cell/>
          <table:table-cell office:value-type="string" calcext:value-type="string">
            <text:p>PhTreeMM2/WQ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71807" calcext:value-type="float">
            <text:p>771807</text:p>
          </table:table-cell>
          <table:table-cell office:value-type="float" office:value="3.01769" calcext:value-type="float">
            <text:p>3.01769</text:p>
          </table:table-cell>
          <table:table-cell office:value-type="float" office:value="1098.04" calcext:value-type="float">
            <text:p>1098.04</text:p>
          </table:table-cell>
          <table:table-cell office:value-type="string" calcext:value-type="string">
            <text:p>k/s</text:p>
          </table:table-cell>
          <table:table-cell/>
          <table:table-cell table:formula="of:=IF([.J39]=&quot;k/s&quot;; [.I39]/1000; [.I39])" office:value-type="float" office:value="1.09804" calcext:value-type="float">
            <text:p>1.09804</text:p>
          </table:table-cell>
        </table:table-row>
        <table:table-row table:style-name="ro1">
          <table:table-cell/>
          <table:table-cell office:value-type="string" calcext:value-type="string">
            <text:p>PhTreeMM2/WQ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97565" calcext:value-type="float">
            <text:p>597565</text:p>
          </table:table-cell>
          <table:table-cell office:value-type="float" office:value="3.16915" calcext:value-type="float">
            <text:p>3.16915</text:p>
          </table:table-cell>
          <table:table-cell office:value-type="float" office:value="846.526" calcext:value-type="float">
            <text:p>846.526</text:p>
          </table:table-cell>
          <table:table-cell office:value-type="string" calcext:value-type="string">
            <text:p>k/s</text:p>
          </table:table-cell>
          <table:table-cell/>
          <table:table-cell table:formula="of:=IF([.J40]=&quot;k/s&quot;; [.I40]/1000; [.I40])" office:value-type="float" office:value="0.846526" calcext:value-type="float">
            <text:p>0.846526</text:p>
          </table:table-cell>
        </table:table-row>
        <table:table-row table:style-name="ro1">
          <table:table-cell/>
          <table:table-cell office:value-type="string" calcext:value-type="string">
            <text:p>PhTreeMM2/WQ/10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87641" calcext:value-type="float">
            <text:p>287641</text:p>
          </table:table-cell>
          <table:table-cell office:value-type="float" office:value="4.11013" calcext:value-type="float">
            <text:p>4.11013</text:p>
          </table:table-cell>
          <table:table-cell office:value-type="float" office:value="414.477" calcext:value-type="float">
            <text:p>414.477</text:p>
          </table:table-cell>
          <table:table-cell office:value-type="string" calcext:value-type="string">
            <text:p>k/s</text:p>
          </table:table-cell>
          <table:table-cell/>
          <table:table-cell table:formula="of:=IF([.J41]=&quot;k/s&quot;; [.I41]/1000; [.I41])" office:value-type="float" office:value="0.414477" calcext:value-type="float">
            <text:p>0.414477</text:p>
          </table:table-cell>
        </table:table-row>
        <table:table-row table:style-name="ro1">
          <table:table-cell/>
          <table:table-cell office:value-type="string" calcext:value-type="string">
            <text:p>PhTreeMM2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746372" calcext:value-type="float">
            <text:p>2746372</text:p>
          </table:table-cell>
          <table:table-cell office:value-type="float" office:value="2.53173" calcext:value-type="float">
            <text:p>2.53173</text:p>
          </table:table-cell>
          <table:table-cell office:value-type="float" office:value="3.89612" calcext:value-type="float">
            <text:p>3.89612</text:p>
          </table:table-cell>
          <table:table-cell office:value-type="string" calcext:value-type="string">
            <text:p>M/s</text:p>
          </table:table-cell>
          <table:table-cell/>
          <table:table-cell table:formula="of:=IF([.J42]=&quot;k/s&quot;; [.I42]/1000; [.I42])" office:value-type="float" office:value="3.89612" calcext:value-type="float">
            <text:p>3.89612</text:p>
          </table:table-cell>
        </table:table-row>
        <table:table-row table:style-name="ro1">
          <table:table-cell/>
          <table:table-cell office:value-type="string" calcext:value-type="string">
            <text:p>PhTreeMM2/WQ/1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082758" calcext:value-type="float">
            <text:p>2082758</text:p>
          </table:table-cell>
          <table:table-cell office:value-type="float" office:value="3.27414" calcext:value-type="float">
            <text:p>3.27414</text:p>
          </table:table-cell>
          <table:table-cell office:value-type="float" office:value="2.99677" calcext:value-type="float">
            <text:p>2.99677</text:p>
          </table:table-cell>
          <table:table-cell office:value-type="string" calcext:value-type="string">
            <text:p>M/s</text:p>
          </table:table-cell>
          <table:table-cell/>
          <table:table-cell table:formula="of:=IF([.J43]=&quot;k/s&quot;; [.I43]/1000; [.I43])" office:value-type="float" office:value="2.99677" calcext:value-type="float">
            <text:p>2.99677</text:p>
          </table:table-cell>
        </table:table-row>
        <table:table-row table:style-name="ro1">
          <table:table-cell/>
          <table:table-cell office:value-type="string" calcext:value-type="string">
            <text:p>PhTreeMM2/WQ/10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32860" calcext:value-type="float">
            <text:p>1632860</text:p>
          </table:table-cell>
          <table:table-cell office:value-type="float" office:value="3.04111" calcext:value-type="float">
            <text:p>3.04111</text:p>
          </table:table-cell>
          <table:table-cell office:value-type="float" office:value="2.34195" calcext:value-type="float">
            <text:p>2.34195</text:p>
          </table:table-cell>
          <table:table-cell office:value-type="string" calcext:value-type="string">
            <text:p>M/s</text:p>
          </table:table-cell>
          <table:table-cell/>
          <table:table-cell table:formula="of:=IF([.J44]=&quot;k/s&quot;; [.I44]/1000; [.I44])" office:value-type="float" office:value="2.34195" calcext:value-type="float">
            <text:p>2.34195</text:p>
          </table:table-cell>
        </table:table-row>
        <table:table-row table:style-name="ro1">
          <table:table-cell/>
          <table:table-cell office:value-type="string" calcext:value-type="string">
            <text:p>PhTreeMM2/WQ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78386" calcext:value-type="float">
            <text:p>1178386</text:p>
          </table:table-cell>
          <table:table-cell office:value-type="float" office:value="3.26378" calcext:value-type="float">
            <text:p>3.26378</text:p>
          </table:table-cell>
          <table:table-cell office:value-type="float" office:value="1.73726" calcext:value-type="float">
            <text:p>1.73726</text:p>
          </table:table-cell>
          <table:table-cell office:value-type="string" calcext:value-type="string">
            <text:p>M/s</text:p>
          </table:table-cell>
          <table:table-cell/>
          <table:table-cell table:formula="of:=IF([.J45]=&quot;k/s&quot;; [.I45]/1000; [.I45])" office:value-type="float" office:value="1.73726" calcext:value-type="float">
            <text:p>1.73726</text:p>
          </table:table-cell>
        </table:table-row>
        <table:table-row table:style-name="ro1">
          <table:table-cell/>
          <table:table-cell office:value-type="string" calcext:value-type="string">
            <text:p>TinspinKDTree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82180" calcext:value-type="float">
            <text:p>582180</text:p>
          </table:table-cell>
          <table:table-cell office:value-type="float" office:value="3.09355" calcext:value-type="float">
            <text:p>3.09355</text:p>
          </table:table-cell>
          <table:table-cell office:value-type="float" office:value="836.274" calcext:value-type="float">
            <text:p>836.274</text:p>
          </table:table-cell>
          <table:table-cell office:value-type="string" calcext:value-type="string">
            <text:p>k/s</text:p>
          </table:table-cell>
          <table:table-cell/>
          <table:table-cell table:formula="of:=IF([.J46]=&quot;k/s&quot;; [.I46]/1000; [.I46])" office:value-type="float" office:value="0.836274" calcext:value-type="float">
            <text:p>0.836274</text:p>
          </table:table-cell>
        </table:table-row>
        <table:table-row table:style-name="ro1">
          <table:table-cell/>
          <table:table-cell office:value-type="string" calcext:value-type="string">
            <text:p>TinspinKDTree/WQ/1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06253" calcext:value-type="float">
            <text:p>406253</text:p>
          </table:table-cell>
          <table:table-cell office:value-type="float" office:value="3.02786" calcext:value-type="float">
            <text:p>3.02786</text:p>
          </table:table-cell>
          <table:table-cell office:value-type="float" office:value="581.832" calcext:value-type="float">
            <text:p>581.832</text:p>
          </table:table-cell>
          <table:table-cell office:value-type="string" calcext:value-type="string">
            <text:p>k/s</text:p>
          </table:table-cell>
          <table:table-cell/>
          <table:table-cell table:formula="of:=IF([.J47]=&quot;k/s&quot;; [.I47]/1000; [.I47])" office:value-type="float" office:value="0.581832" calcext:value-type="float">
            <text:p>0.581832</text:p>
          </table:table-cell>
        </table:table-row>
        <table:table-row table:style-name="ro1">
          <table:table-cell/>
          <table:table-cell office:value-type="string" calcext:value-type="string">
            <text:p>TinspinKDTree/WQ/1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00508" calcext:value-type="float">
            <text:p>300508</text:p>
          </table:table-cell>
          <table:table-cell office:value-type="float" office:value="3.33373" calcext:value-type="float">
            <text:p>3.33373</text:p>
          </table:table-cell>
          <table:table-cell office:value-type="float" office:value="437.874" calcext:value-type="float">
            <text:p>437.874</text:p>
          </table:table-cell>
          <table:table-cell office:value-type="string" calcext:value-type="string">
            <text:p>k/s</text:p>
          </table:table-cell>
          <table:table-cell/>
          <table:table-cell table:formula="of:=IF([.J48]=&quot;k/s&quot;; [.I48]/1000; [.I48])" office:value-type="float" office:value="0.437874" calcext:value-type="float">
            <text:p>0.437874</text:p>
          </table:table-cell>
        </table:table-row>
        <table:table-row table:style-name="ro1">
          <table:table-cell/>
          <table:table-cell office:value-type="string" calcext:value-type="string">
            <text:p>TinspinKDTree/WQ/1000000/4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<text:s/>ms</text:p>
          </table:table-cell>
          <table:table-cell office:value-type="float" office:value="118004" calcext:value-type="float">
            <text:p>118004</text:p>
          </table:table-cell>
          <table:table-cell office:value-type="float" office:value="4.1135" calcext:value-type="float">
            <text:p>4.1135</text:p>
          </table:table-cell>
          <table:table-cell office:value-type="float" office:value="173.396" calcext:value-type="float">
            <text:p>173.396</text:p>
          </table:table-cell>
          <table:table-cell office:value-type="string" calcext:value-type="string">
            <text:p>k/s</text:p>
          </table:table-cell>
          <table:table-cell/>
          <table:table-cell table:formula="of:=IF([.J49]=&quot;k/s&quot;; [.I49]/1000; [.I49])" office:value-type="float" office:value="0.173396" calcext:value-type="float">
            <text:p>0.173396</text:p>
          </table:table-cell>
        </table:table-row>
        <table:table-row table:style-name="ro1">
          <table:table-cell/>
          <table:table-cell office:value-type="string" calcext:value-type="string">
            <text:p>TinspinKDTree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426748" calcext:value-type="float">
            <text:p>1426748</text:p>
          </table:table-cell>
          <table:table-cell office:value-type="float" office:value="2.53407" calcext:value-type="float">
            <text:p>2.53407</text:p>
          </table:table-cell>
          <table:table-cell office:value-type="float" office:value="2.03995" calcext:value-type="float">
            <text:p>2.03995</text:p>
          </table:table-cell>
          <table:table-cell office:value-type="string" calcext:value-type="string">
            <text:p>M/s</text:p>
          </table:table-cell>
          <table:table-cell/>
          <table:table-cell table:formula="of:=IF([.J50]=&quot;k/s&quot;; [.I50]/1000; [.I50])" office:value-type="float" office:value="2.03995" calcext:value-type="float">
            <text:p>2.03995</text:p>
          </table:table-cell>
        </table:table-row>
        <table:table-row table:style-name="ro1">
          <table:table-cell/>
          <table:table-cell office:value-type="string" calcext:value-type="string">
            <text:p>TinspinKDTree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25871" calcext:value-type="float">
            <text:p>725871</text:p>
          </table:table-cell>
          <table:table-cell office:value-type="float" office:value="3.23864" calcext:value-type="float">
            <text:p>3.23864</text:p>
          </table:table-cell>
          <table:table-cell office:value-type="float" office:value="1039.24" calcext:value-type="float">
            <text:p>1039.24</text:p>
          </table:table-cell>
          <table:table-cell office:value-type="string" calcext:value-type="string">
            <text:p>k/s</text:p>
          </table:table-cell>
          <table:table-cell/>
          <table:table-cell table:formula="of:=IF([.J51]=&quot;k/s&quot;; [.I51]/1000; [.I51])" office:value-type="float" office:value="1.03924" calcext:value-type="float">
            <text:p>1.03924</text:p>
          </table:table-cell>
        </table:table-row>
        <table:table-row table:style-name="ro1">
          <table:table-cell/>
          <table:table-cell office:value-type="string" calcext:value-type="string">
            <text:p>TinspinKDTree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11556" calcext:value-type="float">
            <text:p>511556</text:p>
          </table:table-cell>
          <table:table-cell office:value-type="float" office:value="3.10112" calcext:value-type="float">
            <text:p>3.10112</text:p>
          </table:table-cell>
          <table:table-cell office:value-type="float" office:value="737.317" calcext:value-type="float">
            <text:p>737.317</text:p>
          </table:table-cell>
          <table:table-cell office:value-type="string" calcext:value-type="string">
            <text:p>k/s</text:p>
          </table:table-cell>
          <table:table-cell/>
          <table:table-cell table:formula="of:=IF([.J52]=&quot;k/s&quot;; [.I52]/1000; [.I52])" office:value-type="float" office:value="0.737317" calcext:value-type="float">
            <text:p>0.737317</text:p>
          </table:table-cell>
        </table:table-row>
        <table:table-row table:style-name="ro1">
          <table:table-cell/>
          <table:table-cell office:value-type="string" calcext:value-type="string">
            <text:p>TinspinKDTree/WQ/1000000/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70278" calcext:value-type="float">
            <text:p>270278</text:p>
          </table:table-cell>
          <table:table-cell office:value-type="float" office:value="3.2767" calcext:value-type="float">
            <text:p>3.2767</text:p>
          </table:table-cell>
          <table:table-cell office:value-type="float" office:value="388.138" calcext:value-type="float">
            <text:p>388.138</text:p>
          </table:table-cell>
          <table:table-cell office:value-type="string" calcext:value-type="string">
            <text:p>k/s</text:p>
          </table:table-cell>
          <table:table-cell/>
          <table:table-cell table:formula="of:=IF([.J53]=&quot;k/s&quot;; [.I53]/1000; [.I53])" office:value-type="float" office:value="0.388138" calcext:value-type="float">
            <text:p>0.388138</text:p>
          </table:table-cell>
        </table:table-row>
        <table:table-row table:style-name="ro1">
          <table:table-cell/>
          <table:table-cell office:value-type="string" calcext:value-type="string">
            <text:p>TinspinQuadtree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89888" calcext:value-type="float">
            <text:p>989888</text:p>
          </table:table-cell>
          <table:table-cell office:value-type="float" office:value="3.09468" calcext:value-type="float">
            <text:p>3.09468</text:p>
          </table:table-cell>
          <table:table-cell office:value-type="float" office:value="1.40945" calcext:value-type="float">
            <text:p>1.40945</text:p>
          </table:table-cell>
          <table:table-cell office:value-type="string" calcext:value-type="string">
            <text:p>M/s</text:p>
          </table:table-cell>
          <table:table-cell/>
          <table:table-cell table:formula="of:=IF([.J54]=&quot;k/s&quot;; [.I54]/1000; [.I54])" office:value-type="float" office:value="1.40945" calcext:value-type="float">
            <text:p>1.40945</text:p>
          </table:table-cell>
        </table:table-row>
        <table:table-row table:style-name="ro1">
          <table:table-cell/>
          <table:table-cell office:value-type="string" calcext:value-type="string">
            <text:p>TinspinQuadtree/WQ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78402" calcext:value-type="float">
            <text:p>678402</text:p>
          </table:table-cell>
          <table:table-cell office:value-type="float" office:value="3.0179" calcext:value-type="float">
            <text:p>3.0179</text:p>
          </table:table-cell>
          <table:table-cell office:value-type="float" office:value="970.368" calcext:value-type="float">
            <text:p>970.368</text:p>
          </table:table-cell>
          <table:table-cell office:value-type="string" calcext:value-type="string">
            <text:p>k/s</text:p>
          </table:table-cell>
          <table:table-cell/>
          <table:table-cell table:formula="of:=IF([.J55]=&quot;k/s&quot;; [.I55]/1000; [.I55])" office:value-type="float" office:value="0.970368" calcext:value-type="float">
            <text:p>0.970368</text:p>
          </table:table-cell>
        </table:table-row>
        <table:table-row table:style-name="ro1">
          <table:table-cell/>
          <table:table-cell office:value-type="string" calcext:value-type="string">
            <text:p>TinspinQuadtree/WQ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7567" calcext:value-type="float">
            <text:p>537567</text:p>
          </table:table-cell>
          <table:table-cell office:value-type="float" office:value="3.18675" calcext:value-type="float">
            <text:p>3.18675</text:p>
          </table:table-cell>
          <table:table-cell office:value-type="float" office:value="766.689" calcext:value-type="float">
            <text:p>766.689</text:p>
          </table:table-cell>
          <table:table-cell office:value-type="string" calcext:value-type="string">
            <text:p>k/s</text:p>
          </table:table-cell>
          <table:table-cell/>
          <table:table-cell table:formula="of:=IF([.J56]=&quot;k/s&quot;; [.I56]/1000; [.I56])" office:value-type="float" office:value="0.766689" calcext:value-type="float">
            <text:p>0.766689</text:p>
          </table:table-cell>
        </table:table-row>
        <table:table-row table:style-name="ro1">
          <table:table-cell/>
          <table:table-cell office:value-type="string" calcext:value-type="string">
            <text:p>TinspinQuadtree/WQ/10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8879" calcext:value-type="float">
            <text:p>298879</text:p>
          </table:table-cell>
          <table:table-cell office:value-type="float" office:value="4.11063" calcext:value-type="float">
            <text:p>4.11063</text:p>
          </table:table-cell>
          <table:table-cell office:value-type="float" office:value="426.401" calcext:value-type="float">
            <text:p>426.401</text:p>
          </table:table-cell>
          <table:table-cell office:value-type="string" calcext:value-type="string">
            <text:p>k/s</text:p>
          </table:table-cell>
          <table:table-cell/>
          <table:table-cell table:formula="of:=IF([.J57]=&quot;k/s&quot;; [.I57]/1000; [.I57])" office:value-type="float" office:value="0.426401" calcext:value-type="float">
            <text:p>0.426401</text:p>
          </table:table-cell>
        </table:table-row>
        <table:table-row table:style-name="ro1">
          <table:table-cell/>
          <table:table-cell office:value-type="string" calcext:value-type="string">
            <text:p>TinspinQuadtree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940721" calcext:value-type="float">
            <text:p>2940721</text:p>
          </table:table-cell>
          <table:table-cell office:value-type="float" office:value="2.53059" calcext:value-type="float">
            <text:p>2.53059</text:p>
          </table:table-cell>
          <table:table-cell office:value-type="float" office:value="4.25864" calcext:value-type="float">
            <text:p>4.25864</text:p>
          </table:table-cell>
          <table:table-cell office:value-type="string" calcext:value-type="string">
            <text:p>M/s</text:p>
          </table:table-cell>
          <table:table-cell/>
          <table:table-cell table:formula="of:=IF([.J58]=&quot;k/s&quot;; [.I58]/1000; [.I58])" office:value-type="float" office:value="4.25864" calcext:value-type="float">
            <text:p>4.25864</text:p>
          </table:table-cell>
        </table:table-row>
        <table:table-row table:style-name="ro1">
          <table:table-cell/>
          <table:table-cell office:value-type="string" calcext:value-type="string">
            <text:p>TinspinQuadtree/WQ/1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978400" calcext:value-type="float">
            <text:p>1978400</text:p>
          </table:table-cell>
          <table:table-cell office:value-type="float" office:value="3.27518" calcext:value-type="float">
            <text:p>3.27518</text:p>
          </table:table-cell>
          <table:table-cell office:value-type="float" office:value="2.82221" calcext:value-type="float">
            <text:p>2.82221</text:p>
          </table:table-cell>
          <table:table-cell office:value-type="string" calcext:value-type="string">
            <text:p>M/s</text:p>
          </table:table-cell>
          <table:table-cell/>
          <table:table-cell table:formula="of:=IF([.J59]=&quot;k/s&quot;; [.I59]/1000; [.I59])" office:value-type="float" office:value="2.82221" calcext:value-type="float">
            <text:p>2.82221</text:p>
          </table:table-cell>
        </table:table-row>
        <table:table-row table:style-name="ro1">
          <table:table-cell/>
          <table:table-cell office:value-type="string" calcext:value-type="string">
            <text:p>TinspinQuadtree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309126" calcext:value-type="float">
            <text:p>1309126</text:p>
          </table:table-cell>
          <table:table-cell office:value-type="float" office:value="3.05168" calcext:value-type="float">
            <text:p>3.05168</text:p>
          </table:table-cell>
          <table:table-cell office:value-type="float" office:value="1.84666" calcext:value-type="float">
            <text:p>1.84666</text:p>
          </table:table-cell>
          <table:table-cell office:value-type="string" calcext:value-type="string">
            <text:p>M/s</text:p>
          </table:table-cell>
          <table:table-cell/>
          <table:table-cell table:formula="of:=IF([.J60]=&quot;k/s&quot;; [.I60]/1000; [.I60])" office:value-type="float" office:value="1.84666" calcext:value-type="float">
            <text:p>1.84666</text:p>
          </table:table-cell>
        </table:table-row>
        <table:table-row table:style-name="ro1">
          <table:table-cell/>
          <table:table-cell office:value-type="string" calcext:value-type="string">
            <text:p>TinspinQuadtree/WQ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17455" calcext:value-type="float">
            <text:p>817455</text:p>
          </table:table-cell>
          <table:table-cell office:value-type="float" office:value="3.26869" calcext:value-type="float">
            <text:p>3.26869</text:p>
          </table:table-cell>
          <table:table-cell office:value-type="float" office:value="1.15602" calcext:value-type="float">
            <text:p>1.15602</text:p>
          </table:table-cell>
          <table:table-cell office:value-type="string" calcext:value-type="string">
            <text:p>M/s</text:p>
          </table:table-cell>
          <table:table-cell/>
          <table:table-cell table:formula="of:=IF([.J61]=&quot;k/s&quot;; [.I61]/1000; [.I61])" office:value-type="float" office:value="1.15602" calcext:value-type="float">
            <text:p>1.15602</text:p>
          </table:table-cell>
        </table:table-row>
        <table:table-row table:style-name="ro1">
          <table:table-cell/>
          <table:table-cell office:value-type="string" calcext:value-type="string">
            <text:p>BoostRT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44215" calcext:value-type="float">
            <text:p>944215</text:p>
          </table:table-cell>
          <table:table-cell office:value-type="float" office:value="3.09434" calcext:value-type="float">
            <text:p>3.09434</text:p>
          </table:table-cell>
          <table:table-cell office:value-type="float" office:value="1.35683" calcext:value-type="float">
            <text:p>1.35683</text:p>
          </table:table-cell>
          <table:table-cell office:value-type="string" calcext:value-type="string">
            <text:p>M/s</text:p>
          </table:table-cell>
          <table:table-cell/>
          <table:table-cell table:formula="of:=IF([.J62]=&quot;k/s&quot;; [.I62]/1000; [.I62])" office:value-type="float" office:value="1.35683" calcext:value-type="float">
            <text:p>1.35683</text:p>
          </table:table-cell>
        </table:table-row>
        <table:table-row table:style-name="ro1">
          <table:table-cell/>
          <table:table-cell office:value-type="string" calcext:value-type="string">
            <text:p>BoostRT/WQ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07013" calcext:value-type="float">
            <text:p>707013</text:p>
          </table:table-cell>
          <table:table-cell office:value-type="float" office:value="3.01854" calcext:value-type="float">
            <text:p>3.01854</text:p>
          </table:table-cell>
          <table:table-cell office:value-type="float" office:value="1011.71" calcext:value-type="float">
            <text:p>1011.71</text:p>
          </table:table-cell>
          <table:table-cell office:value-type="string" calcext:value-type="string">
            <text:p>k/s</text:p>
          </table:table-cell>
          <table:table-cell/>
          <table:table-cell table:formula="of:=IF([.J63]=&quot;k/s&quot;; [.I63]/1000; [.I63])" office:value-type="float" office:value="1.01171" calcext:value-type="float">
            <text:p>1.01171</text:p>
          </table:table-cell>
        </table:table-row>
        <table:table-row table:style-name="ro1">
          <table:table-cell/>
          <table:table-cell office:value-type="string" calcext:value-type="string">
            <text:p>BoostRT/WQ/10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03443" calcext:value-type="float">
            <text:p>503443</text:p>
          </table:table-cell>
          <table:table-cell office:value-type="float" office:value="3.2001" calcext:value-type="float">
            <text:p>3.2001</text:p>
          </table:table-cell>
          <table:table-cell office:value-type="float" office:value="723.599" calcext:value-type="float">
            <text:p>723.599</text:p>
          </table:table-cell>
          <table:table-cell office:value-type="string" calcext:value-type="string">
            <text:p>k/s</text:p>
          </table:table-cell>
          <table:table-cell/>
          <table:table-cell table:formula="of:=IF([.J64]=&quot;k/s&quot;; [.I64]/1000; [.I64])" office:value-type="float" office:value="0.723599" calcext:value-type="float">
            <text:p>0.723599</text:p>
          </table:table-cell>
        </table:table-row>
        <table:table-row table:style-name="ro1">
          <table:table-cell/>
          <table:table-cell office:value-type="string" calcext:value-type="string">
            <text:p>BoostRT/WQ/100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43973" calcext:value-type="float">
            <text:p>243973</text:p>
          </table:table-cell>
          <table:table-cell office:value-type="float" office:value="4.11205" calcext:value-type="float">
            <text:p>4.11205</text:p>
          </table:table-cell>
          <table:table-cell office:value-type="float" office:value="366.901" calcext:value-type="float">
            <text:p>366.901</text:p>
          </table:table-cell>
          <table:table-cell office:value-type="string" calcext:value-type="string">
            <text:p>k/s</text:p>
          </table:table-cell>
          <table:table-cell/>
          <table:table-cell table:formula="of:=IF([.J65]=&quot;k/s&quot;; [.I65]/1000; [.I65])" office:value-type="float" office:value="0.366901" calcext:value-type="float">
            <text:p>0.366901</text:p>
          </table:table-cell>
        </table:table-row>
        <table:table-row table:style-name="ro1">
          <table:table-cell/>
          <table:table-cell office:value-type="string" calcext:value-type="string">
            <text:p>BoostRT/WQ/1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726007" calcext:value-type="float">
            <text:p>2726007</text:p>
          </table:table-cell>
          <table:table-cell office:value-type="float" office:value="2.53349" calcext:value-type="float">
            <text:p>2.53349</text:p>
          </table:table-cell>
          <table:table-cell office:value-type="float" office:value="3.88864" calcext:value-type="float">
            <text:p>3.88864</text:p>
          </table:table-cell>
          <table:table-cell office:value-type="string" calcext:value-type="string">
            <text:p>M/s</text:p>
          </table:table-cell>
          <table:table-cell/>
          <table:table-cell table:formula="of:=IF([.J66]=&quot;k/s&quot;; [.I66]/1000; [.I66])" office:value-type="float" office:value="3.88864" calcext:value-type="float">
            <text:p>3.88864</text:p>
          </table:table-cell>
        </table:table-row>
        <table:table-row table:style-name="ro1">
          <table:table-cell/>
          <table:table-cell office:value-type="string" calcext:value-type="string">
            <text:p>BoostRT/WQ/10000/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123432" calcext:value-type="float">
            <text:p>2123432</text:p>
          </table:table-cell>
          <table:table-cell office:value-type="float" office:value="3.27442" calcext:value-type="float">
            <text:p>3.27442</text:p>
          </table:table-cell>
          <table:table-cell office:value-type="float" office:value="3.04073" calcext:value-type="float">
            <text:p>3.04073</text:p>
          </table:table-cell>
          <table:table-cell office:value-type="string" calcext:value-type="string">
            <text:p>M/s</text:p>
          </table:table-cell>
          <table:table-cell/>
          <table:table-cell table:formula="of:=IF([.J67]=&quot;k/s&quot;; [.I67]/1000; [.I67])" office:value-type="float" office:value="3.04073" calcext:value-type="float">
            <text:p>3.04073</text:p>
          </table:table-cell>
        </table:table-row>
        <table:table-row table:style-name="ro1">
          <table:table-cell/>
          <table:table-cell office:value-type="string" calcext:value-type="string">
            <text:p>BoostRT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229534" calcext:value-type="float">
            <text:p>1229534</text:p>
          </table:table-cell>
          <table:table-cell office:value-type="float" office:value="3.04931" calcext:value-type="float">
            <text:p>3.04931</text:p>
          </table:table-cell>
          <table:table-cell office:value-type="float" office:value="1.76545" calcext:value-type="float">
            <text:p>1.76545</text:p>
          </table:table-cell>
          <table:table-cell office:value-type="string" calcext:value-type="string">
            <text:p>M/s</text:p>
          </table:table-cell>
          <table:table-cell/>
          <table:table-cell table:formula="of:=IF([.J68]=&quot;k/s&quot;; [.I68]/1000; [.I68])" office:value-type="float" office:value="1.76545" calcext:value-type="float">
            <text:p>1.76545</text:p>
          </table:table-cell>
        </table:table-row>
        <table:table-row table:style-name="ro1">
          <table:table-cell/>
          <table:table-cell office:value-type="string" calcext:value-type="string">
            <text:p>BoostRT/WQ/10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47084" calcext:value-type="float">
            <text:p>747084</text:p>
          </table:table-cell>
          <table:table-cell office:value-type="float" office:value="3.25752" calcext:value-type="float">
            <text:p>3.25752</text:p>
          </table:table-cell>
          <table:table-cell office:value-type="float" office:value="1066.77" calcext:value-type="float">
            <text:p>1066.77</text:p>
          </table:table-cell>
          <table:table-cell office:value-type="string" calcext:value-type="string">
            <text:p>k/s</text:p>
          </table:table-cell>
          <table:table-cell/>
          <table:table-cell table:formula="of:=IF([.J69]=&quot;k/s&quot;; [.I69]/1000; [.I69])" office:value-type="float" office:value="1.06677" calcext:value-type="float">
            <text:p>1.06677</text:p>
          </table:table-cell>
        </table:table-row>
        <table:table-row table:style-name="ro1">
          <table:table-cell/>
          <table:table-cell office:value-type="string" calcext:value-type="string">
            <text:p>FlannKDS/WQ/1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20276" calcext:value-type="float">
            <text:p>620276</text:p>
          </table:table-cell>
          <table:table-cell office:value-type="float" office:value="3.09421" calcext:value-type="float">
            <text:p>3.09421</text:p>
          </table:table-cell>
          <table:table-cell office:value-type="float" office:value="885.675" calcext:value-type="float">
            <text:p>885.675</text:p>
          </table:table-cell>
          <table:table-cell office:value-type="string" calcext:value-type="string">
            <text:p>k/s</text:p>
          </table:table-cell>
          <table:table-cell/>
          <table:table-cell table:formula="of:=IF([.J70]=&quot;k/s&quot;; [.I70]/1000; [.I70])" office:value-type="float" office:value="0.885675" calcext:value-type="float">
            <text:p>0.885675</text:p>
          </table:table-cell>
        </table:table-row>
        <table:table-row table:style-name="ro1">
          <table:table-cell/>
          <table:table-cell office:value-type="string" calcext:value-type="string">
            <text:p>FlannKDS/WQ/10000/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16728" calcext:value-type="float">
            <text:p>516728</text:p>
          </table:table-cell>
          <table:table-cell office:value-type="float" office:value="3.02241" calcext:value-type="float">
            <text:p>3.02241</text:p>
          </table:table-cell>
          <table:table-cell office:value-type="float" office:value="742.255" calcext:value-type="float">
            <text:p>742.255</text:p>
          </table:table-cell>
          <table:table-cell office:value-type="string" calcext:value-type="string">
            <text:p>k/s</text:p>
          </table:table-cell>
          <table:table-cell/>
          <table:table-cell table:formula="of:=IF([.J71]=&quot;k/s&quot;; [.I71]/1000; [.I71])" office:value-type="float" office:value="0.742255" calcext:value-type="float">
            <text:p>0.742255</text:p>
          </table:table-cell>
        </table:table-row>
        <table:table-row table:style-name="ro1">
          <table:table-cell/>
          <table:table-cell office:value-type="string" calcext:value-type="string">
            <text:p>FlannKDS/WQ/1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33536" calcext:value-type="float">
            <text:p>433536</text:p>
          </table:table-cell>
          <table:table-cell office:value-type="float" office:value="3.23213" calcext:value-type="float">
            <text:p>3.23213</text:p>
          </table:table-cell>
          <table:table-cell office:value-type="float" office:value="630.385" calcext:value-type="float">
            <text:p>630.385</text:p>
          </table:table-cell>
          <table:table-cell office:value-type="string" calcext:value-type="string">
            <text:p>k/s</text:p>
          </table:table-cell>
          <table:table-cell/>
          <table:table-cell table:formula="of:=IF([.J72]=&quot;k/s&quot;; [.I72]/1000; [.I72])" office:value-type="float" office:value="0.630385" calcext:value-type="float">
            <text:p>0.630385</text:p>
          </table:table-cell>
        </table:table-row>
        <table:table-row table:style-name="ro1">
          <table:table-cell/>
          <table:table-cell office:value-type="string" calcext:value-type="string">
            <text:p>FlannKDS/WQ/100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54708" calcext:value-type="float">
            <text:p>254708</text:p>
          </table:table-cell>
          <table:table-cell office:value-type="float" office:value="4.10977" calcext:value-type="float">
            <text:p>4.10977</text:p>
          </table:table-cell>
          <table:table-cell office:value-type="float" office:value="363.709" calcext:value-type="float">
            <text:p>363.709</text:p>
          </table:table-cell>
          <table:table-cell office:value-type="string" calcext:value-type="string">
            <text:p>k/s</text:p>
          </table:table-cell>
          <table:table-cell/>
          <table:table-cell table:formula="of:=IF([.J73]=&quot;k/s&quot;; [.I73]/1000; [.I73])" office:value-type="float" office:value="0.363709" calcext:value-type="float">
            <text:p>0.363709</text:p>
          </table:table-cell>
        </table:table-row>
        <table:table-row table:style-name="ro1">
          <table:table-cell/>
          <table:table-cell office:value-type="string" calcext:value-type="string">
            <text:p>FlannKDS/WQ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57519" calcext:value-type="float">
            <text:p>957519</text:p>
          </table:table-cell>
          <table:table-cell office:value-type="float" office:value="2.54405" calcext:value-type="float">
            <text:p>2.54405</text:p>
          </table:table-cell>
          <table:table-cell office:value-type="float" office:value="1.37004" calcext:value-type="float">
            <text:p>1.37004</text:p>
          </table:table-cell>
          <table:table-cell office:value-type="string" calcext:value-type="string">
            <text:p>M/s</text:p>
          </table:table-cell>
          <table:table-cell/>
          <table:table-cell table:formula="of:=IF([.J74]=&quot;k/s&quot;; [.I74]/1000; [.I74])" office:value-type="float" office:value="1.37004" calcext:value-type="float">
            <text:p>1.37004</text:p>
          </table:table-cell>
        </table:table-row>
        <table:table-row table:style-name="ro1">
          <table:table-cell/>
          <table:table-cell office:value-type="string" calcext:value-type="string">
            <text:p>FlannKDS/WQ/1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89005" calcext:value-type="float">
            <text:p>689005</text:p>
          </table:table-cell>
          <table:table-cell office:value-type="float" office:value="3.23849" calcext:value-type="float">
            <text:p>3.23849</text:p>
          </table:table-cell>
          <table:table-cell office:value-type="float" office:value="988.463" calcext:value-type="float">
            <text:p>988.463</text:p>
          </table:table-cell>
          <table:table-cell office:value-type="string" calcext:value-type="string">
            <text:p>k/s</text:p>
          </table:table-cell>
          <table:table-cell/>
          <table:table-cell table:formula="of:=IF([.J75]=&quot;k/s&quot;; [.I75]/1000; [.I75])" office:value-type="float" office:value="0.988463" calcext:value-type="float">
            <text:p>0.988463</text:p>
          </table:table-cell>
        </table:table-row>
        <table:table-row table:style-name="ro1">
          <table:table-cell/>
          <table:table-cell office:value-type="string" calcext:value-type="string">
            <text:p>FlannKDS/WQ/100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608349" calcext:value-type="float">
            <text:p>608349</text:p>
          </table:table-cell>
          <table:table-cell office:value-type="float" office:value="3.08358" calcext:value-type="float">
            <text:p>3.08358</text:p>
          </table:table-cell>
          <table:table-cell office:value-type="float" office:value="869.068" calcext:value-type="float">
            <text:p>869.068</text:p>
          </table:table-cell>
          <table:table-cell office:value-type="string" calcext:value-type="string">
            <text:p>k/s</text:p>
          </table:table-cell>
          <table:table-cell/>
          <table:table-cell table:formula="of:=IF([.J76]=&quot;k/s&quot;; [.I76]/1000; [.I76])" office:value-type="float" office:value="0.869068" calcext:value-type="float">
            <text:p>0.869068</text:p>
          </table:table-cell>
        </table:table-row>
        <table:table-row table:style-name="ro1">
          <table:table-cell/>
          <table:table-cell office:value-type="string" calcext:value-type="string">
            <text:p>FlannKDS/WQ/10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98392" calcext:value-type="float">
            <text:p>398392</text:p>
          </table:table-cell>
          <table:table-cell office:value-type="float" office:value="3.26424" calcext:value-type="float">
            <text:p>3.26424</text:p>
          </table:table-cell>
          <table:table-cell office:value-type="float" office:value="570.145" calcext:value-type="float">
            <text:p>570.145</text:p>
          </table:table-cell>
          <table:table-cell office:value-type="string" calcext:value-type="string">
            <text:p>k/s</text:p>
          </table:table-cell>
          <table:table-cell/>
          <table:table-cell table:formula="of:=IF([.J77]=&quot;k/s&quot;; [.I77]/1000; [.I77])" office:value-type="float" office:value="0.570145" calcext:value-type="float">
            <text:p>0.570145</text:p>
          </table:table-cell>
        </table:table-row>
        <table:table-row table:style-name="ro1">
          <table:table-cell/>
          <table:table-cell office:value-type="string" calcext:value-type="string">
            <text:p>BBTree/WQ/1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12125" calcext:value-type="float">
            <text:p>312125</text:p>
          </table:table-cell>
          <table:table-cell office:value-type="float" office:value="3.0925" calcext:value-type="float">
            <text:p>3.0925</text:p>
          </table:table-cell>
          <table:table-cell office:value-type="float" office:value="454.988" calcext:value-type="float">
            <text:p>454.988</text:p>
          </table:table-cell>
          <table:table-cell office:value-type="string" calcext:value-type="string">
            <text:p>k/s</text:p>
          </table:table-cell>
          <table:table-cell/>
          <table:table-cell table:formula="of:=IF([.J78]=&quot;k/s&quot;; [.I78]/1000; [.I78])" office:value-type="float" office:value="0.454988" calcext:value-type="float">
            <text:p>0.454988</text:p>
          </table:table-cell>
        </table:table-row>
        <table:table-row table:style-name="ro1">
          <table:table-cell/>
          <table:table-cell office:value-type="string" calcext:value-type="string">
            <text:p>BBTree/WQ/10000/4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45534" calcext:value-type="float">
            <text:p>245534</text:p>
          </table:table-cell>
          <table:table-cell office:value-type="float" office:value="3.0439" calcext:value-type="float">
            <text:p>3.0439</text:p>
          </table:table-cell>
          <table:table-cell office:value-type="float" office:value="356.037" calcext:value-type="float">
            <text:p>356.037</text:p>
          </table:table-cell>
          <table:table-cell office:value-type="string" calcext:value-type="string">
            <text:p>k/s</text:p>
          </table:table-cell>
          <table:table-cell/>
          <table:table-cell table:formula="of:=IF([.J79]=&quot;k/s&quot;; [.I79]/1000; [.I79])" office:value-type="float" office:value="0.356037" calcext:value-type="float">
            <text:p>0.356037</text:p>
          </table:table-cell>
        </table:table-row>
        <table:table-row table:style-name="ro1">
          <table:table-cell/>
          <table:table-cell office:value-type="string" calcext:value-type="string">
            <text:p>BBTree/WQ/100000/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5043" calcext:value-type="float">
            <text:p>295043</text:p>
          </table:table-cell>
          <table:table-cell office:value-type="float" office:value="3.33902" calcext:value-type="float">
            <text:p>3.33902</text:p>
          </table:table-cell>
          <table:table-cell office:value-type="float" office:value="427.742" calcext:value-type="float">
            <text:p>427.742</text:p>
          </table:table-cell>
          <table:table-cell office:value-type="string" calcext:value-type="string">
            <text:p>k/s</text:p>
          </table:table-cell>
          <table:table-cell/>
          <table:table-cell table:formula="of:=IF([.J80]=&quot;k/s&quot;; [.I80]/1000; [.I80])" office:value-type="float" office:value="0.427742" calcext:value-type="float">
            <text:p>0.427742</text:p>
          </table:table-cell>
        </table:table-row>
        <table:table-row table:style-name="ro1">
          <table:table-cell/>
          <table:table-cell office:value-type="string" calcext:value-type="string">
            <text:p>BBTree/WQ/1000000/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3859" calcext:value-type="float">
            <text:p>93859</text:p>
          </table:table-cell>
          <table:table-cell office:value-type="float" office:value="4.11612" calcext:value-type="float">
            <text:p>4.11612</text:p>
          </table:table-cell>
          <table:table-cell office:value-type="float" office:value="134.613" calcext:value-type="float">
            <text:p>134.613</text:p>
          </table:table-cell>
          <table:table-cell office:value-type="string" calcext:value-type="string">
            <text:p>k/s</text:p>
          </table:table-cell>
          <table:table-cell/>
          <table:table-cell table:formula="of:=IF([.J81]=&quot;k/s&quot;; [.I81]/1000; [.I81])" office:value-type="float" office:value="0.134613" calcext:value-type="float">
            <text:p>0.134613</text:p>
          </table:table-cell>
        </table:table-row>
        <table:table-row table:style-name="ro1">
          <table:table-cell/>
          <table:table-cell office:value-type="string" calcext:value-type="string">
            <text:p>BBTree/WQ/1000/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94449" calcext:value-type="float">
            <text:p>594449</text:p>
          </table:table-cell>
          <table:table-cell office:value-type="float" office:value="2.52797" calcext:value-type="float">
            <text:p>2.52797</text:p>
          </table:table-cell>
          <table:table-cell office:value-type="float" office:value="871.151" calcext:value-type="float">
            <text:p>871.151</text:p>
          </table:table-cell>
          <table:table-cell office:value-type="string" calcext:value-type="string">
            <text:p>k/s</text:p>
          </table:table-cell>
          <table:table-cell/>
          <table:table-cell table:formula="of:=IF([.J82]=&quot;k/s&quot;; [.I82]/1000; [.I82])" office:value-type="float" office:value="0.871151" calcext:value-type="float">
            <text:p>0.871151</text:p>
          </table:table-cell>
        </table:table-row>
        <table:table-row table:style-name="ro1">
          <table:table-cell/>
          <table:table-cell office:value-type="string" calcext:value-type="string">
            <text:p>BBTree/WQ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84754" calcext:value-type="float">
            <text:p>384754</text:p>
          </table:table-cell>
          <table:table-cell office:value-type="float" office:value="3.24254" calcext:value-type="float">
            <text:p>3.24254</text:p>
          </table:table-cell>
          <table:table-cell office:value-type="float" office:value="570.999" calcext:value-type="float">
            <text:p>570.999</text:p>
          </table:table-cell>
          <table:table-cell office:value-type="string" calcext:value-type="string">
            <text:p>k/s</text:p>
          </table:table-cell>
          <table:table-cell/>
          <table:table-cell table:formula="of:=IF([.J83]=&quot;k/s&quot;; [.I83]/1000; [.I83])" office:value-type="float" office:value="0.570999" calcext:value-type="float">
            <text:p>0.570999</text:p>
          </table:table-cell>
        </table:table-row>
        <table:table-row table:style-name="ro1">
          <table:table-cell/>
          <table:table-cell office:value-type="string" calcext:value-type="string">
            <text:p>BBTree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15856" calcext:value-type="float">
            <text:p>415856</text:p>
          </table:table-cell>
          <table:table-cell office:value-type="float" office:value="3.11777" calcext:value-type="float">
            <text:p>3.11777</text:p>
          </table:table-cell>
          <table:table-cell office:value-type="float" office:value="593.805" calcext:value-type="float">
            <text:p>593.805</text:p>
          </table:table-cell>
          <table:table-cell office:value-type="string" calcext:value-type="string">
            <text:p>k/s</text:p>
          </table:table-cell>
          <table:table-cell/>
          <table:table-cell table:formula="of:=IF([.J84]=&quot;k/s&quot;; [.I84]/1000; [.I84])" office:value-type="float" office:value="0.593805" calcext:value-type="float">
            <text:p>0.593805</text:p>
          </table:table-cell>
        </table:table-row>
        <table:table-row table:style-name="ro1">
          <table:table-cell/>
          <table:table-cell office:value-type="string" calcext:value-type="string">
            <text:p>BBTree/WQ/10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0589" calcext:value-type="float">
            <text:p>190589</text:p>
          </table:table-cell>
          <table:table-cell office:value-type="float" office:value="3.29243" calcext:value-type="float">
            <text:p>3.29243</text:p>
          </table:table-cell>
          <table:table-cell office:value-type="float" office:value="275.582" calcext:value-type="float">
            <text:p>275.582</text:p>
          </table:table-cell>
          <table:table-cell office:value-type="string" calcext:value-type="string">
            <text:p>k/s</text:p>
          </table:table-cell>
          <table:table-cell/>
          <table:table-cell table:formula="of:=IF([.J85]=&quot;k/s&quot;; [.I85]/1000; [.I85])" office:value-type="float" office:value="0.275582" calcext:value-type="float">
            <text:p>0.275582</text:p>
          </table:table-cell>
        </table:table-row>
        <table:table-row table:style-name="ro1">
          <table:table-cell/>
          <table:table-cell office:value-type="string" calcext:value-type="string">
            <text:p>BBTree/WQ/1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84754" calcext:value-type="float">
            <text:p>384754</text:p>
          </table:table-cell>
          <table:table-cell office:value-type="float" office:value="3.24254" calcext:value-type="float">
            <text:p>3.24254</text:p>
          </table:table-cell>
          <table:table-cell office:value-type="float" office:value="570.999" calcext:value-type="float">
            <text:p>570.999</text:p>
          </table:table-cell>
          <table:table-cell office:value-type="string" calcext:value-type="string">
            <text:p>k/s</text:p>
          </table:table-cell>
          <table:table-cell/>
          <table:table-cell table:formula="of:=IF([.J86]=&quot;k/s&quot;; [.I86]/1000; [.I86])" office:value-type="float" office:value="0.570999" calcext:value-type="float">
            <text:p>0.570999</text:p>
          </table:table-cell>
        </table:table-row>
        <table:table-row table:style-name="ro1">
          <table:table-cell/>
          <table:table-cell office:value-type="string" calcext:value-type="string">
            <text:p>BBTree/WQ/100000/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15856" calcext:value-type="float">
            <text:p>415856</text:p>
          </table:table-cell>
          <table:table-cell office:value-type="float" office:value="3.11777" calcext:value-type="float">
            <text:p>3.11777</text:p>
          </table:table-cell>
          <table:table-cell office:value-type="float" office:value="593.805" calcext:value-type="float">
            <text:p>593.805</text:p>
          </table:table-cell>
          <table:table-cell office:value-type="string" calcext:value-type="string">
            <text:p>k/s</text:p>
          </table:table-cell>
          <table:table-cell/>
          <table:table-cell table:formula="of:=IF([.J87]=&quot;k/s&quot;; [.I87]/1000; [.I87])" office:value-type="float" office:value="0.593805" calcext:value-type="float">
            <text:p>0.593805</text:p>
          </table:table-cell>
        </table:table-row>
        <table:table-row table:style-name="ro1">
          <table:table-cell/>
          <table:table-cell office:value-type="string" calcext:value-type="string">
            <text:p>BBTree/WQ/1000000/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0589" calcext:value-type="float">
            <text:p>190589</text:p>
          </table:table-cell>
          <table:table-cell office:value-type="float" office:value="3.29243" calcext:value-type="float">
            <text:p>3.29243</text:p>
          </table:table-cell>
          <table:table-cell office:value-type="float" office:value="275.582" calcext:value-type="float">
            <text:p>275.582</text:p>
          </table:table-cell>
          <table:table-cell office:value-type="string" calcext:value-type="string">
            <text:p>k/s</text:p>
          </table:table-cell>
          <table:table-cell/>
          <table:table-cell table:formula="of:=IF([.J88]=&quot;k/s&quot;; [.I88]/1000; [.I88])" office:value-type="float" office:value="0.275582" calcext:value-type="float">
            <text:p>0.275582</text:p>
          </table:table-cell>
        </table:table-row>
        <table:table-row table:style-name="ro1" table:number-rows-repeated="104848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query_mm_d_web" table:style-name="ta1">
        <table:shapes>
          <draw:frame draw:z-index="0" draw:style-name="gr1" draw:text-style-name="P1" svg:width="6.2972in" svg:height="3.4343in" svg:x="1.4031in" svg:y="0.5425in">
            <draw:object draw:notify-on-update-of-ranges="query_mm_d_web.A30:query_mm_d_web.A33 query_mm_d_web.B30:query_mm_d_web.B30 query_mm_d_web.L30:query_mm_d_web.L33 query_mm_d_web.B34:query_mm_d_web.B34 query_mm_d_web.L34:query_mm_d_web.L37 query_mm_d_web.A30:query_mm_d_web.A33 query_mm_d_web.A30:query_mm_d_web.A33 query_mm_d_web.B38:query_mm_d_web.B38 query_mm_d_web.L38:query_mm_d_web.L41 query_mm_d_web.A30:query_mm_d_web.A33 query_mm_d_web.B42:query_mm_d_web.B42 query_mm_d_web.L42:query_mm_d_web.L45 query_mm_d_web.A30:query_mm_d_web.A33 query_mm_d_web.B46:query_mm_d_web.B46 query_mm_d_web.L46:query_mm_d_web.L49 query_mm_d_web.A30:query_mm_d_web.A33 query_mm_d_web.B50:query_mm_d_web.B50 query_mm_d_web.L50:query_mm_d_web.L53 query_mm_d_web.A30:query_mm_d_web.A33 query_mm_d_web.B54:query_mm_d_web.B54 query_mm_d_web.L54:query_mm_d_web.L57 query_mm_d_web.A30:query_mm_d_web.A33 query_mm_d_web.B58:query_mm_d_web.B58 query_mm_d_web.L58:query_mm_d_web.L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row table:style-name="ro1" table:number-rows-repeated="26">
          <table:table-cell table:number-columns-repeated="12"/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<text:s text:c="5"/>T</text:p>
          </table:table-cell>
          <table:table-cell office:value-type="string" calcext:value-type="string">
            <text:p>ime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<text:s text:c="3"/>Iterations</text:p>
          </table:table-cell>
          <table:table-cell office:value-type="string" calcext:value-type="string">
            <text:p><text:s/>avg_result_count</text:p>
          </table:table-cell>
          <table:table-cell office:value-type="string" calcext:value-type="string">
            <text:p><text:s/>query_r</text:p>
          </table:table-cell>
          <table:table-cell office:value-type="string" calcext:value-type="string">
            <text:p>ate</text:p>
          </table:table-cell>
          <table:table-cell/>
          <table:table-cell office:value-type="string" calcext:value-type="string">
            <text:p>normalized</text:p>
          </table:table-cell>
        </table:table-row>
        <table:table-row table:style-name="ro1">
          <table:table-cell/>
          <table:table-cell office:value-type="string" calcext:value-type="string">
            <text:p>--------------------------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-------------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to M/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hTreeMM/WQ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719144" calcext:value-type="float">
            <text:p>1719144</text:p>
          </table:table-cell>
          <table:table-cell office:value-type="float" office:value="2.99707" calcext:value-type="float">
            <text:p>2.99707</text:p>
          </table:table-cell>
          <table:table-cell office:value-type="float" office:value="2.50713" calcext:value-type="float">
            <text:p>2.50713</text:p>
          </table:table-cell>
          <table:table-cell table:number-columns-repeated="2" office:value-type="string" calcext:value-type="string">
            <text:p>M/s</text:p>
          </table:table-cell>
          <table:table-cell table:formula="of:=IF([.J30]=&quot;k/s&quot;; [.I30]/1000; [.I30])" office:value-type="float" office:value="2.50713" calcext:value-type="float">
            <text:p>2.507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PhTreeMM/WQ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30907" calcext:value-type="float">
            <text:p>1530907</text:p>
          </table:table-cell>
          <table:table-cell office:value-type="float" office:value="3.01965" calcext:value-type="float">
            <text:p>3.01965</text:p>
          </table:table-cell>
          <table:table-cell office:value-type="float" office:value="2.20227" calcext:value-type="float">
            <text:p>2.20227</text:p>
          </table:table-cell>
          <table:table-cell table:number-columns-repeated="2" office:value-type="string" calcext:value-type="string">
            <text:p>M/s</text:p>
          </table:table-cell>
          <table:table-cell table:formula="of:=IF([.J31]=&quot;k/s&quot;; [.I31]/1000; [.I31])" office:value-type="float" office:value="2.20227" calcext:value-type="float">
            <text:p>2.2022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PhTreeMM/WQ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63437" calcext:value-type="float">
            <text:p>863437</text:p>
          </table:table-cell>
          <table:table-cell office:value-type="float" office:value="3.05014" calcext:value-type="float">
            <text:p>3.05014</text:p>
          </table:table-cell>
          <table:table-cell office:value-type="float" office:value="1.24858" calcext:value-type="float">
            <text:p>1.24858</text:p>
          </table:table-cell>
          <table:table-cell table:number-columns-repeated="2" office:value-type="string" calcext:value-type="string">
            <text:p>M/s</text:p>
          </table:table-cell>
          <table:table-cell table:formula="of:=IF([.J32]=&quot;k/s&quot;; [.I32]/1000; [.I32])" office:value-type="float" office:value="1.24858" calcext:value-type="float">
            <text:p>1.2485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PhTreeMM/WQ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33605" calcext:value-type="float">
            <text:p>533605</text:p>
          </table:table-cell>
          <table:table-cell office:value-type="float" office:value="3.36052" calcext:value-type="float">
            <text:p>3.36052</text:p>
          </table:table-cell>
          <table:table-cell office:value-type="float" office:value="756.841" calcext:value-type="float">
            <text:p>756.841</text:p>
          </table:table-cell>
          <table:table-cell table:number-columns-repeated="2" office:value-type="string" calcext:value-type="string">
            <text:p>k/s</text:p>
          </table:table-cell>
          <table:table-cell table:formula="of:=IF([.J33]=&quot;k/s&quot;; [.I33]/1000; [.I33])" office:value-type="float" office:value="0.756841" calcext:value-type="float">
            <text:p>0.756841</text:p>
          </table:table-cell>
        </table:table-row>
        <table:table-row table:style-name="ro1">
          <table:table-cell/>
          <table:table-cell office:value-type="string" calcext:value-type="string">
            <text:p>PhTreeMM2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948441" calcext:value-type="float">
            <text:p>1948441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76348" calcext:value-type="float">
            <text:p>2.76348</text:p>
          </table:table-cell>
          <table:table-cell table:number-columns-repeated="2" office:value-type="string" calcext:value-type="string">
            <text:p>M/s</text:p>
          </table:table-cell>
          <table:table-cell table:formula="of:=IF([.J34]=&quot;k/s&quot;; [.I34]/1000; [.I34])" office:value-type="float" office:value="2.76348" calcext:value-type="float">
            <text:p>2.76348</text:p>
          </table:table-cell>
        </table:table-row>
        <table:table-row table:style-name="ro1">
          <table:table-cell/>
          <table:table-cell office:value-type="string" calcext:value-type="string">
            <text:p>PhTreeMM2/WEB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54293" calcext:value-type="float">
            <text:p>1554293</text:p>
          </table:table-cell>
          <table:table-cell office:value-type="float" office:value="3.01963" calcext:value-type="float">
            <text:p>3.01963</text:p>
          </table:table-cell>
          <table:table-cell office:value-type="float" office:value="2.21088" calcext:value-type="float">
            <text:p>2.21088</text:p>
          </table:table-cell>
          <table:table-cell table:number-columns-repeated="2" office:value-type="string" calcext:value-type="string">
            <text:p>M/s</text:p>
          </table:table-cell>
          <table:table-cell table:formula="of:=IF([.J35]=&quot;k/s&quot;; [.I35]/1000; [.I35])" office:value-type="float" office:value="2.21088" calcext:value-type="float">
            <text:p>2.21088</text:p>
          </table:table-cell>
        </table:table-row>
        <table:table-row table:style-name="ro1">
          <table:table-cell/>
          <table:table-cell office:value-type="string" calcext:value-type="string">
            <text:p>PhTreeMM2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54971" calcext:value-type="float">
            <text:p>1154971</text:p>
          </table:table-cell>
          <table:table-cell office:value-type="float" office:value="3.04997" calcext:value-type="float">
            <text:p>3.04997</text:p>
          </table:table-cell>
          <table:table-cell office:value-type="float" office:value="1.64656" calcext:value-type="float">
            <text:p>1.64656</text:p>
          </table:table-cell>
          <table:table-cell table:number-columns-repeated="2" office:value-type="string" calcext:value-type="string">
            <text:p>M/s</text:p>
          </table:table-cell>
          <table:table-cell table:formula="of:=IF([.J36]=&quot;k/s&quot;; [.I36]/1000; [.I36])" office:value-type="float" office:value="1.64656" calcext:value-type="float">
            <text:p>1.64656</text:p>
          </table:table-cell>
        </table:table-row>
        <table:table-row table:style-name="ro1">
          <table:table-cell/>
          <table:table-cell office:value-type="string" calcext:value-type="string">
            <text:p>PhTreeMM2/WEB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42388" calcext:value-type="float">
            <text:p>542388</text:p>
          </table:table-cell>
          <table:table-cell office:value-type="float" office:value="3.36064" calcext:value-type="float">
            <text:p>3.36064</text:p>
          </table:table-cell>
          <table:table-cell office:value-type="float" office:value="776.519" calcext:value-type="float">
            <text:p>776.519</text:p>
          </table:table-cell>
          <table:table-cell table:number-columns-repeated="2" office:value-type="string" calcext:value-type="string">
            <text:p>k/s</text:p>
          </table:table-cell>
          <table:table-cell table:formula="of:=IF([.J37]=&quot;k/s&quot;; [.I37]/1000; [.I37])" office:value-type="float" office:value="0.776519" calcext:value-type="float">
            <text:p>0.776519</text:p>
          </table:table-cell>
        </table:table-row>
        <table:table-row table:style-name="ro1">
          <table:table-cell/>
          <table:table-cell office:value-type="string" calcext:value-type="string">
            <text:p>TinspinKDTree/WEB/1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296133" calcext:value-type="float">
            <text:p>296133</text:p>
          </table:table-cell>
          <table:table-cell office:value-type="float" office:value="2.99719" calcext:value-type="float">
            <text:p>2.99719</text:p>
          </table:table-cell>
          <table:table-cell office:value-type="float" office:value="424.724" calcext:value-type="float">
            <text:p>424.724</text:p>
          </table:table-cell>
          <table:table-cell table:number-columns-repeated="2" office:value-type="string" calcext:value-type="string">
            <text:p>k/s</text:p>
          </table:table-cell>
          <table:table-cell table:formula="of:=IF([.J38]=&quot;k/s&quot;; [.I38]/1000; [.I38])" office:value-type="float" office:value="0.424724" calcext:value-type="float">
            <text:p>0.424724</text:p>
          </table:table-cell>
        </table:table-row>
        <table:table-row table:style-name="ro1">
          <table:table-cell/>
          <table:table-cell office:value-type="string" calcext:value-type="string">
            <text:p>TinspinKDTree/WEB/1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77361" calcext:value-type="float">
            <text:p>177361</text:p>
          </table:table-cell>
          <table:table-cell office:value-type="float" office:value="3.01975" calcext:value-type="float">
            <text:p>3.01975</text:p>
          </table:table-cell>
          <table:table-cell office:value-type="float" office:value="253.677" calcext:value-type="float">
            <text:p>253.677</text:p>
          </table:table-cell>
          <table:table-cell table:number-columns-repeated="2" office:value-type="string" calcext:value-type="string">
            <text:p>k/s</text:p>
          </table:table-cell>
          <table:table-cell table:formula="of:=IF([.J39]=&quot;k/s&quot;; [.I39]/1000; [.I39])" office:value-type="float" office:value="0.253677" calcext:value-type="float">
            <text:p>0.253677</text:p>
          </table:table-cell>
        </table:table-row>
        <table:table-row table:style-name="ro1">
          <table:table-cell/>
          <table:table-cell office:value-type="string" calcext:value-type="string">
            <text:p>TinspinKDTree/WEB/100000/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<text:s/>ms</text:p>
          </table:table-cell>
          <table:table-cell office:value-type="float" office:value="140178" calcext:value-type="float">
            <text:p>140178</text:p>
          </table:table-cell>
          <table:table-cell office:value-type="float" office:value="3.05029" calcext:value-type="float">
            <text:p>3.05029</text:p>
          </table:table-cell>
          <table:table-cell office:value-type="float" office:value="201.966" calcext:value-type="float">
            <text:p>201.966</text:p>
          </table:table-cell>
          <table:table-cell table:number-columns-repeated="2" office:value-type="string" calcext:value-type="string">
            <text:p>k/s</text:p>
          </table:table-cell>
          <table:table-cell table:formula="of:=IF([.J40]=&quot;k/s&quot;; [.I40]/1000; [.I40])" office:value-type="float" office:value="0.201966" calcext:value-type="float">
            <text:p>0.201966</text:p>
          </table:table-cell>
        </table:table-row>
        <table:table-row table:style-name="ro1">
          <table:table-cell/>
          <table:table-cell office:value-type="string" calcext:value-type="string">
            <text:p>TinspinKDTree/WEB/1000000/3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<text:s/>ms</text:p>
          </table:table-cell>
          <table:table-cell office:value-type="float" office:value="56507" calcext:value-type="float">
            <text:p>56507</text:p>
          </table:table-cell>
          <table:table-cell office:value-type="float" office:value="3.36489" calcext:value-type="float">
            <text:p>3.36489</text:p>
          </table:table-cell>
          <table:table-cell office:value-type="float" office:value="80.9493" calcext:value-type="float">
            <text:p>80.9493</text:p>
          </table:table-cell>
          <table:table-cell table:number-columns-repeated="2" office:value-type="string" calcext:value-type="string">
            <text:p>k/s</text:p>
          </table:table-cell>
          <table:table-cell table:formula="of:=IF([.J41]=&quot;k/s&quot;; [.I41]/1000; [.I41])" office:value-type="float" office:value="0.0809493" calcext:value-type="float">
            <text:p>0.0809493</text:p>
          </table:table-cell>
        </table:table-row>
        <table:table-row table:style-name="ro1">
          <table:table-cell/>
          <table:table-cell office:value-type="string" calcext:value-type="string">
            <text:p>TinspinQuadtree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2118971" calcext:value-type="float">
            <text:p>2118971</text:p>
          </table:table-cell>
          <table:table-cell office:value-type="float" office:value="2.99709" calcext:value-type="float">
            <text:p>2.99709</text:p>
          </table:table-cell>
          <table:table-cell office:value-type="float" office:value="3.05013" calcext:value-type="float">
            <text:p>3.05013</text:p>
          </table:table-cell>
          <table:table-cell table:number-columns-repeated="2" office:value-type="string" calcext:value-type="string">
            <text:p>M/s</text:p>
          </table:table-cell>
          <table:table-cell table:formula="of:=IF([.J42]=&quot;k/s&quot;; [.I42]/1000; [.I42])" office:value-type="float" office:value="3.05013" calcext:value-type="float">
            <text:p>3.05013</text:p>
          </table:table-cell>
        </table:table-row>
        <table:table-row table:style-name="ro1">
          <table:table-cell/>
          <table:table-cell office:value-type="string" calcext:value-type="string">
            <text:p>TinspinQuadtree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350584" calcext:value-type="float">
            <text:p>1350584</text:p>
          </table:table-cell>
          <table:table-cell office:value-type="float" office:value="3.0197" calcext:value-type="float">
            <text:p>3.0197</text:p>
          </table:table-cell>
          <table:table-cell office:value-type="float" office:value="1.93586" calcext:value-type="float">
            <text:p>1.93586</text:p>
          </table:table-cell>
          <table:table-cell table:number-columns-repeated="2" office:value-type="string" calcext:value-type="string">
            <text:p>M/s</text:p>
          </table:table-cell>
          <table:table-cell table:formula="of:=IF([.J43]=&quot;k/s&quot;; [.I43]/1000; [.I43])" office:value-type="float" office:value="1.93586" calcext:value-type="float">
            <text:p>1.93586</text:p>
          </table:table-cell>
        </table:table-row>
        <table:table-row table:style-name="ro1">
          <table:table-cell/>
          <table:table-cell office:value-type="string" calcext:value-type="string">
            <text:p>TinspinQuadtree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29503" calcext:value-type="float">
            <text:p>929503</text:p>
          </table:table-cell>
          <table:table-cell office:value-type="float" office:value="3.05015" calcext:value-type="float">
            <text:p>3.05015</text:p>
          </table:table-cell>
          <table:table-cell office:value-type="float" office:value="1.32262" calcext:value-type="float">
            <text:p>1.32262</text:p>
          </table:table-cell>
          <table:table-cell table:number-columns-repeated="2" office:value-type="string" calcext:value-type="string">
            <text:p>M/s</text:p>
          </table:table-cell>
          <table:table-cell table:formula="of:=IF([.J44]=&quot;k/s&quot;; [.I44]/1000; [.I44])" office:value-type="float" office:value="1.32262" calcext:value-type="float">
            <text:p>1.32262</text:p>
          </table:table-cell>
        </table:table-row>
        <table:table-row table:style-name="ro1">
          <table:table-cell/>
          <table:table-cell office:value-type="string" calcext:value-type="string">
            <text:p>TinspinQuadtree/WEB/1000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30561" calcext:value-type="float">
            <text:p>430561</text:p>
          </table:table-cell>
          <table:table-cell office:value-type="float" office:value="3.36083" calcext:value-type="float">
            <text:p>3.36083</text:p>
          </table:table-cell>
          <table:table-cell office:value-type="float" office:value="614.73" calcext:value-type="float">
            <text:p>614.73</text:p>
          </table:table-cell>
          <table:table-cell table:number-columns-repeated="2" office:value-type="string" calcext:value-type="string">
            <text:p>k/s</text:p>
          </table:table-cell>
          <table:table-cell table:formula="of:=IF([.J45]=&quot;k/s&quot;; [.I45]/1000; [.I45])" office:value-type="float" office:value="0.61473" calcext:value-type="float">
            <text:p>0.61473</text:p>
          </table:table-cell>
        </table:table-row>
        <table:table-row table:style-name="ro1">
          <table:table-cell/>
          <table:table-cell office:value-type="string" calcext:value-type="string">
            <text:p>BoostRT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893760" calcext:value-type="float">
            <text:p>1893760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69746" calcext:value-type="float">
            <text:p>2.69746</text:p>
          </table:table-cell>
          <table:table-cell table:number-columns-repeated="2" office:value-type="string" calcext:value-type="string">
            <text:p>M/s</text:p>
          </table:table-cell>
          <table:table-cell table:formula="of:=IF([.J46]=&quot;k/s&quot;; [.I46]/1000; [.I46])" office:value-type="float" office:value="2.69746" calcext:value-type="float">
            <text:p>2.69746</text:p>
          </table:table-cell>
        </table:table-row>
        <table:table-row table:style-name="ro1">
          <table:table-cell/>
          <table:table-cell office:value-type="string" calcext:value-type="string">
            <text:p>BoostRT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95737" calcext:value-type="float">
            <text:p>1195737</text:p>
          </table:table-cell>
          <table:table-cell office:value-type="float" office:value="3.01972" calcext:value-type="float">
            <text:p>3.01972</text:p>
          </table:table-cell>
          <table:table-cell office:value-type="float" office:value="1.72191" calcext:value-type="float">
            <text:p>1.72191</text:p>
          </table:table-cell>
          <table:table-cell table:number-columns-repeated="2" office:value-type="string" calcext:value-type="string">
            <text:p>M/s</text:p>
          </table:table-cell>
          <table:table-cell table:formula="of:=IF([.J47]=&quot;k/s&quot;; [.I47]/1000; [.I47])" office:value-type="float" office:value="1.72191" calcext:value-type="float">
            <text:p>1.72191</text:p>
          </table:table-cell>
        </table:table-row>
        <table:table-row table:style-name="ro1">
          <table:table-cell/>
          <table:table-cell office:value-type="string" calcext:value-type="string">
            <text:p>BoostRT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50439" calcext:value-type="float">
            <text:p>550439</text:p>
          </table:table-cell>
          <table:table-cell office:value-type="float" office:value="3.05009" calcext:value-type="float">
            <text:p>3.05009</text:p>
          </table:table-cell>
          <table:table-cell office:value-type="float" office:value="784.176" calcext:value-type="float">
            <text:p>784.176</text:p>
          </table:table-cell>
          <table:table-cell table:number-columns-repeated="2" office:value-type="string" calcext:value-type="string">
            <text:p>k/s</text:p>
          </table:table-cell>
          <table:table-cell table:formula="of:=IF([.J48]=&quot;k/s&quot;; [.I48]/1000; [.I48])" office:value-type="float" office:value="0.784176" calcext:value-type="float">
            <text:p>0.784176</text:p>
          </table:table-cell>
        </table:table-row>
        <table:table-row table:style-name="ro1">
          <table:table-cell/>
          <table:table-cell office:value-type="string" calcext:value-type="string">
            <text:p>BoostRT/WEB/100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89060" calcext:value-type="float">
            <text:p>189060</text:p>
          </table:table-cell>
          <table:table-cell office:value-type="float" office:value="3.36276" calcext:value-type="float">
            <text:p>3.36276</text:p>
          </table:table-cell>
          <table:table-cell office:value-type="float" office:value="271.752" calcext:value-type="float">
            <text:p>271.752</text:p>
          </table:table-cell>
          <table:table-cell table:number-columns-repeated="2" office:value-type="string" calcext:value-type="string">
            <text:p>k/s</text:p>
          </table:table-cell>
          <table:table-cell table:formula="of:=IF([.J49]=&quot;k/s&quot;; [.I49]/1000; [.I49])" office:value-type="float" office:value="0.271752" calcext:value-type="float">
            <text:p>0.271752</text:p>
          </table:table-cell>
        </table:table-row>
        <table:table-row table:style-name="ro1">
          <table:table-cell/>
          <table:table-cell office:value-type="string" calcext:value-type="string">
            <text:p>FlannKDS/WEB/1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354654" calcext:value-type="float">
            <text:p>1354654</text:p>
          </table:table-cell>
          <table:table-cell office:value-type="float" office:value="2.99704" calcext:value-type="float">
            <text:p>2.99704</text:p>
          </table:table-cell>
          <table:table-cell office:value-type="float" office:value="1.9592" calcext:value-type="float">
            <text:p>1.9592</text:p>
          </table:table-cell>
          <table:table-cell table:number-columns-repeated="2" office:value-type="string" calcext:value-type="string">
            <text:p>M/s</text:p>
          </table:table-cell>
          <table:table-cell table:formula="of:=IF([.J50]=&quot;k/s&quot;; [.I50]/1000; [.I50])" office:value-type="float" office:value="1.9592" calcext:value-type="float">
            <text:p>1.9592</text:p>
          </table:table-cell>
        </table:table-row>
        <table:table-row table:style-name="ro1">
          <table:table-cell/>
          <table:table-cell office:value-type="string" calcext:value-type="string">
            <text:p>FlannKDS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1122088" calcext:value-type="float">
            <text:p>1122088</text:p>
          </table:table-cell>
          <table:table-cell office:value-type="float" office:value="3.0198" calcext:value-type="float">
            <text:p>3.0198</text:p>
          </table:table-cell>
          <table:table-cell office:value-type="float" office:value="1.59923" calcext:value-type="float">
            <text:p>1.59923</text:p>
          </table:table-cell>
          <table:table-cell table:number-columns-repeated="2" office:value-type="string" calcext:value-type="string">
            <text:p>M/s</text:p>
          </table:table-cell>
          <table:table-cell table:formula="of:=IF([.J51]=&quot;k/s&quot;; [.I51]/1000; [.I51])" office:value-type="float" office:value="1.59923" calcext:value-type="float">
            <text:p>1.59923</text:p>
          </table:table-cell>
        </table:table-row>
        <table:table-row table:style-name="ro1">
          <table:table-cell/>
          <table:table-cell office:value-type="string" calcext:value-type="string">
            <text:p>FlannKDS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94195" calcext:value-type="float">
            <text:p>894195</text:p>
          </table:table-cell>
          <table:table-cell office:value-type="float" office:value="3.05016" calcext:value-type="float">
            <text:p>3.05016</text:p>
          </table:table-cell>
          <table:table-cell office:value-type="float" office:value="1.28678" calcext:value-type="float">
            <text:p>1.28678</text:p>
          </table:table-cell>
          <table:table-cell table:number-columns-repeated="2" office:value-type="string" calcext:value-type="string">
            <text:p>M/s</text:p>
          </table:table-cell>
          <table:table-cell table:formula="of:=IF([.J52]=&quot;k/s&quot;; [.I52]/1000; [.I52])" office:value-type="float" office:value="1.28678" calcext:value-type="float">
            <text:p>1.28678</text:p>
          </table:table-cell>
        </table:table-row>
        <table:table-row table:style-name="ro1">
          <table:table-cell/>
          <table:table-cell office:value-type="string" calcext:value-type="string">
            <text:p>FlannKDS/WEB/1000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445666" calcext:value-type="float">
            <text:p>445666</text:p>
          </table:table-cell>
          <table:table-cell office:value-type="float" office:value="3.36092" calcext:value-type="float">
            <text:p>3.36092</text:p>
          </table:table-cell>
          <table:table-cell office:value-type="float" office:value="641.213" calcext:value-type="float">
            <text:p>641.213</text:p>
          </table:table-cell>
          <table:table-cell table:number-columns-repeated="2" office:value-type="string" calcext:value-type="string">
            <text:p>k/s</text:p>
          </table:table-cell>
          <table:table-cell table:formula="of:=IF([.J53]=&quot;k/s&quot;; [.I53]/1000; [.I53])" office:value-type="float" office:value="0.641213" calcext:value-type="float">
            <text:p>0.641213</text:p>
          </table:table-cell>
        </table:table-row>
        <table:table-row table:style-name="ro1">
          <table:table-cell/>
          <table:table-cell office:value-type="string" calcext:value-type="string">
            <text:p>BBTree/WEB/1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974482" calcext:value-type="float">
            <text:p>974482</text:p>
          </table:table-cell>
          <table:table-cell office:value-type="float" office:value="2.99704" calcext:value-type="float">
            <text:p>2.99704</text:p>
          </table:table-cell>
          <table:table-cell office:value-type="float" office:value="1.36465" calcext:value-type="float">
            <text:p>1.36465</text:p>
          </table:table-cell>
          <table:table-cell table:number-columns-repeated="2" office:value-type="string" calcext:value-type="string">
            <text:p>M/s</text:p>
          </table:table-cell>
          <table:table-cell table:formula="of:=IF([.J54]=&quot;k/s&quot;; [.I54]/1000; [.I54])" office:value-type="float" office:value="1.36465" calcext:value-type="float">
            <text:p>1.36465</text:p>
          </table:table-cell>
        </table:table-row>
        <table:table-row table:style-name="ro1">
          <table:table-cell/>
          <table:table-cell office:value-type="string" calcext:value-type="string">
            <text:p>BBTree/WEB/1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738640" calcext:value-type="float">
            <text:p>738640</text:p>
          </table:table-cell>
          <table:table-cell office:value-type="float" office:value="3.01972" calcext:value-type="float">
            <text:p>3.01972</text:p>
          </table:table-cell>
          <table:table-cell office:value-type="float" office:value="1086.76" calcext:value-type="float">
            <text:p>1086.76</text:p>
          </table:table-cell>
          <table:table-cell table:number-columns-repeated="2" office:value-type="string" calcext:value-type="string">
            <text:p>k/s</text:p>
          </table:table-cell>
          <table:table-cell table:formula="of:=IF([.J55]=&quot;k/s&quot;; [.I55]/1000; [.I55])" office:value-type="float" office:value="1.08676" calcext:value-type="float">
            <text:p>1.08676</text:p>
          </table:table-cell>
        </table:table-row>
        <table:table-row table:style-name="ro1">
          <table:table-cell/>
          <table:table-cell office:value-type="string" calcext:value-type="string">
            <text:p>BBTree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80190" calcext:value-type="float">
            <text:p>580190</text:p>
          </table:table-cell>
          <table:table-cell office:value-type="float" office:value="3.0502" calcext:value-type="float">
            <text:p>3.0502</text:p>
          </table:table-cell>
          <table:table-cell office:value-type="float" office:value="836.204" calcext:value-type="float">
            <text:p>836.204</text:p>
          </table:table-cell>
          <table:table-cell table:number-columns-repeated="2" office:value-type="string" calcext:value-type="string">
            <text:p>k/s</text:p>
          </table:table-cell>
          <table:table-cell table:formula="of:=IF([.J56]=&quot;k/s&quot;; [.I56]/1000; [.I56])" office:value-type="float" office:value="0.836204" calcext:value-type="float">
            <text:p>0.836204</text:p>
          </table:table-cell>
        </table:table-row>
        <table:table-row table:style-name="ro1">
          <table:table-cell/>
          <table:table-cell office:value-type="string" calcext:value-type="string">
            <text:p>BBTree/WEB/1000000/3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<text:s/>ms</text:p>
          </table:table-cell>
          <table:table-cell office:value-type="float" office:value="198732" calcext:value-type="float">
            <text:p>198732</text:p>
          </table:table-cell>
          <table:table-cell office:value-type="float" office:value="3.36296" calcext:value-type="float">
            <text:p>3.36296</text:p>
          </table:table-cell>
          <table:table-cell office:value-type="float" office:value="279.992" calcext:value-type="float">
            <text:p>279.992</text:p>
          </table:table-cell>
          <table:table-cell table:number-columns-repeated="2" office:value-type="string" calcext:value-type="string">
            <text:p>k/s</text:p>
          </table:table-cell>
          <table:table-cell table:formula="of:=IF([.J57]=&quot;k/s&quot;; [.I57]/1000; [.I57])" office:value-type="float" office:value="0.279992" calcext:value-type="float">
            <text:p>0.279992</text:p>
          </table:table-cell>
        </table:table-row>
        <table:table-row table:style-name="ro1">
          <table:table-cell/>
          <table:table-cell office:value-type="string" calcext:value-type="string">
            <text:p>LsiRT/WEB/1000/3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<text:s/>ms</text:p>
          </table:table-cell>
          <table:table-cell office:value-type="float" office:value="365037" calcext:value-type="float">
            <text:p>365037</text:p>
          </table:table-cell>
          <table:table-cell office:value-type="float" office:value="2.9971" calcext:value-type="float">
            <text:p>2.9971</text:p>
          </table:table-cell>
          <table:table-cell office:value-type="float" office:value="509.293" calcext:value-type="float">
            <text:p>509.293</text:p>
          </table:table-cell>
          <table:table-cell table:number-columns-repeated="2" office:value-type="string" calcext:value-type="string">
            <text:p>k/s</text:p>
          </table:table-cell>
          <table:table-cell table:formula="of:=IF([.J58]=&quot;k/s&quot;; [.I58]/1000; [.I58])" office:value-type="float" office:value="0.509293" calcext:value-type="float">
            <text:p>0.509293</text:p>
          </table:table-cell>
        </table:table-row>
        <table:table-row table:style-name="ro1">
          <table:table-cell/>
          <table:table-cell office:value-type="string" calcext:value-type="string">
            <text:p>LsiRT/WEB/10000/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<text:s/>ms</text:p>
          </table:table-cell>
          <table:table-cell office:value-type="float" office:value="234056" calcext:value-type="float">
            <text:p>234056</text:p>
          </table:table-cell>
          <table:table-cell office:value-type="float" office:value="3.01969" calcext:value-type="float">
            <text:p>3.01969</text:p>
          </table:table-cell>
          <table:table-cell office:value-type="float" office:value="336.565" calcext:value-type="float">
            <text:p>336.565</text:p>
          </table:table-cell>
          <table:table-cell table:number-columns-repeated="2" office:value-type="string" calcext:value-type="string">
            <text:p>k/s</text:p>
          </table:table-cell>
          <table:table-cell table:formula="of:=IF([.J59]=&quot;k/s&quot;; [.I59]/1000; [.I59])" office:value-type="float" office:value="0.336565" calcext:value-type="float">
            <text:p>0.336565</text:p>
          </table:table-cell>
        </table:table-row>
        <table:table-row table:style-name="ro1">
          <table:table-cell/>
          <table:table-cell office:value-type="string" calcext:value-type="string">
            <text:p>LsiRT/WEB/100000/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<text:s/>ms</text:p>
          </table:table-cell>
          <table:table-cell office:value-type="float" office:value="96540" calcext:value-type="float">
            <text:p>96540</text:p>
          </table:table-cell>
          <table:table-cell office:value-type="float" office:value="3.04963" calcext:value-type="float">
            <text:p>3.04963</text:p>
          </table:table-cell>
          <table:table-cell office:value-type="float" office:value="140.769" calcext:value-type="float">
            <text:p>140.769</text:p>
          </table:table-cell>
          <table:table-cell table:number-columns-repeated="2" office:value-type="string" calcext:value-type="string">
            <text:p>k/s</text:p>
          </table:table-cell>
          <table:table-cell table:formula="of:=IF([.J60]=&quot;k/s&quot;; [.I60]/1000; [.I60])" office:value-type="float" office:value="0.140769" calcext:value-type="float">
            <text:p>0.140769</text:p>
          </table:table-cell>
        </table:table-row>
        <table:table-row table:style-name="ro1">
          <table:table-cell/>
          <table:table-cell office:value-type="string" calcext:value-type="string">
            <text:p>LsiRT/WEB/1000000/3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<text:s/>ms</text:p>
          </table:table-cell>
          <table:table-cell office:value-type="float" office:value="32224" calcext:value-type="float">
            <text:p>32224</text:p>
          </table:table-cell>
          <table:table-cell office:value-type="float" office:value="3.36637" calcext:value-type="float">
            <text:p>3.36637</text:p>
          </table:table-cell>
          <table:table-cell office:value-type="float" office:value="46.0935" calcext:value-type="float">
            <text:p>46.0935</text:p>
          </table:table-cell>
          <table:table-cell table:number-columns-repeated="2" office:value-type="string" calcext:value-type="string">
            <text:p>k/s</text:p>
          </table:table-cell>
          <table:table-cell table:formula="of:=IF([.J61]=&quot;k/s&quot;; [.I61]/1000; [.I61])" office:value-type="float" office:value="0.0460935" calcext:value-type="float">
            <text:p>0.0460935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686012" calcext:value-type="float">
            <text:p>1686012</text:p>
          </table:table-cell>
          <table:table-cell office:value-type="float" office:value="2.99708" calcext:value-type="float">
            <text:p>2.99708</text:p>
          </table:table-cell>
          <table:table-cell office:value-type="float" office:value="2.39658" calcext:value-type="float">
            <text:p>2.39658</text:p>
          </table:table-cell>
          <table:table-cell table:number-columns-repeated="2" office:value-type="string" calcext:value-type="string">
            <text:p>M/s</text:p>
          </table:table-cell>
          <table:table-cell table:formula="of:=IF([.J62]=&quot;k/s&quot;; [.I62]/1000; [.I62])" office:value-type="float" office:value="2.39658" calcext:value-type="float">
            <text:p>2.39658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/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s</text:p>
          </table:table-cell>
          <table:table-cell office:value-type="float" office:value="1517456" calcext:value-type="float">
            <text:p>1517456</text:p>
          </table:table-cell>
          <table:table-cell office:value-type="float" office:value="3.01968" calcext:value-type="float">
            <text:p>3.01968</text:p>
          </table:table-cell>
          <table:table-cell office:value-type="float" office:value="2.18279" calcext:value-type="float">
            <text:p>2.18279</text:p>
          </table:table-cell>
          <table:table-cell table:number-columns-repeated="2" office:value-type="string" calcext:value-type="string">
            <text:p>M/s</text:p>
          </table:table-cell>
          <table:table-cell table:formula="of:=IF([.J63]=&quot;k/s&quot;; [.I63]/1000; [.I63])" office:value-type="float" office:value="2.18279" calcext:value-type="float">
            <text:p>2.18279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876574" calcext:value-type="float">
            <text:p>876574</text:p>
          </table:table-cell>
          <table:table-cell office:value-type="float" office:value="3.05013" calcext:value-type="float">
            <text:p>3.05013</text:p>
          </table:table-cell>
          <table:table-cell office:value-type="float" office:value="1.24629" calcext:value-type="float">
            <text:p>1.24629</text:p>
          </table:table-cell>
          <table:table-cell table:number-columns-repeated="2" office:value-type="string" calcext:value-type="string">
            <text:p>M/s</text:p>
          </table:table-cell>
          <table:table-cell table:formula="of:=IF([.J64]=&quot;k/s&quot;; [.I64]/1000; [.I64])" office:value-type="float" office:value="1.24629" calcext:value-type="float">
            <text:p>1.24629</text:p>
          </table:table-cell>
        </table:table-row>
        <table:table-row table:style-name="ro1">
          <table:table-cell/>
          <table:table-cell office:value-type="string" calcext:value-type="string">
            <text:p>PhTreeMultiMapMultiply3D/WEB/1000000/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/>ms</text:p>
          </table:table-cell>
          <table:table-cell office:value-type="float" office:value="524166" calcext:value-type="float">
            <text:p>524166</text:p>
          </table:table-cell>
          <table:table-cell office:value-type="float" office:value="3.36076" calcext:value-type="float">
            <text:p>3.36076</text:p>
          </table:table-cell>
          <table:table-cell office:value-type="float" office:value="751.365" calcext:value-type="float">
            <text:p>751.365</text:p>
          </table:table-cell>
          <table:table-cell table:number-columns-repeated="2" office:value-type="string" calcext:value-type="string">
            <text:p>k/s</text:p>
          </table:table-cell>
          <table:table-cell table:formula="of:=IF([.J65]=&quot;k/s&quot;; [.I65]/1000; [.I65])" office:value-type="float" office:value="0.751365" calcext:value-type="float">
            <text:p>0.751365</text:p>
          </table:table-cell>
        </table:table-row>
        <table:table-row table:style-name="ro1" table:number-rows-repeated="104851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0:44:49.504298468</meta:creation-date>
    <dc:date>2023-02-02T16:52:32.020352326</dc:date>
    <meta:editing-duration>PT11H13M6S</meta:editing-duration>
    <meta:editing-cycles>18</meta:editing-cycles>
    <meta:generator>LibreOffice/7.3.7.2$Linux_X86_64 LibreOffice_project/30$Build-2</meta:generator>
    <meta:document-statistic meta:table-count="4" meta:cell-count="246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6cm" svg:height="9.341cm" xlink:href=".." xlink:type="simple" chart:class="chart:scatter" chart:style-name="ch1">
        <chart:title svg:x="5.639cm" svg:y="0.322cm" chart:style-name="ch2">
          <text:p>load_mm_d 3D CUBE</text:p>
        </chart:title>
        <chart:legend chart:legend-position="end" svg:x="9.184cm" svg:y="1.541cm" style:legend-expansion="custom" svg:width="6.602cm" svg:height="6.14cm" style:legend-expansion-aspect-ratio="1.07524429967427" chart:style-name="ch3"/>
        <chart:plot-area chart:style-name="ch4" table:cell-range-address="load_mm_d.A30:load_mm_d.A33 load_mm_d.B30:load_mm_d.B30 load_mm_d.L30:load_mm_d.L33 load_mm_d.B38:load_mm_d.B38 load_mm_d.L38:load_mm_d.L41 load_mm_d.B46:load_mm_d.B46 load_mm_d.L46:load_mm_d.L49 load_mm_d.B54:load_mm_d.B54 load_mm_d.L54:load_mm_d.L57 load_mm_d.B62:load_mm_d.B62 load_mm_d.L62:load_mm_d.L65 load_mm_d.B70:load_mm_d.B70 load_mm_d.L70:load_mm_d.L73 load_mm_d.B78:load_mm_d.B78 load_mm_d.L78:load_mm_d.L81 load_mm_d.B86:load_mm_d.B86 load_mm_d.L86:load_mm_d.L89 load_mm_d.B94:load_mm_d.B94 load_mm_d.L94:load_mm_d.L97" chart:data-source-has-labels="row" svg:x="1.32cm" svg:y="1.313cm" svg:width="8.187cm" svg:height="6.871cm">
          <chart:coordinate-region svg:x="1.952cm" svg:y="1.515cm" svg:width="6.886cm" svg:height="6.016cm"/>
          <chart:axis chart:dimension="x" chart:name="primary-x" chart:style-name="ch5">
            <chart:title svg:x="4.657cm" svg:y="8.37cm" chart:style-name="ch6">
              <text:p>index size</text:p>
            </chart:title>
          </chart:axis>
          <chart:axis chart:dimension="y" chart:name="primary-y" chart:style-name="ch7">
            <chart:title svg:x="0.451cm" svg:y="5.864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0:load_mm_d.L33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38:load_mm_d.L41" chart:label-cell-address="load_mm_d.B38:load_mm_d.B38" chart:class="chart:scatter">
            <chart:data-point chart:repeated="4"/>
          </chart:series>
          <chart:series chart:style-name="ch12" chart:values-cell-range-address="load_mm_d.L46:load_mm_d.L49" chart:label-cell-address="load_mm_d.B46:load_mm_d.B46" chart:class="chart:scatter">
            <chart:data-point chart:repeated="4"/>
          </chart:series>
          <chart:series chart:style-name="ch13" chart:values-cell-range-address="load_mm_d.L54:load_mm_d.L57" chart:label-cell-address="load_mm_d.B54:load_mm_d.B54" chart:class="chart:scatter">
            <chart:data-point chart:repeated="4"/>
          </chart:series>
          <chart:series chart:style-name="ch14" chart:values-cell-range-address="load_mm_d.L62:load_mm_d.L65" chart:label-cell-address="load_mm_d.B62:load_mm_d.B62" chart:class="chart:scatter">
            <chart:data-point chart:repeated="4"/>
          </chart:series>
          <chart:series chart:style-name="ch15" chart:values-cell-range-address="load_mm_d.L70:load_mm_d.L73" chart:label-cell-address="load_mm_d.B70:load_mm_d.B70" chart:class="chart:scatter">
            <chart:data-point chart:repeated="4"/>
          </chart:series>
          <chart:series chart:style-name="ch16" chart:values-cell-range-address="load_mm_d.L78:load_mm_d.L81" chart:label-cell-address="load_mm_d.B78:load_mm_d.B78" chart:class="chart:scatter">
            <chart:data-point chart:repeated="4"/>
          </chart:series>
          <chart:series chart:style-name="ch17" chart:values-cell-range-address="load_mm_d.L86:load_mm_d.L89" chart:label-cell-address="load_mm_d.B86:load_mm_d.B86" chart:class="chart:scatter">
            <chart:data-point chart:repeated="4"/>
          </chart:series>
          <chart:series chart:style-name="ch18" chart:values-cell-range-address="load_mm_d.L94:load_mm_d.L97" chart:label-cell-address="load_mm_d.B94:load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load_mm_d.B30:load_mm_d.B30</svg:desc>
                </draw:g>
              </table:table-cell>
              <table:table-cell office:value-type="string">
                <text:p>PhTreeMM2/LOAD/1000/4</text:p>
                <draw:g>
                  <svg:desc>load_mm_d.B38:load_mm_d.B38</svg:desc>
                </draw:g>
              </table:table-cell>
              <table:table-cell office:value-type="string">
                <text:p>TinspinKDTree/LOAD/1000/4</text:p>
                <draw:g>
                  <svg:desc>load_mm_d.B46:load_mm_d.B46</svg:desc>
                </draw:g>
              </table:table-cell>
              <table:table-cell office:value-type="string">
                <text:p>TinspinQuadtree/LOAD/1000/4</text:p>
                <draw:g>
                  <svg:desc>load_mm_d.B54:load_mm_d.B54</svg:desc>
                </draw:g>
              </table:table-cell>
              <table:table-cell office:value-type="string">
                <text:p>BoostRT/LOAD/1000/4</text:p>
                <draw:g>
                  <svg:desc>load_mm_d.B62:load_mm_d.B62</svg:desc>
                </draw:g>
              </table:table-cell>
              <table:table-cell office:value-type="string">
                <text:p>FlannKDS/LOAD/1000/4</text:p>
                <draw:g>
                  <svg:desc>load_mm_d.B70:load_mm_d.B70</svg:desc>
                </draw:g>
              </table:table-cell>
              <table:table-cell office:value-type="string">
                <text:p>BBTree/LOAD/1000/4</text:p>
                <draw:g>
                  <svg:desc>load_mm_d.B78:load_mm_d.B78</svg:desc>
                </draw:g>
              </table:table-cell>
              <table:table-cell office:value-type="string">
                <text:p>Mcxme/LOAD/1000/4</text:p>
                <draw:g>
                  <svg:desc>load_mm_d.B86:load_mm_d.B86</svg:desc>
                </draw:g>
              </table:table-cell>
              <table:table-cell office:value-type="string">
                <text:p>Lsi/LOAD/1000/4</text:p>
                <draw:g>
                  <svg:desc>load_mm_d.B94:load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13.4482">
                <text:p>13.4482</text:p>
                <draw:g>
                  <svg:desc>load_mm_d.L30:load_mm_d.L33</svg:desc>
                </draw:g>
              </table:table-cell>
              <table:table-cell office:value-type="float" office:value="6.23548">
                <text:p>6.23548</text:p>
                <draw:g>
                  <svg:desc>load_mm_d.L38:load_mm_d.L41</svg:desc>
                </draw:g>
              </table:table-cell>
              <table:table-cell office:value-type="float" office:value="21.4818">
                <text:p>21.4818</text:p>
                <draw:g>
                  <svg:desc>load_mm_d.L46:load_mm_d.L49</svg:desc>
                </draw:g>
              </table:table-cell>
              <table:table-cell office:value-type="float" office:value="10.2527">
                <text:p>10.2527</text:p>
                <draw:g>
                  <svg:desc>load_mm_d.L54:load_mm_d.L57</svg:desc>
                </draw:g>
              </table:table-cell>
              <table:table-cell office:value-type="float" office:value="0.745451">
                <text:p>0.745451</text:p>
                <draw:g>
                  <svg:desc>load_mm_d.L62:load_mm_d.L65</svg:desc>
                </draw:g>
              </table:table-cell>
              <table:table-cell office:value-type="float" office:value="14.9216">
                <text:p>14.9216</text:p>
                <draw:g>
                  <svg:desc>load_mm_d.L70:load_mm_d.L73</svg:desc>
                </draw:g>
              </table:table-cell>
              <table:table-cell office:value-type="float" office:value="4.18327">
                <text:p>4.18327</text:p>
                <draw:g>
                  <svg:desc>load_mm_d.L78:load_mm_d.L81</svg:desc>
                </draw:g>
              </table:table-cell>
              <table:table-cell office:value-type="float" office:value="3.47011">
                <text:p>3.47011</text:p>
                <draw:g>
                  <svg:desc>load_mm_d.L86:load_mm_d.L89</svg:desc>
                </draw:g>
              </table:table-cell>
              <table:table-cell office:value-type="float" office:value="0.186625">
                <text:p>0.186625</text:p>
                <draw:g>
                  <svg:desc>load_mm_d.L94:load_mm_d.L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77954">
                <text:p>9.77954</text:p>
              </table:table-cell>
              <table:table-cell office:value-type="float" office:value="4.3644">
                <text:p>4.3644</text:p>
              </table:table-cell>
              <table:table-cell office:value-type="float" office:value="8.60989">
                <text:p>8.60989</text:p>
              </table:table-cell>
              <table:table-cell office:value-type="float" office:value="5.38018">
                <text:p>5.38018</text:p>
              </table:table-cell>
              <table:table-cell office:value-type="float" office:value="0.6366">
                <text:p>0.6366</text:p>
              </table:table-cell>
              <table:table-cell office:value-type="float" office:value="9.93659">
                <text:p>9.93659</text:p>
              </table:table-cell>
              <table:table-cell office:value-type="float" office:value="3.41792">
                <text:p>3.41792</text:p>
              </table:table-cell>
              <table:table-cell office:value-type="float" office:value="3.02327">
                <text:p>3.02327</text:p>
              </table:table-cell>
              <table:table-cell office:value-type="float" office:value="0.152391">
                <text:p>0.152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3212">
                <text:p>3.93212</text:p>
              </table:table-cell>
              <table:table-cell office:value-type="float" office:value="3.22595">
                <text:p>3.22595</text:p>
              </table:table-cell>
              <table:table-cell office:value-type="float" office:value="4.56641">
                <text:p>4.56641</text:p>
              </table:table-cell>
              <table:table-cell office:value-type="float" office:value="3.91226">
                <text:p>3.91226</text:p>
              </table:table-cell>
              <table:table-cell office:value-type="float" office:value="0.563424">
                <text:p>0.563424</text:p>
              </table:table-cell>
              <table:table-cell office:value-type="float" office:value="6.84966">
                <text:p>6.84966</text:p>
              </table:table-cell>
              <table:table-cell office:value-type="float" office:value="2.48204">
                <text:p>2.48204</text:p>
              </table:table-cell>
              <table:table-cell office:value-type="float" office:value="2.54968">
                <text:p>2.54968</text:p>
              </table:table-cell>
              <table:table-cell office:value-type="float" office:value="0.127256">
                <text:p>0.127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75063">
                <text:p>2.75063</text:p>
              </table:table-cell>
              <table:table-cell office:value-type="float" office:value="1.89531">
                <text:p>1.89531</text:p>
              </table:table-cell>
              <table:table-cell office:value-type="float" office:value="1.63833">
                <text:p>1.63833</text:p>
              </table:table-cell>
              <table:table-cell office:value-type="float" office:value="2.08207">
                <text:p>2.08207</text:p>
              </table:table-cell>
              <table:table-cell office:value-type="float" office:value="0.50261">
                <text:p>0.50261</text:p>
              </table:table-cell>
              <table:table-cell office:value-type="float" office:value="3.21908">
                <text:p>3.21908</text:p>
              </table:table-cell>
              <table:table-cell office:value-type="float" office:value="2.44904">
                <text:p>2.44904</text:p>
              </table:table-cell>
              <table:table-cell office:value-type="float" office:value="1.91627">
                <text:p>1.91627</text:p>
              </table:table-cell>
              <table:table-cell office:value-type="float" office:value="0.111127">
                <text:p>0.111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4cm" svg:y="0.321cm" chart:style-name="ch2">
          <text:p>load_mm_d 3D CLUSTER</text:p>
        </chart:title>
        <chart:legend chart:legend-position="end" svg:x="10.084cm" svg:y="1.397cm" style:legend-expansion="custom" svg:width="5.706cm" svg:height="5.78cm" style:legend-expansion-aspect-ratio="0.98719723183391" chart:style-name="ch3"/>
        <chart:plot-area chart:style-name="ch4" table:cell-range-address="load_mm_d.A30:load_mm_d.A33 load_mm_d.B30:load_mm_d.B30 load_mm_d.L34:load_mm_d.L37 load_mm_d.B38:load_mm_d.B38 load_mm_d.L42:load_mm_d.L45 load_mm_d.B46:load_mm_d.B46 load_mm_d.L50:load_mm_d.L53 load_mm_d.B54:load_mm_d.B54 load_mm_d.L58:load_mm_d.L61 load_mm_d.B62:load_mm_d.B62 load_mm_d.L66:load_mm_d.L69 load_mm_d.B70:load_mm_d.B70 load_mm_d.L74:load_mm_d.L77 load_mm_d.B78:load_mm_d.B78 load_mm_d.L82:load_mm_d.L85 load_mm_d.B86:load_mm_d.B86 load_mm_d.L90:load_mm_d.L93 load_mm_d.B94:load_mm_d.B94 load_mm_d.L98:load_mm_d.L101" chart:data-source-has-labels="row" svg:x="1.321cm" svg:y="1.301cm" svg:width="8.443cm" svg:height="6.548cm">
          <chart:coordinate-region svg:x="1.953cm" svg:y="1.503cm" svg:width="7.142cm" svg:height="5.693cm"/>
          <chart:axis chart:dimension="x" chart:name="primary-x" chart:style-name="ch5">
            <chart:title svg:x="4.786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load_mm_d.L34:load_mm_d.L37" chart:label-cell-address="load_mm_d.B30:load_mm_d.B30" chart:class="chart:scatter">
            <chart:domain table:cell-range-address="load_mm_d.A30:load_mm_d.A33"/>
            <chart:data-point chart:repeated="4"/>
          </chart:series>
          <chart:series chart:style-name="ch11" chart:values-cell-range-address="load_mm_d.L42:load_mm_d.L45" chart:label-cell-address="load_mm_d.B38:load_mm_d.B38" chart:class="chart:scatter">
            <chart:data-point chart:repeated="4"/>
          </chart:series>
          <chart:series chart:style-name="ch12" chart:values-cell-range-address="load_mm_d.L50:load_mm_d.L53" chart:label-cell-address="load_mm_d.B46:load_mm_d.B46" chart:class="chart:scatter">
            <chart:data-point chart:repeated="4"/>
          </chart:series>
          <chart:series chart:style-name="ch13" chart:values-cell-range-address="load_mm_d.L58:load_mm_d.L61" chart:label-cell-address="load_mm_d.B54:load_mm_d.B54" chart:class="chart:scatter">
            <chart:data-point chart:repeated="4"/>
          </chart:series>
          <chart:series chart:style-name="ch14" chart:values-cell-range-address="load_mm_d.L66:load_mm_d.L69" chart:label-cell-address="load_mm_d.B62:load_mm_d.B62" chart:class="chart:scatter">
            <chart:data-point chart:repeated="4"/>
          </chart:series>
          <chart:series chart:style-name="ch15" chart:values-cell-range-address="load_mm_d.L74:load_mm_d.L77" chart:label-cell-address="load_mm_d.B70:load_mm_d.B70" chart:class="chart:scatter">
            <chart:data-point chart:repeated="4"/>
          </chart:series>
          <chart:series chart:style-name="ch16" chart:values-cell-range-address="load_mm_d.L82:load_mm_d.L85" chart:label-cell-address="load_mm_d.B78:load_mm_d.B78" chart:class="chart:scatter">
            <chart:data-point chart:repeated="4"/>
          </chart:series>
          <chart:series chart:style-name="ch17" chart:values-cell-range-address="load_mm_d.L90:load_mm_d.L93" chart:label-cell-address="load_mm_d.B86:load_mm_d.B86" chart:class="chart:scatter">
            <chart:data-point chart:repeated="4"/>
          </chart:series>
          <chart:series chart:style-name="ch18" chart:values-cell-range-address="load_mm_d.L98:load_mm_d.L101" chart:label-cell-address="load_mm_d.B94:load_mm_d.B94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LOAD/1000/4</text:p>
                <draw:g>
                  <svg:desc>load_mm_d.B30:load_mm_d.B30</svg:desc>
                </draw:g>
              </table:table-cell>
              <table:table-cell office:value-type="string">
                <text:p>PhTreeMM2/LOAD/1000/4</text:p>
                <draw:g>
                  <svg:desc>load_mm_d.B38:load_mm_d.B38</svg:desc>
                </draw:g>
              </table:table-cell>
              <table:table-cell office:value-type="string">
                <text:p>TinspinKDTree/LOAD/1000/4</text:p>
                <draw:g>
                  <svg:desc>load_mm_d.B46:load_mm_d.B46</svg:desc>
                </draw:g>
              </table:table-cell>
              <table:table-cell office:value-type="string">
                <text:p>TinspinQuadtree/LOAD/1000/4</text:p>
                <draw:g>
                  <svg:desc>load_mm_d.B54:load_mm_d.B54</svg:desc>
                </draw:g>
              </table:table-cell>
              <table:table-cell office:value-type="string">
                <text:p>BoostRT/LOAD/1000/4</text:p>
                <draw:g>
                  <svg:desc>load_mm_d.B62:load_mm_d.B62</svg:desc>
                </draw:g>
              </table:table-cell>
              <table:table-cell office:value-type="string">
                <text:p>FlannKDS/LOAD/1000/4</text:p>
                <draw:g>
                  <svg:desc>load_mm_d.B70:load_mm_d.B70</svg:desc>
                </draw:g>
              </table:table-cell>
              <table:table-cell office:value-type="string">
                <text:p>BBTree/LOAD/1000/4</text:p>
                <draw:g>
                  <svg:desc>load_mm_d.B78:load_mm_d.B78</svg:desc>
                </draw:g>
              </table:table-cell>
              <table:table-cell office:value-type="string">
                <text:p>Mcxme/LOAD/1000/4</text:p>
                <draw:g>
                  <svg:desc>load_mm_d.B86:load_mm_d.B86</svg:desc>
                </draw:g>
              </table:table-cell>
              <table:table-cell office:value-type="string">
                <text:p>Lsi/LOAD/1000/4</text:p>
                <draw:g>
                  <svg:desc>load_mm_d.B94:load_mm_d.B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load_mm_d.A30:load_mm_d.A33</svg:desc>
                </draw:g>
              </table:table-cell>
              <table:table-cell office:value-type="float" office:value="12.6585">
                <text:p>12.6585</text:p>
                <draw:g>
                  <svg:desc>load_mm_d.L34:load_mm_d.L37</svg:desc>
                </draw:g>
              </table:table-cell>
              <table:table-cell office:value-type="float" office:value="6.30918">
                <text:p>6.30918</text:p>
                <draw:g>
                  <svg:desc>load_mm_d.L42:load_mm_d.L45</svg:desc>
                </draw:g>
              </table:table-cell>
              <table:table-cell office:value-type="float" office:value="21.8806">
                <text:p>21.8806</text:p>
                <draw:g>
                  <svg:desc>load_mm_d.L50:load_mm_d.L53</svg:desc>
                </draw:g>
              </table:table-cell>
              <table:table-cell office:value-type="float" office:value="8.00652">
                <text:p>8.00652</text:p>
                <draw:g>
                  <svg:desc>load_mm_d.L58:load_mm_d.L61</svg:desc>
                </draw:g>
              </table:table-cell>
              <table:table-cell office:value-type="float" office:value="1.03802">
                <text:p>1.03802</text:p>
                <draw:g>
                  <svg:desc>load_mm_d.L66:load_mm_d.L69</svg:desc>
                </draw:g>
              </table:table-cell>
              <table:table-cell office:value-type="float" office:value="15.5268">
                <text:p>15.5268</text:p>
                <draw:g>
                  <svg:desc>load_mm_d.L74:load_mm_d.L77</svg:desc>
                </draw:g>
              </table:table-cell>
              <table:table-cell office:value-type="float" office:value="4.0351">
                <text:p>4.0351</text:p>
                <draw:g>
                  <svg:desc>load_mm_d.L82:load_mm_d.L85</svg:desc>
                </draw:g>
              </table:table-cell>
              <table:table-cell office:value-type="float" office:value="3.12689">
                <text:p>3.12689</text:p>
                <draw:g>
                  <svg:desc>load_mm_d.L90:load_mm_d.L93</svg:desc>
                </draw:g>
              </table:table-cell>
              <table:table-cell office:value-type="float" office:value="0.191166">
                <text:p>0.191166</text:p>
                <draw:g>
                  <svg:desc>load_mm_d.L98:load_mm_d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9.68956">
                <text:p>9.68956</text:p>
              </table:table-cell>
              <table:table-cell office:value-type="float" office:value="5.16256">
                <text:p>5.16256</text:p>
              </table:table-cell>
              <table:table-cell office:value-type="float" office:value="11.5599">
                <text:p>11.5599</text:p>
              </table:table-cell>
              <table:table-cell office:value-type="float" office:value="6.88991">
                <text:p>6.88991</text:p>
              </table:table-cell>
              <table:table-cell office:value-type="float" office:value="0.898441">
                <text:p>0.898441</text:p>
              </table:table-cell>
              <table:table-cell office:value-type="float" office:value="12.3094">
                <text:p>12.3094</text:p>
              </table:table-cell>
              <table:table-cell office:value-type="float" office:value="3.73265">
                <text:p>3.73265</text:p>
              </table:table-cell>
              <table:table-cell office:value-type="float" office:value="2.77783">
                <text:p>2.77783</text:p>
              </table:table-cell>
              <table:table-cell office:value-type="float" office:value="0.161181">
                <text:p>0.161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98943">
                <text:p>3.98943</text:p>
              </table:table-cell>
              <table:table-cell office:value-type="float" office:value="4.43159">
                <text:p>4.43159</text:p>
              </table:table-cell>
              <table:table-cell office:value-type="float" office:value="7.31281">
                <text:p>7.31281</text:p>
              </table:table-cell>
              <table:table-cell office:value-type="float" office:value="5.56531">
                <text:p>5.56531</text:p>
              </table:table-cell>
              <table:table-cell office:value-type="float" office:value="0.830923">
                <text:p>0.830923</text:p>
              </table:table-cell>
              <table:table-cell office:value-type="float" office:value="10.1948">
                <text:p>10.1948</text:p>
              </table:table-cell>
              <table:table-cell office:value-type="float" office:value="2.85521">
                <text:p>2.85521</text:p>
              </table:table-cell>
              <table:table-cell office:value-type="float" office:value="2.14153">
                <text:p>2.14153</text:p>
              </table:table-cell>
              <table:table-cell office:value-type="float" office:value="0.141458">
                <text:p>0.141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.87165">
                <text:p>3.87165</text:p>
              </table:table-cell>
              <table:table-cell office:value-type="float" office:value="3.4345">
                <text:p>3.4345</text:p>
              </table:table-cell>
              <table:table-cell office:value-type="float" office:value="4.55263">
                <text:p>4.55263</text:p>
              </table:table-cell>
              <table:table-cell office:value-type="float" office:value="4.43294">
                <text:p>4.43294</text:p>
              </table:table-cell>
              <table:table-cell office:value-type="float" office:value="0.781945">
                <text:p>0.781945</text:p>
              </table:table-cell>
              <table:table-cell office:value-type="float" office:value="7.19944">
                <text:p>7.19944</text:p>
              </table:table-cell>
              <table:table-cell office:value-type="float" office:value="2.94065">
                <text:p>2.94065</text:p>
              </table:table-cell>
              <table:table-cell office:value-type="float" office:value="2.24435">
                <text:p>2.24435</text:p>
              </table:table-cell>
              <table:table-cell office:value-type="float" office:value="0.122853">
                <text:p>0.1228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375cm" svg:y="0.31cm" chart:style-name="ch2">
          <text:p>update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update_mm_d.A30:update_mm_d.A33 update_mm_d.B30:update_mm_d.B30 update_mm_d.L30:update_mm_d.L33 update_mm_d.B38:update_mm_d.B38 update_mm_d.L38:update_mm_d.L41 update_mm_d.B46:update_mm_d.B46 update_mm_d.L46:update_mm_d.L49 update_mm_d.B54:update_mm_d.B54 update_mm_d.L54:update_mm_d.L57 update_mm_d.B62:update_mm_d.B62 update_mm_d.L62:update_mm_d.L65 update_mm_d.B70:update_mm_d.B70 update_mm_d.L70:update_mm_d.L73" chart:data-source-has-labels="row" svg:x="1.32cm" svg:y="1.289cm" svg:width="7.996cm" svg:height="6.29cm">
          <chart:coordinate-region svg:x="1.952cm" svg:y="1.491cm" svg:width="6.695cm" svg:height="5.435cm"/>
          <chart:axis chart:dimension="x" chart:name="primary-x" chart:style-name="ch5">
            <chart:title svg:x="4.562cm" svg:y="7.753cm" chart:style-name="ch6">
              <text:p>index size</text:p>
            </chart:title>
          </chart:axis>
          <chart:axis chart:dimension="y" chart:name="primary-y" chart:style-name="ch7">
            <chart:title svg:x="0.451cm" svg:y="5.55cm" chart:style-name="ch8">
              <text:p>insert [million/s]</text:p>
            </chart:title>
            <chart:grid chart:style-name="ch9" chart:class="major"/>
          </chart:axis>
          <chart:series chart:style-name="ch10" chart:values-cell-range-address="update_mm_d.L30:update_mm_d.L33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38:update_mm_d.L41" chart:label-cell-address="update_mm_d.B38:update_mm_d.B38" chart:class="chart:scatter">
            <chart:data-point chart:repeated="4"/>
          </chart:series>
          <chart:series chart:style-name="ch12" chart:values-cell-range-address="update_mm_d.L46:update_mm_d.L49" chart:label-cell-address="update_mm_d.B46:update_mm_d.B46" chart:class="chart:scatter">
            <chart:data-point chart:repeated="4"/>
          </chart:series>
          <chart:series chart:style-name="ch13" chart:values-cell-range-address="update_mm_d.L54:update_mm_d.L57" chart:label-cell-address="update_mm_d.B54:update_mm_d.B54" chart:class="chart:scatter">
            <chart:data-point chart:repeated="4"/>
          </chart:series>
          <chart:series chart:style-name="ch14" chart:values-cell-range-address="update_mm_d.L62:update_mm_d.L65" chart:label-cell-address="update_mm_d.B62:update_mm_d.B62" chart:class="chart:scatter">
            <chart:data-point chart:repeated="4"/>
          </chart:series>
          <chart:series chart:style-name="ch15" chart:values-cell-range-address="update_mm_d.L70:update_mm_d.L73" chart:label-cell-address="update_mm_d.B70:update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Bpt/UPDATE_1000/1000/4</text:p>
                <draw:g>
                  <svg:desc>update_mm_d.B30:update_mm_d.B30</svg:desc>
                </draw:g>
              </table:table-cell>
              <table:table-cell office:value-type="string">
                <text:p>PhtreeMM2/UPDATE_1000/1000/4</text:p>
                <draw:g>
                  <svg:desc>update_mm_d.B38:update_mm_d.B38</svg:desc>
                </draw:g>
              </table:table-cell>
              <table:table-cell office:value-type="string">
                <text:p>TinspinKDTree/UPDATE_1000/1000/4</text:p>
                <draw:g>
                  <svg:desc>update_mm_d.B46:update_mm_d.B46</svg:desc>
                </draw:g>
              </table:table-cell>
              <table:table-cell office:value-type="string">
                <text:p>TinspinQuadtree/UPDATE_1000/1000/4</text:p>
                <draw:g>
                  <svg:desc>update_mm_d.B54:update_mm_d.B54</svg:desc>
                </draw:g>
              </table:table-cell>
              <table:table-cell office:value-type="string">
                <text:p>BoostRT/UPDATE_1000/1000/4</text:p>
                <draw:g>
                  <svg:desc>update_mm_d.B62:update_mm_d.B62</svg:desc>
                </draw:g>
              </table:table-cell>
              <table:table-cell office:value-type="string">
                <text:p>LSI_RT/UPDATE_1000/1000/4</text:p>
                <draw:g>
                  <svg:desc>update_mm_d.B70:update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20.3536">
                <text:p>20.3536</text:p>
                <draw:g>
                  <svg:desc>update_mm_d.L30:update_mm_d.L33</svg:desc>
                </draw:g>
              </table:table-cell>
              <table:table-cell office:value-type="float" office:value="10.3841">
                <text:p>10.3841</text:p>
                <draw:g>
                  <svg:desc>update_mm_d.L38:update_mm_d.L41</svg:desc>
                </draw:g>
              </table:table-cell>
              <table:table-cell office:value-type="float" office:value="4.06">
                <text:p>4.06</text:p>
                <draw:g>
                  <svg:desc>update_mm_d.L46:update_mm_d.L49</svg:desc>
                </draw:g>
              </table:table-cell>
              <table:table-cell office:value-type="float" office:value="12.2484">
                <text:p>12.2484</text:p>
                <draw:g>
                  <svg:desc>update_mm_d.L54:update_mm_d.L57</svg:desc>
                </draw:g>
              </table:table-cell>
              <table:table-cell office:value-type="float" office:value="1.52818">
                <text:p>1.52818</text:p>
                <draw:g>
                  <svg:desc>update_mm_d.L62:update_mm_d.L65</svg:desc>
                </draw:g>
              </table:table-cell>
              <table:table-cell office:value-type="float" office:value="0.0641065">
                <text:p>0.0641065</text:p>
                <draw:g>
                  <svg:desc>update_mm_d.L70:update_mm_d.L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2.7095">
                <text:p>12.7095</text:p>
              </table:table-cell>
              <table:table-cell office:value-type="float" office:value="5.83672">
                <text:p>5.83672</text:p>
              </table:table-cell>
              <table:table-cell office:value-type="float" office:value="2.95913">
                <text:p>2.95913</text:p>
              </table:table-cell>
              <table:table-cell office:value-type="float" office:value="5.71697">
                <text:p>5.71697</text:p>
              </table:table-cell>
              <table:table-cell office:value-type="float" office:value="1.00051">
                <text:p>1.00051</text:p>
              </table:table-cell>
              <table:table-cell office:value-type="float" office:value="0.0398748">
                <text:p>0.0398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3.81406">
                <text:p>3.81406</text:p>
              </table:table-cell>
              <table:table-cell office:value-type="float" office:value="3.49258">
                <text:p>3.49258</text:p>
              </table:table-cell>
              <table:table-cell office:value-type="float" office:value="2.51943">
                <text:p>2.51943</text:p>
              </table:table-cell>
              <table:table-cell office:value-type="float" office:value="3.43788">
                <text:p>3.43788</text:p>
              </table:table-cell>
              <table:table-cell office:value-type="float" office:value="0.739896">
                <text:p>0.739896</text:p>
              </table:table-cell>
              <table:table-cell office:value-type="float" office:value="0.03101">
                <text:p>0.03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2.40319">
                <text:p>2.40319</text:p>
              </table:table-cell>
              <table:table-cell office:value-type="float" office:value="1.6017">
                <text:p>1.6017</text:p>
              </table:table-cell>
              <table:table-cell office:value-type="float" office:value="0.947331">
                <text:p>0.947331</text:p>
              </table:table-cell>
              <table:table-cell office:value-type="float" office:value="1.57998">
                <text:p>1.57998</text:p>
              </table:table-cell>
              <table:table-cell office:value-type="float" office:value="0.43025">
                <text:p>0.43025</text:p>
              </table:table-cell>
              <table:table-cell office:value-type="float" office:value="0.0194998">
                <text:p>0.0194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5cm" svg:y="0.32cm" chart:style-name="ch2">
          <text:p>update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update_mm_d.A30:update_mm_d.A33 update_mm_d.B30:update_mm_d.B30 update_mm_d.L34:update_mm_d.L37 update_mm_d.B38:update_mm_d.B38 update_mm_d.L42:update_mm_d.L45 update_mm_d.B46:update_mm_d.B46 update_mm_d.L50:update_mm_d.L53 update_mm_d.B54:update_mm_d.B54 update_mm_d.L58:update_mm_d.L61 update_mm_d.B62:update_mm_d.B62 update_mm_d.L66:update_mm_d.L69 update_mm_d.B70:update_mm_d.B70 update_mm_d.L74:update_mm_d.L77" chart:data-source-has-labels="row" svg:x="1.321cm" svg:y="1.301cm" svg:width="9.48cm" svg:height="6.548cm">
          <chart:coordinate-region svg:x="1.953cm" svg:y="1.504cm" svg:width="8.178cm" svg:height="5.692cm"/>
          <chart:axis chart:dimension="x" chart:name="primary-x" chart:style-name="ch5">
            <chart:title svg:x="5.305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update_mm_d.L34:update_mm_d.L37" chart:label-cell-address="update_mm_d.B30:update_mm_d.B30" chart:class="chart:scatter">
            <chart:domain table:cell-range-address="update_mm_d.A30:update_mm_d.A33"/>
            <chart:data-point chart:repeated="4"/>
          </chart:series>
          <chart:series chart:style-name="ch11" chart:values-cell-range-address="update_mm_d.L42:update_mm_d.L45" chart:label-cell-address="update_mm_d.B38:update_mm_d.B38" chart:class="chart:scatter">
            <chart:data-point chart:repeated="4"/>
          </chart:series>
          <chart:series chart:style-name="ch12" chart:values-cell-range-address="update_mm_d.L50:update_mm_d.L53" chart:label-cell-address="update_mm_d.B46:update_mm_d.B46" chart:class="chart:scatter">
            <chart:data-point chart:repeated="4"/>
          </chart:series>
          <chart:series chart:style-name="ch13" chart:values-cell-range-address="update_mm_d.L58:update_mm_d.L61" chart:label-cell-address="update_mm_d.B54:update_mm_d.B54" chart:class="chart:scatter">
            <chart:data-point chart:repeated="4"/>
          </chart:series>
          <chart:series chart:style-name="ch14" chart:values-cell-range-address="update_mm_d.L66:update_mm_d.L69" chart:label-cell-address="update_mm_d.B62:update_mm_d.B62" chart:class="chart:scatter">
            <chart:data-point chart:repeated="4"/>
          </chart:series>
          <chart:series chart:style-name="ch15" chart:values-cell-range-address="update_mm_d.L74:update_mm_d.L77" chart:label-cell-address="update_mm_d.B70:update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Bpt/UPDATE_1000/1000/4</text:p>
                <draw:g>
                  <svg:desc>update_mm_d.B30:update_mm_d.B30</svg:desc>
                </draw:g>
              </table:table-cell>
              <table:table-cell office:value-type="string">
                <text:p>PhtreeMM2/UPDATE_1000/1000/4</text:p>
                <draw:g>
                  <svg:desc>update_mm_d.B38:update_mm_d.B38</svg:desc>
                </draw:g>
              </table:table-cell>
              <table:table-cell office:value-type="string">
                <text:p>TinspinKDTree/UPDATE_1000/1000/4</text:p>
                <draw:g>
                  <svg:desc>update_mm_d.B46:update_mm_d.B46</svg:desc>
                </draw:g>
              </table:table-cell>
              <table:table-cell office:value-type="string">
                <text:p>TinspinQuadtree/UPDATE_1000/1000/4</text:p>
                <draw:g>
                  <svg:desc>update_mm_d.B54:update_mm_d.B54</svg:desc>
                </draw:g>
              </table:table-cell>
              <table:table-cell office:value-type="string">
                <text:p>BoostRT/UPDATE_1000/1000/4</text:p>
                <draw:g>
                  <svg:desc>update_mm_d.B62:update_mm_d.B62</svg:desc>
                </draw:g>
              </table:table-cell>
              <table:table-cell office:value-type="string">
                <text:p>LSI_RT/UPDATE_1000/1000/4</text:p>
                <draw:g>
                  <svg:desc>update_mm_d.B70:update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update_mm_d.A30:update_mm_d.A33</svg:desc>
                </draw:g>
              </table:table-cell>
              <table:table-cell office:value-type="float" office:value="7.88669">
                <text:p>7.88669</text:p>
                <draw:g>
                  <svg:desc>update_mm_d.L34:update_mm_d.L37</svg:desc>
                </draw:g>
              </table:table-cell>
              <table:table-cell office:value-type="float" office:value="7.88339">
                <text:p>7.88339</text:p>
                <draw:g>
                  <svg:desc>update_mm_d.L42:update_mm_d.L45</svg:desc>
                </draw:g>
              </table:table-cell>
              <table:table-cell office:value-type="float" office:value="5.91746">
                <text:p>5.91746</text:p>
                <draw:g>
                  <svg:desc>update_mm_d.L50:update_mm_d.L53</svg:desc>
                </draw:g>
              </table:table-cell>
              <table:table-cell office:value-type="float" office:value="8.86392">
                <text:p>8.86392</text:p>
                <draw:g>
                  <svg:desc>update_mm_d.L58:update_mm_d.L61</svg:desc>
                </draw:g>
              </table:table-cell>
              <table:table-cell office:value-type="float" office:value="2.42832">
                <text:p>2.42832</text:p>
                <draw:g>
                  <svg:desc>update_mm_d.L66:update_mm_d.L69</svg:desc>
                </draw:g>
              </table:table-cell>
              <table:table-cell office:value-type="float" office:value="0.0747823">
                <text:p>0.0747823</text:p>
                <draw:g>
                  <svg:desc>update_mm_d.L74:update_mm_d.L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5.16145">
                <text:p>5.16145</text:p>
              </table:table-cell>
              <table:table-cell office:value-type="float" office:value="3.82849">
                <text:p>3.82849</text:p>
              </table:table-cell>
              <table:table-cell office:value-type="float" office:value="3.09532">
                <text:p>3.09532</text:p>
              </table:table-cell>
              <table:table-cell office:value-type="float" office:value="3.35116">
                <text:p>3.35116</text:p>
              </table:table-cell>
              <table:table-cell office:value-type="float" office:value="1.26864">
                <text:p>1.26864</text:p>
              </table:table-cell>
              <table:table-cell office:value-type="float" office:value="0.0475241">
                <text:p>0.0475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8425">
                <text:p>1.8425</text:p>
              </table:table-cell>
              <table:table-cell office:value-type="float" office:value="1.8897">
                <text:p>1.8897</text:p>
              </table:table-cell>
              <table:table-cell office:value-type="float" office:value="2.12284">
                <text:p>2.12284</text:p>
              </table:table-cell>
              <table:table-cell office:value-type="float" office:value="1.72851">
                <text:p>1.72851</text:p>
              </table:table-cell>
              <table:table-cell office:value-type="float" office:value="0.619544">
                <text:p>0.619544</text:p>
              </table:table-cell>
              <table:table-cell office:value-type="float" office:value="0.0297489">
                <text:p>0.0297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.26736">
                <text:p>1.26736</text:p>
              </table:table-cell>
              <table:table-cell office:value-type="float" office:value="0.959947">
                <text:p>0.959947</text:p>
              </table:table-cell>
              <table:table-cell office:value-type="float" office:value="0.935817">
                <text:p>0.935817</text:p>
              </table:table-cell>
              <table:table-cell office:value-type="float" office:value="0.826184">
                <text:p>0.826184</text:p>
              </table:table-cell>
              <table:table-cell office:value-type="float" office:value="0.427165">
                <text:p>0.427165</text:p>
              </table:table-cell>
              <table:table-cell office:value-type="float" office:value="0.018565">
                <text:p>0.0185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375cm" svg:y="0.31cm" chart:style-name="ch2">
          <text:p>update_mm_d 3D CUBE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query_mm_d.A30:query_mm_d.A33 query_mm_d.B30:query_mm_d.B30 query_mm_d.L30:query_mm_d.L33 query_mm_d.B38:query_mm_d.B38 query_mm_d.L38:query_mm_d.L41 query_mm_d.B46:query_mm_d.B46 query_mm_d.L46:query_mm_d.L49 query_mm_d.B54:query_mm_d.B54 query_mm_d.L54:query_mm_d.L57 query_mm_d.B62:query_mm_d.B62 query_mm_d.L62:query_mm_d.L65 query_mm_d.B70:query_mm_d.B70 query_mm_d.L70:query_mm_d.L73" chart:data-source-has-labels="row" svg:x="1.32cm" svg:y="1.289cm" svg:width="8.526cm" svg:height="6.29cm">
          <chart:coordinate-region svg:x="2.058cm" svg:y="1.491cm" svg:width="7.119cm" svg:height="5.435cm"/>
          <chart:axis chart:dimension="x" chart:name="primary-x" chart:style-name="ch5">
            <chart:title svg:x="4.827cm" svg:y="7.753cm" chart:style-name="ch6">
              <text:p>index size</text:p>
            </chart:title>
          </chart:axis>
          <chart:axis chart:dimension="y" chart:name="primary-y" chart:style-name="ch7">
            <chart:title svg:x="0.451cm" svg:y="5.55cm" chart:style-name="ch8">
              <text:p>insert [million/s]</text:p>
            </chart:title>
            <chart:grid chart:style-name="ch9" chart:class="major"/>
          </chart:axis>
          <chart:series chart:style-name="ch10" chart:values-cell-range-address="query_mm_d.L30:query_mm_d.L33" chart:label-cell-address="query_mm_d.B30:query_mm_d.B30" chart:class="chart:scatter">
            <chart:domain table:cell-range-address="query_mm_d.A30:query_mm_d.A33"/>
            <chart:data-point chart:repeated="4"/>
          </chart:series>
          <chart:series chart:style-name="ch11" chart:values-cell-range-address="query_mm_d.L38:query_mm_d.L41" chart:label-cell-address="query_mm_d.B38:query_mm_d.B38" chart:class="chart:scatter">
            <chart:data-point chart:repeated="4"/>
          </chart:series>
          <chart:series chart:style-name="ch12" chart:values-cell-range-address="query_mm_d.L46:query_mm_d.L49" chart:label-cell-address="query_mm_d.B46:query_mm_d.B46" chart:class="chart:scatter">
            <chart:data-point chart:repeated="4"/>
          </chart:series>
          <chart:series chart:style-name="ch13" chart:values-cell-range-address="query_mm_d.L54:query_mm_d.L57" chart:label-cell-address="query_mm_d.B54:query_mm_d.B54" chart:class="chart:scatter">
            <chart:data-point chart:repeated="4"/>
          </chart:series>
          <chart:series chart:style-name="ch14" chart:values-cell-range-address="query_mm_d.L62:query_mm_d.L65" chart:label-cell-address="query_mm_d.B62:query_mm_d.B62" chart:class="chart:scatter">
            <chart:data-point chart:repeated="4"/>
          </chart:series>
          <chart:series chart:style-name="ch15" chart:values-cell-range-address="query_mm_d.L70:query_mm_d.L73" chart:label-cell-address="query_mm_d.B70:query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4</text:p>
                <draw:g>
                  <svg:desc>query_mm_d.B30:query_mm_d.B30</svg:desc>
                </draw:g>
              </table:table-cell>
              <table:table-cell office:value-type="string">
                <text:p>PhTreeMM2/WQ/1000/4</text:p>
                <draw:g>
                  <svg:desc>query_mm_d.B38:query_mm_d.B38</svg:desc>
                </draw:g>
              </table:table-cell>
              <table:table-cell office:value-type="string">
                <text:p>TinspinKDTree/WQ/1000/4</text:p>
                <draw:g>
                  <svg:desc>query_mm_d.B46:query_mm_d.B46</svg:desc>
                </draw:g>
              </table:table-cell>
              <table:table-cell office:value-type="string">
                <text:p>TinspinQuadtree/WQ/1000/4</text:p>
                <draw:g>
                  <svg:desc>query_mm_d.B54:query_mm_d.B54</svg:desc>
                </draw:g>
              </table:table-cell>
              <table:table-cell office:value-type="string">
                <text:p>BoostRT/WQ/1000/4</text:p>
                <draw:g>
                  <svg:desc>query_mm_d.B62:query_mm_d.B62</svg:desc>
                </draw:g>
              </table:table-cell>
              <table:table-cell office:value-type="string">
                <text:p>FlannKDS/WQ/1000/4</text:p>
                <draw:g>
                  <svg:desc>query_mm_d.B70:query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.A30:query_mm_d.A33</svg:desc>
                </draw:g>
              </table:table-cell>
              <table:table-cell office:value-type="float" office:value="1.36196">
                <text:p>1.36196</text:p>
                <draw:g>
                  <svg:desc>query_mm_d.L30:query_mm_d.L33</svg:desc>
                </draw:g>
              </table:table-cell>
              <table:table-cell office:value-type="float" office:value="1.43678">
                <text:p>1.43678</text:p>
                <draw:g>
                  <svg:desc>query_mm_d.L38:query_mm_d.L41</svg:desc>
                </draw:g>
              </table:table-cell>
              <table:table-cell office:value-type="float" office:value="0.836274">
                <text:p>0.836274</text:p>
                <draw:g>
                  <svg:desc>query_mm_d.L46:query_mm_d.L49</svg:desc>
                </draw:g>
              </table:table-cell>
              <table:table-cell office:value-type="float" office:value="1.40945">
                <text:p>1.40945</text:p>
                <draw:g>
                  <svg:desc>query_mm_d.L54:query_mm_d.L57</svg:desc>
                </draw:g>
              </table:table-cell>
              <table:table-cell office:value-type="float" office:value="1.35683">
                <text:p>1.35683</text:p>
                <draw:g>
                  <svg:desc>query_mm_d.L62:query_mm_d.L65</svg:desc>
                </draw:g>
              </table:table-cell>
              <table:table-cell office:value-type="float" office:value="0.885675">
                <text:p>0.885675</text:p>
                <draw:g>
                  <svg:desc>query_mm_d.L70:query_mm_d.L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.09538">
                <text:p>1.09538</text:p>
              </table:table-cell>
              <table:table-cell office:value-type="float" office:value="1.09804">
                <text:p>1.09804</text:p>
              </table:table-cell>
              <table:table-cell office:value-type="float" office:value="0.581832">
                <text:p>0.581832</text:p>
              </table:table-cell>
              <table:table-cell office:value-type="float" office:value="0.970368">
                <text:p>0.970368</text:p>
              </table:table-cell>
              <table:table-cell office:value-type="float" office:value="1.01171">
                <text:p>1.01171</text:p>
              </table:table-cell>
              <table:table-cell office:value-type="float" office:value="0.742255">
                <text:p>0.742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0.623363">
                <text:p>0.623363</text:p>
              </table:table-cell>
              <table:table-cell office:value-type="float" office:value="0.846526">
                <text:p>0.846526</text:p>
              </table:table-cell>
              <table:table-cell office:value-type="float" office:value="0.437874">
                <text:p>0.437874</text:p>
              </table:table-cell>
              <table:table-cell office:value-type="float" office:value="0.766689">
                <text:p>0.766689</text:p>
              </table:table-cell>
              <table:table-cell office:value-type="float" office:value="0.723599">
                <text:p>0.723599</text:p>
              </table:table-cell>
              <table:table-cell office:value-type="float" office:value="0.630385">
                <text:p>0.630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406403">
                <text:p>0.406403</text:p>
              </table:table-cell>
              <table:table-cell office:value-type="float" office:value="0.414477">
                <text:p>0.414477</text:p>
              </table:table-cell>
              <table:table-cell office:value-type="float" office:value="0.173396">
                <text:p>0.173396</text:p>
              </table:table-cell>
              <table:table-cell office:value-type="float" office:value="0.426401">
                <text:p>0.426401</text:p>
              </table:table-cell>
              <table:table-cell office:value-type="float" office:value="0.366901">
                <text:p>0.366901</text:p>
              </table:table-cell>
              <table:table-cell office:value-type="float" office:value="0.363709">
                <text:p>0.3637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6cm" svg:y="0.321cm" chart:style-name="ch2">
          <text:p>update_mm_d 3D CLUSTER</text:p>
        </chart:title>
        <chart:legend chart:legend-position="end" svg:x="10.084cm" svg:y="1.397cm" style:legend-expansion="custom" svg:width="5.706cm" svg:height="6.301cm" style:legend-expansion-aspect-ratio="0.905570544358038" chart:style-name="ch3"/>
        <chart:plot-area chart:style-name="ch4" table:cell-range-address="query_mm_d.A30:query_mm_d.A33 query_mm_d.B30:query_mm_d.B30 query_mm_d.L34:query_mm_d.L37 query_mm_d.B38:query_mm_d.B38 query_mm_d.L42:query_mm_d.L45 query_mm_d.B46:query_mm_d.B46 query_mm_d.L50:query_mm_d.L53 query_mm_d.B54:query_mm_d.B54 query_mm_d.L58:query_mm_d.L61 query_mm_d.B62:query_mm_d.B62 query_mm_d.L66:query_mm_d.L69 query_mm_d.B70:query_mm_d.B70 query_mm_d.L74:query_mm_d.L77" chart:data-source-has-labels="row" svg:x="1.321cm" svg:y="1.301cm" svg:width="8.528cm" svg:height="6.548cm">
          <chart:coordinate-region svg:x="2.059cm" svg:y="1.503cm" svg:width="7.121cm" svg:height="5.693cm"/>
          <chart:axis chart:dimension="x" chart:name="primary-x" chart:style-name="ch5">
            <chart:title svg:x="4.829cm" svg:y="8.029cm" chart:style-name="ch6">
              <text:p>index size</text:p>
            </chart:title>
          </chart:axis>
          <chart:axis chart:dimension="y" chart:name="primary-y" chart:style-name="ch7">
            <chart:title svg:x="0.451cm" svg:y="5.691cm" chart:style-name="ch8">
              <text:p>insert [million/s]</text:p>
            </chart:title>
            <chart:grid chart:style-name="ch9" chart:class="major"/>
          </chart:axis>
          <chart:series chart:style-name="ch10" chart:values-cell-range-address="query_mm_d.L34:query_mm_d.L37" chart:label-cell-address="query_mm_d.B30:query_mm_d.B30" chart:class="chart:scatter">
            <chart:domain table:cell-range-address="query_mm_d.A30:query_mm_d.A33"/>
            <chart:data-point chart:repeated="4"/>
          </chart:series>
          <chart:series chart:style-name="ch11" chart:values-cell-range-address="query_mm_d.L42:query_mm_d.L45" chart:label-cell-address="query_mm_d.B38:query_mm_d.B38" chart:class="chart:scatter">
            <chart:data-point chart:repeated="4"/>
          </chart:series>
          <chart:series chart:style-name="ch12" chart:values-cell-range-address="query_mm_d.L50:query_mm_d.L53" chart:label-cell-address="query_mm_d.B46:query_mm_d.B46" chart:class="chart:scatter">
            <chart:data-point chart:repeated="4"/>
          </chart:series>
          <chart:series chart:style-name="ch13" chart:values-cell-range-address="query_mm_d.L58:query_mm_d.L61" chart:label-cell-address="query_mm_d.B54:query_mm_d.B54" chart:class="chart:scatter">
            <chart:data-point chart:repeated="4"/>
          </chart:series>
          <chart:series chart:style-name="ch14" chart:values-cell-range-address="query_mm_d.L66:query_mm_d.L69" chart:label-cell-address="query_mm_d.B62:query_mm_d.B62" chart:class="chart:scatter">
            <chart:data-point chart:repeated="4"/>
          </chart:series>
          <chart:series chart:style-name="ch15" chart:values-cell-range-address="query_mm_d.L74:query_mm_d.L77" chart:label-cell-address="query_mm_d.B70:query_mm_d.B70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4</text:p>
                <draw:g>
                  <svg:desc>query_mm_d.B30:query_mm_d.B30</svg:desc>
                </draw:g>
              </table:table-cell>
              <table:table-cell office:value-type="string">
                <text:p>PhTreeMM2/WQ/1000/4</text:p>
                <draw:g>
                  <svg:desc>query_mm_d.B38:query_mm_d.B38</svg:desc>
                </draw:g>
              </table:table-cell>
              <table:table-cell office:value-type="string">
                <text:p>TinspinKDTree/WQ/1000/4</text:p>
                <draw:g>
                  <svg:desc>query_mm_d.B46:query_mm_d.B46</svg:desc>
                </draw:g>
              </table:table-cell>
              <table:table-cell office:value-type="string">
                <text:p>TinspinQuadtree/WQ/1000/4</text:p>
                <draw:g>
                  <svg:desc>query_mm_d.B54:query_mm_d.B54</svg:desc>
                </draw:g>
              </table:table-cell>
              <table:table-cell office:value-type="string">
                <text:p>BoostRT/WQ/1000/4</text:p>
                <draw:g>
                  <svg:desc>query_mm_d.B62:query_mm_d.B62</svg:desc>
                </draw:g>
              </table:table-cell>
              <table:table-cell office:value-type="string">
                <text:p>FlannKDS/WQ/1000/4</text:p>
                <draw:g>
                  <svg:desc>query_mm_d.B70:query_mm_d.B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.A30:query_mm_d.A33</svg:desc>
                </draw:g>
              </table:table-cell>
              <table:table-cell office:value-type="float" office:value="3.73096">
                <text:p>3.73096</text:p>
                <draw:g>
                  <svg:desc>query_mm_d.L34:query_mm_d.L37</svg:desc>
                </draw:g>
              </table:table-cell>
              <table:table-cell office:value-type="float" office:value="3.89612">
                <text:p>3.89612</text:p>
                <draw:g>
                  <svg:desc>query_mm_d.L42:query_mm_d.L45</svg:desc>
                </draw:g>
              </table:table-cell>
              <table:table-cell office:value-type="float" office:value="2.03995">
                <text:p>2.03995</text:p>
                <draw:g>
                  <svg:desc>query_mm_d.L50:query_mm_d.L53</svg:desc>
                </draw:g>
              </table:table-cell>
              <table:table-cell office:value-type="float" office:value="4.25864">
                <text:p>4.25864</text:p>
                <draw:g>
                  <svg:desc>query_mm_d.L58:query_mm_d.L61</svg:desc>
                </draw:g>
              </table:table-cell>
              <table:table-cell office:value-type="float" office:value="3.88864">
                <text:p>3.88864</text:p>
                <draw:g>
                  <svg:desc>query_mm_d.L66:query_mm_d.L69</svg:desc>
                </draw:g>
              </table:table-cell>
              <table:table-cell office:value-type="float" office:value="1.37004">
                <text:p>1.37004</text:p>
                <draw:g>
                  <svg:desc>query_mm_d.L74:query_mm_d.L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.88047">
                <text:p>2.88047</text:p>
              </table:table-cell>
              <table:table-cell office:value-type="float" office:value="2.99677">
                <text:p>2.99677</text:p>
              </table:table-cell>
              <table:table-cell office:value-type="float" office:value="1.03924">
                <text:p>1.03924</text:p>
              </table:table-cell>
              <table:table-cell office:value-type="float" office:value="2.82221">
                <text:p>2.82221</text:p>
              </table:table-cell>
              <table:table-cell office:value-type="float" office:value="3.04073">
                <text:p>3.04073</text:p>
              </table:table-cell>
              <table:table-cell office:value-type="float" office:value="0.988463">
                <text:p>0.988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2.22844">
                <text:p>2.22844</text:p>
              </table:table-cell>
              <table:table-cell office:value-type="float" office:value="2.34195">
                <text:p>2.34195</text:p>
              </table:table-cell>
              <table:table-cell office:value-type="float" office:value="0.737317">
                <text:p>0.737317</text:p>
              </table:table-cell>
              <table:table-cell office:value-type="float" office:value="1.84666">
                <text:p>1.84666</text:p>
              </table:table-cell>
              <table:table-cell office:value-type="float" office:value="1.76545">
                <text:p>1.76545</text:p>
              </table:table-cell>
              <table:table-cell office:value-type="float" office:value="0.869068">
                <text:p>0.869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1.70499">
                <text:p>1.70499</text:p>
              </table:table-cell>
              <table:table-cell office:value-type="float" office:value="1.73726">
                <text:p>1.73726</text:p>
              </table:table-cell>
              <table:table-cell office:value-type="float" office:value="0.388138">
                <text:p>0.388138</text:p>
              </table:table-cell>
              <table:table-cell office:value-type="float" office:value="1.15602">
                <text:p>1.15602</text:p>
              </table:table-cell>
              <table:table-cell office:value-type="float" office:value="1.06677">
                <text:p>1.06677</text:p>
              </table:table-cell>
              <table:table-cell office:value-type="float" office:value="0.570145">
                <text:p>0.5701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6cm" svg:height="8.724cm" xlink:href=".." xlink:type="simple" chart:class="chart:scatter" chart:style-name="ch1">
        <chart:title svg:x="5.618cm" svg:y="0.31cm" chart:style-name="ch2">
          <text:p>query_mm_d 3D WEB</text:p>
        </chart:title>
        <chart:legend chart:legend-position="end" svg:x="9.808cm" svg:y="1.439cm" style:legend-expansion="custom" svg:width="5.978cm" svg:height="6.622cm" style:legend-expansion-aspect-ratio="0.902748414376321" chart:style-name="ch3"/>
        <chart:plot-area chart:style-name="ch4" table:cell-range-address="query_mm_d_web.A30:query_mm_d_web.A33 query_mm_d_web.B30:query_mm_d_web.B30 query_mm_d_web.L30:query_mm_d_web.L61 query_mm_d_web.B34:query_mm_d_web.B34 query_mm_d_web.B38:query_mm_d_web.B38 query_mm_d_web.B42:query_mm_d_web.B42 query_mm_d_web.B46:query_mm_d_web.B46 query_mm_d_web.B50:query_mm_d_web.B50 query_mm_d_web.B54:query_mm_d_web.B54 query_mm_d_web.B58:query_mm_d_web.B58" chart:data-source-has-labels="row" svg:x="1.32cm" svg:y="1.289cm" svg:width="8.335cm" svg:height="6.29cm">
          <chart:coordinate-region svg:x="2.059cm" svg:y="1.491cm" svg:width="6.927cm" svg:height="5.435cm"/>
          <chart:axis chart:dimension="x" chart:name="primary-x" chart:style-name="ch5">
            <chart:title svg:x="4.731cm" svg:y="7.753cm" chart:style-name="ch6">
              <text:p>index size</text:p>
            </chart:title>
          </chart:axis>
          <chart:axis chart:dimension="y" chart:name="primary-y" chart:style-name="ch7">
            <chart:title svg:x="0.451cm" svg:y="7.412cm" chart:style-name="ch8">
              <text:p>queries [million/s] (each with avg 3 results)</text:p>
            </chart:title>
            <chart:grid chart:style-name="ch9" chart:class="major"/>
          </chart:axis>
          <chart:series chart:style-name="ch10" chart:values-cell-range-address="query_mm_d_web.L30:query_mm_d_web.L33" chart:label-cell-address="query_mm_d_web.B30:query_mm_d_web.B30" chart:class="chart:scatter">
            <chart:domain table:cell-range-address="query_mm_d_web.A30:query_mm_d_web.A33"/>
            <chart:data-point chart:repeated="4"/>
          </chart:series>
          <chart:series chart:style-name="ch11" chart:values-cell-range-address="query_mm_d_web.L34:query_mm_d_web.L37" chart:label-cell-address="query_mm_d_web.B34:query_mm_d_web.B34" chart:class="chart:scatter">
            <chart:data-point chart:repeated="4"/>
          </chart:series>
          <chart:series chart:style-name="ch12" chart:values-cell-range-address="query_mm_d_web.L38:query_mm_d_web.L41" chart:label-cell-address="query_mm_d_web.B38:query_mm_d_web.B38" chart:class="chart:scatter">
            <chart:data-point chart:repeated="4"/>
          </chart:series>
          <chart:series chart:style-name="ch13" chart:values-cell-range-address="query_mm_d_web.L42:query_mm_d_web.L45" chart:label-cell-address="query_mm_d_web.B42:query_mm_d_web.B42" chart:class="chart:scatter">
            <chart:data-point chart:repeated="4"/>
          </chart:series>
          <chart:series chart:style-name="ch14" chart:values-cell-range-address="query_mm_d_web.L46:query_mm_d_web.L49" chart:label-cell-address="query_mm_d_web.B46:query_mm_d_web.B46" chart:class="chart:scatter">
            <chart:data-point chart:repeated="4"/>
          </chart:series>
          <chart:series chart:style-name="ch15" chart:values-cell-range-address="query_mm_d_web.L50:query_mm_d_web.L53" chart:label-cell-address="query_mm_d_web.B50:query_mm_d_web.B50" chart:class="chart:scatter">
            <chart:data-point chart:repeated="4"/>
          </chart:series>
          <chart:series chart:style-name="ch16" chart:values-cell-range-address="query_mm_d_web.L54:query_mm_d_web.L57" chart:label-cell-address="query_mm_d_web.B54:query_mm_d_web.B54" chart:class="chart:scatter">
            <chart:data-point chart:repeated="4"/>
          </chart:series>
          <chart:series chart:style-name="ch17" chart:values-cell-range-address="query_mm_d_web.L58:query_mm_d_web.L61" chart:label-cell-address="query_mm_d_web.B58:query_mm_d_web.B58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TreeMM/WQ/1000/3</text:p>
                <draw:g>
                  <svg:desc>query_mm_d_web.B30:query_mm_d_web.B30</svg:desc>
                </draw:g>
              </table:table-cell>
              <table:table-cell office:value-type="string">
                <text:p>PhTreeMM2/WEB/1000/3</text:p>
                <draw:g>
                  <svg:desc>query_mm_d_web.B34:query_mm_d_web.B34</svg:desc>
                </draw:g>
              </table:table-cell>
              <table:table-cell office:value-type="string">
                <text:p>TinspinKDTree/WEB/1000/3</text:p>
                <draw:g>
                  <svg:desc>query_mm_d_web.B38:query_mm_d_web.B38</svg:desc>
                </draw:g>
              </table:table-cell>
              <table:table-cell office:value-type="string">
                <text:p>TinspinQuadtree/WEB/1000/3</text:p>
                <draw:g>
                  <svg:desc>query_mm_d_web.B42:query_mm_d_web.B42</svg:desc>
                </draw:g>
              </table:table-cell>
              <table:table-cell office:value-type="string">
                <text:p>BoostRT/WEB/1000/3</text:p>
                <draw:g>
                  <svg:desc>query_mm_d_web.B46:query_mm_d_web.B46</svg:desc>
                </draw:g>
              </table:table-cell>
              <table:table-cell office:value-type="string">
                <text:p>FlannKDS/WEB/1000/3</text:p>
                <draw:g>
                  <svg:desc>query_mm_d_web.B50:query_mm_d_web.B50</svg:desc>
                </draw:g>
              </table:table-cell>
              <table:table-cell office:value-type="string">
                <text:p>BBTree/WEB/1000/3</text:p>
                <draw:g>
                  <svg:desc>query_mm_d_web.B54:query_mm_d_web.B54</svg:desc>
                </draw:g>
              </table:table-cell>
              <table:table-cell office:value-type="string">
                <text:p>LsiRT/WEB/1000/3</text:p>
                <draw:g>
                  <svg:desc>query_mm_d_web.B58:query_mm_d_web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query_mm_d_web.A30:query_mm_d_web.A33</svg:desc>
                </draw:g>
              </table:table-cell>
              <table:table-cell office:value-type="float" office:value="2.50713">
                <text:p>2.50713</text:p>
                <draw:g>
                  <svg:desc>query_mm_d_web.L30:query_mm_d_web.L33</svg:desc>
                </draw:g>
              </table:table-cell>
              <table:table-cell office:value-type="float" office:value="2.76348">
                <text:p>2.76348</text:p>
                <draw:g>
                  <svg:desc>query_mm_d_web.L34:query_mm_d_web.L37</svg:desc>
                </draw:g>
              </table:table-cell>
              <table:table-cell office:value-type="float" office:value="0.424724">
                <text:p>0.424724</text:p>
                <draw:g>
                  <svg:desc>query_mm_d_web.L38:query_mm_d_web.L41</svg:desc>
                </draw:g>
              </table:table-cell>
              <table:table-cell office:value-type="float" office:value="3.05013">
                <text:p>3.05013</text:p>
                <draw:g>
                  <svg:desc>query_mm_d_web.L42:query_mm_d_web.L45</svg:desc>
                </draw:g>
              </table:table-cell>
              <table:table-cell office:value-type="float" office:value="2.69746">
                <text:p>2.69746</text:p>
                <draw:g>
                  <svg:desc>query_mm_d_web.L46:query_mm_d_web.L49</svg:desc>
                </draw:g>
              </table:table-cell>
              <table:table-cell office:value-type="float" office:value="1.9592">
                <text:p>1.9592</text:p>
                <draw:g>
                  <svg:desc>query_mm_d_web.L50:query_mm_d_web.L53</svg:desc>
                </draw:g>
              </table:table-cell>
              <table:table-cell office:value-type="float" office:value="1.36465">
                <text:p>1.36465</text:p>
                <draw:g>
                  <svg:desc>query_mm_d_web.L54:query_mm_d_web.L57</svg:desc>
                </draw:g>
              </table:table-cell>
              <table:table-cell office:value-type="float" office:value="0.509293">
                <text:p>0.509293</text:p>
                <draw:g>
                  <svg:desc>query_mm_d_web.L58:query_mm_d_web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.20227">
                <text:p>2.20227</text:p>
              </table:table-cell>
              <table:table-cell office:value-type="float" office:value="2.21088">
                <text:p>2.21088</text:p>
              </table:table-cell>
              <table:table-cell office:value-type="float" office:value="0.253677">
                <text:p>0.253677</text:p>
              </table:table-cell>
              <table:table-cell office:value-type="float" office:value="1.93586">
                <text:p>1.93586</text:p>
              </table:table-cell>
              <table:table-cell office:value-type="float" office:value="1.72191">
                <text:p>1.72191</text:p>
              </table:table-cell>
              <table:table-cell office:value-type="float" office:value="1.59923">
                <text:p>1.59923</text:p>
              </table:table-cell>
              <table:table-cell office:value-type="float" office:value="1.08676">
                <text:p>1.08676</text:p>
              </table:table-cell>
              <table:table-cell office:value-type="float" office:value="0.336565">
                <text:p>0.336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.24858">
                <text:p>1.24858</text:p>
              </table:table-cell>
              <table:table-cell office:value-type="float" office:value="1.64656">
                <text:p>1.64656</text:p>
              </table:table-cell>
              <table:table-cell office:value-type="float" office:value="0.201966">
                <text:p>0.201966</text:p>
              </table:table-cell>
              <table:table-cell office:value-type="float" office:value="1.32262">
                <text:p>1.32262</text:p>
              </table:table-cell>
              <table:table-cell office:value-type="float" office:value="0.784176">
                <text:p>0.784176</text:p>
              </table:table-cell>
              <table:table-cell office:value-type="float" office:value="1.28678">
                <text:p>1.28678</text:p>
              </table:table-cell>
              <table:table-cell office:value-type="float" office:value="0.836204">
                <text:p>0.836204</text:p>
              </table:table-cell>
              <table:table-cell office:value-type="float" office:value="0.140769">
                <text:p>0.140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0.756841">
                <text:p>0.756841</text:p>
              </table:table-cell>
              <table:table-cell office:value-type="float" office:value="0.776519">
                <text:p>0.776519</text:p>
              </table:table-cell>
              <table:table-cell office:value-type="float" office:value="0.0809493">
                <text:p>0.0809493</text:p>
              </table:table-cell>
              <table:table-cell office:value-type="float" office:value="0.61473">
                <text:p>0.61473</text:p>
              </table:table-cell>
              <table:table-cell office:value-type="float" office:value="0.271752">
                <text:p>0.271752</text:p>
              </table:table-cell>
              <table:table-cell office:value-type="float" office:value="0.641213">
                <text:p>0.641213</text:p>
              </table:table-cell>
              <table:table-cell office:value-type="float" office:value="0.279992">
                <text:p>0.279992</text:p>
              </table:table-cell>
              <table:table-cell office:value-type="float" office:value="0.0460935">
                <text:p>0.04609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